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56.55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152.16pt"/>
    </style:style>
    <style:style style:name="co10" style:family="table-column">
      <style:table-column-properties fo:break-before="auto" style:column-width="53.49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45.75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95.16pt"/>
    </style:style>
    <style:style style:name="co17" style:family="table-column">
      <style:table-column-properties fo:break-before="auto" style:column-width="102.9pt"/>
    </style:style>
    <style:style style:name="co18" style:family="table-column">
      <style:table-column-properties fo:break-before="auto" style:column-width="78.94pt"/>
    </style:style>
    <style:style style:name="co19" style:family="table-column">
      <style:table-column-properties fo:break-before="auto" style:column-width="82.06pt"/>
    </style:style>
    <style:style style:name="co20" style:family="table-column">
      <style:table-column-properties fo:break-before="auto" style:column-width="55.05pt"/>
    </style:style>
    <style:style style:name="co21" style:family="table-column">
      <style:table-column-properties fo:break-before="auto" style:column-width="419.41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from_gee_May2_par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system:index</text:p>
          </table:table-cell>
          <table:table-cell office:value-type="string" calcext:value-type="string">
            <text:p>AvGTemp</text:p>
          </table:table-cell>
          <table:table-cell office:value-type="string" calcext:value-type="string">
            <text:p>AvGppt</text:p>
          </table:table-cell>
          <table:table-cell office:value-type="string" calcext:value-type="string">
            <text:p>CWD</text:p>
          </table:table-cell>
          <table:table-cell office:value-type="string" calcext:value-type="string">
            <text:p>Conifer2019</text:p>
          </table:table-cell>
          <table:table-cell office:value-type="string" calcext:value-type="string">
            <text:p>ConiferProb2019</text:p>
          </table:table-cell>
          <table:table-cell office:value-type="string" calcext:value-type="string">
            <text:p>NLCD2016</text:p>
          </table:table-cell>
          <table:table-cell office:value-type="string" calcext:value-type="string">
            <text:p>SAP_SC</text:p>
          </table:table-cell>
          <table:table-cell office:value-type="string" calcext:value-type="string">
            <text:p>SAP_burn</text:p>
          </table:table-cell>
          <table:table-cell office:value-type="string" calcext:value-type="string">
            <text:p>SUID</text:p>
          </table:table-cell>
          <table:table-cell office:value-type="string" calcext:value-type="string">
            <text:p>SolarLoad</text:p>
          </table:table-cell>
          <table:table-cell office:value-type="string" calcext:value-type="string">
            <text:p>aspect</text:p>
          </table:table-cell>
          <table:table-cell office:value-type="string" calcext:value-type="string">
            <text:p>burnSev</text:p>
          </table:table-cell>
          <table:table-cell office:value-type="string" calcext:value-type="string">
            <text:p>eastnes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forestType</text:p>
          </table:table-cell>
          <table:table-cell office:value-type="string" calcext:value-type="string">
            <text:p>landfire2016</text:p>
          </table:table-cell>
          <table:table-cell office:value-type="string" calcext:value-type="string">
            <text:p>latitude_209564535</text:p>
          </table:table-cell>
          <table:table-cell office:value-type="string" calcext:value-type="string">
            <text:p>longitude_209564535</text:p>
          </table:table-cell>
          <table:table-cell office:value-type="string" calcext:value-type="string">
            <text:p>northness</text:p>
          </table:table-cell>
          <table:table-cell office:value-type="string" calcext:value-type="string">
            <text:p>plantedEver</text:p>
          </table:table-cell>
          <table:table-cell office:value-type="string" calcext:value-type="string">
            <text:p>plantedFirst6Yrs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.ge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22423147" calcext:value-type="float">
            <text:p>0.2242314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0" calcext:value-type="float">
            <text:p>130</text:p>
          </table:table-cell>
          <table:table-cell office:value-type="float" office:value="310.86154" calcext:value-type="float">
            <text:p>310.86154</text:p>
          </table:table-cell>
          <table:table-cell office:value-type="float" office:value="4" calcext:value-type="float">
            <text:p>4</text:p>
          </table:table-cell>
          <table:table-cell office:value-type="float" office:value="-0.75629276" calcext:value-type="float">
            <text:p>-0.75629276</text:p>
          </table:table-cell>
          <table:table-cell office:value-type="float" office:value="873" calcext:value-type="float">
            <text:p>87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542334" calcext:value-type="float">
            <text:p>0.6542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4384" calcext:value-type="float">
            <text:p>29.64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64297375953,41.21682399989385]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018083183" calcext:value-type="float">
            <text:p>0.0018083183</text:p>
          </table:table-cell>
          <table:table-cell office:value-type="float" office:value="0.24412297" calcext:value-type="float">
            <text:p>0.2441229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0" calcext:value-type="float">
            <text:p>130</text:p>
          </table:table-cell>
          <table:table-cell office:value-type="float" office:value="306.95123" calcext:value-type="float">
            <text:p>306.95123</text:p>
          </table:table-cell>
          <table:table-cell office:value-type="float" office:value="3" calcext:value-type="float">
            <text:p>3</text:p>
          </table:table-cell>
          <table:table-cell office:value-type="float" office:value="-0.7991476" calcext:value-type="float">
            <text:p>-0.7991476</text:p>
          </table:table-cell>
          <table:table-cell office:value-type="float" office:value="883" calcext:value-type="float">
            <text:p>883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60113484" calcext:value-type="float">
            <text:p>0.60113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096329" calcext:value-type="float">
            <text:p>27.096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28509096725,41.21682487150729]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.0036166366" calcext:value-type="float">
            <text:p>0.0036166366</text:p>
          </table:table-cell>
          <table:table-cell office:value-type="float" office:value="0.2658228" calcext:value-type="float">
            <text:p>0.26582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4" calcext:value-type="float">
            <text:p>94</text:p>
          </table:table-cell>
          <table:table-cell office:value-type="float" office:value="318.45053" calcext:value-type="float">
            <text:p>318.45053</text:p>
          </table:table-cell>
          <table:table-cell office:value-type="float" office:value="3" calcext:value-type="float">
            <text:p>3</text:p>
          </table:table-cell>
          <table:table-cell office:value-type="float" office:value="-0.66326636" calcext:value-type="float">
            <text:p>-0.66326636</text:p>
          </table:table-cell>
          <table:table-cell office:value-type="float" office:value="892" calcext:value-type="float">
            <text:p>892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7483834" calcext:value-type="float">
            <text:p>0.74838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42929" calcext:value-type="float">
            <text:p>24.42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2720815926,41.216825742008574]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.0072332732" calcext:value-type="float">
            <text:p>0.0072332732</text:p>
          </table:table-cell>
          <table:table-cell office:value-type="float" office:value="0.2857143" calcext:value-type="float">
            <text:p>0.285714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4" calcext:value-type="float">
            <text:p>94</text:p>
          </table:table-cell>
          <table:table-cell office:value-type="float" office:value="3.900063" calcext:value-type="float">
            <text:p>3.900063</text:p>
          </table:table-cell>
          <table:table-cell office:value-type="float" office:value="3" calcext:value-type="float">
            <text:p>3</text:p>
          </table:table-cell>
          <table:table-cell office:value-type="float" office:value="0.06801639" calcext:value-type="float">
            <text:p>0.06801639</text:p>
          </table:table-cell>
          <table:table-cell office:value-type="float" office:value="897" calcext:value-type="float">
            <text:p>89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76842" calcext:value-type="float">
            <text:p>0.9976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325157" calcext:value-type="float">
            <text:p>32.325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693253356,41.21682661139765]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32911393" calcext:value-type="float">
            <text:p>0.329113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15.86948" calcext:value-type="float">
            <text:p>315.86948</text:p>
          </table:table-cell>
          <table:table-cell office:value-type="float" office:value="4" calcext:value-type="float">
            <text:p>4</text:p>
          </table:table-cell>
          <table:table-cell office:value-type="float" office:value="-0.69629544" calcext:value-type="float">
            <text:p>-0.69629544</text:p>
          </table:table-cell>
          <table:table-cell office:value-type="float" office:value="938" calcext:value-type="float">
            <text:p>93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177553" calcext:value-type="float">
            <text:p>0.7177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84409" calcext:value-type="float">
            <text:p>39.84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0626218391,41.21683352647147]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44665465" calcext:value-type="float">
            <text:p>0.0144665465</text:p>
          </table:table-cell>
          <table:table-cell office:value-type="float" office:value="0.3254973" calcext:value-type="float">
            <text:p>0.325497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18.035" calcext:value-type="float">
            <text:p>318.035</text:p>
          </table:table-cell>
          <table:table-cell office:value-type="float" office:value="3" calcext:value-type="float">
            <text:p>3</text:p>
          </table:table-cell>
          <table:table-cell office:value-type="float" office:value="-0.6686766" calcext:value-type="float">
            <text:p>-0.6686766</text:p>
          </table:table-cell>
          <table:table-cell office:value-type="float" office:value="951" calcext:value-type="float">
            <text:p>951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0.74355334" calcext:value-type="float">
            <text:p>0.74355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509144" calcext:value-type="float">
            <text:p>36.509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4837921995,41.216834385850845]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018083183" calcext:value-type="float">
            <text:p>0.0018083183</text:p>
          </table:table-cell>
          <table:table-cell office:value-type="float" office:value="0.20433997" calcext:value-type="float">
            <text:p>0.2043399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0" calcext:value-type="float">
            <text:p>130</text:p>
          </table:table-cell>
          <table:table-cell office:value-type="float" office:value="316.30334" calcext:value-type="float">
            <text:p>316.30334</text:p>
          </table:table-cell>
          <table:table-cell office:value-type="float" office:value="4" calcext:value-type="float">
            <text:p>4</text:p>
          </table:table-cell>
          <table:table-cell office:value-type="float" office:value="-0.6908402" calcext:value-type="float">
            <text:p>-0.6908402</text:p>
          </table:table-cell>
          <table:table-cell office:value-type="float" office:value="859" calcext:value-type="float">
            <text:p>85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230075" calcext:value-type="float">
            <text:p>0.7230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620224" calcext:value-type="float">
            <text:p>35.620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64412882114,41.21709423360893]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05424955" calcext:value-type="float">
            <text:p>0.005424955</text:p>
          </table:table-cell>
          <table:table-cell office:value-type="float" office:value="0.22242315" calcext:value-type="float">
            <text:p>0.2224231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0" calcext:value-type="float">
            <text:p>130</text:p>
          </table:table-cell>
          <table:table-cell office:value-type="float" office:value="318.4504" calcext:value-type="float">
            <text:p>318.4504</text:p>
          </table:table-cell>
          <table:table-cell office:value-type="float" office:value="4" calcext:value-type="float">
            <text:p>4</text:p>
          </table:table-cell>
          <table:table-cell office:value-type="float" office:value="-0.66326797" calcext:value-type="float">
            <text:p>-0.66326797</text:p>
          </table:table-cell>
          <table:table-cell office:value-type="float" office:value="870" calcext:value-type="float">
            <text:p>87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838203" calcext:value-type="float">
            <text:p>0.74838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19314" calcext:value-type="float">
            <text:p>35.519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28624455591,41.21709510523062]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09041592" calcext:value-type="float">
            <text:p>0.009041592</text:p>
          </table:table-cell>
          <table:table-cell office:value-type="float" office:value="0.24412297" calcext:value-type="float">
            <text:p>0.2441229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4" calcext:value-type="float">
            <text:p>94</text:p>
          </table:table-cell>
          <table:table-cell office:value-type="float" office:value="336.7274" calcext:value-type="float">
            <text:p>336.7274</text:p>
          </table:table-cell>
          <table:table-cell office:value-type="float" office:value="4" calcext:value-type="float">
            <text:p>4</text:p>
          </table:table-cell>
          <table:table-cell office:value-type="float" office:value="-0.39510623" calcext:value-type="float">
            <text:p>-0.39510623</text:p>
          </table:table-cell>
          <table:table-cell office:value-type="float" office:value="881" calcext:value-type="float">
            <text:p>88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186354" calcext:value-type="float">
            <text:p>0.9186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27189" calcext:value-type="float">
            <text:p>30.927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2836027505,41.217095975740115]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12658228" calcext:value-type="float">
            <text:p>0.012658228</text:p>
          </table:table-cell>
          <table:table-cell office:value-type="float" office:value="0.2658228" calcext:value-type="float">
            <text:p>0.26582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4" calcext:value-type="float">
            <text:p>94</text:p>
          </table:table-cell>
          <table:table-cell office:value-type="float" office:value="8.402489" calcext:value-type="float">
            <text:p>8.402489</text:p>
          </table:table-cell>
          <table:table-cell office:value-type="float" office:value="4" calcext:value-type="float">
            <text:p>4</text:p>
          </table:table-cell>
          <table:table-cell office:value-type="float" office:value="0.146126" calcext:value-type="float">
            <text:p>0.146126</text:p>
          </table:table-cell>
          <table:table-cell office:value-type="float" office:value="878" calcext:value-type="float">
            <text:p>87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89266" calcext:value-type="float">
            <text:p>0.989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01614" calcext:value-type="float">
            <text:p>30.501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7047597847,41.21709684513741]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144665465" calcext:value-type="float">
            <text:p>0.0144665465</text:p>
          </table:table-cell>
          <table:table-cell office:value-type="float" office:value="0.2857143" calcext:value-type="float">
            <text:p>0.285714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1" calcext:value-type="float">
            <text:p>71</text:p>
          </table:table-cell>
          <table:table-cell office:value-type="float" office:value="6.1521306" calcext:value-type="float">
            <text:p>6.1521306</text:p>
          </table:table-cell>
          <table:table-cell office:value-type="float" office:value="3" calcext:value-type="float">
            <text:p>3</text:p>
          </table:table-cell>
          <table:table-cell office:value-type="float" office:value="0.10716873" calcext:value-type="float">
            <text:p>0.10716873</text:p>
          </table:table-cell>
          <table:table-cell office:value-type="float" office:value="877" calcext:value-type="float">
            <text:p>87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42408" calcext:value-type="float">
            <text:p>0.9942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65472" calcext:value-type="float">
            <text:p>31.065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1259166617,41.217097713422504]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3254973" calcext:value-type="float">
            <text:p>0.325497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12.07132" calcext:value-type="float">
            <text:p>312.07132</text:p>
          </table:table-cell>
          <table:table-cell office:value-type="float" office:value="4" calcext:value-type="float">
            <text:p>4</text:p>
          </table:table-cell>
          <table:table-cell office:value-type="float" office:value="-0.7423114" calcext:value-type="float">
            <text:p>-0.7423114</text:p>
          </table:table-cell>
          <table:table-cell office:value-type="float" office:value="919" calcext:value-type="float">
            <text:p>91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7005503" calcext:value-type="float">
            <text:p>0.67005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933323" calcext:value-type="float">
            <text:p>35.933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0740104342,41.2171037602766]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32188064" calcext:value-type="float">
            <text:p>0.321880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21.97452" calcext:value-type="float">
            <text:p>321.97452</text:p>
          </table:table-cell>
          <table:table-cell office:value-type="float" office:value="4" calcext:value-type="float">
            <text:p>4</text:p>
          </table:table-cell>
          <table:table-cell office:value-type="float" office:value="-0.616012" calcext:value-type="float">
            <text:p>-0.616012</text:p>
          </table:table-cell>
          <table:table-cell office:value-type="float" office:value="931" calcext:value-type="float">
            <text:p>931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78773683" calcext:value-type="float">
            <text:p>0.787736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941635" calcext:value-type="float">
            <text:p>34.941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4951660654,41.2171046196641]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0" calcext:value-type="float">
            <text:p>0</text:p>
          </table:table-cell>
          <table:table-cell office:value-type="float" office:value="58.999996" calcext:value-type="float">
            <text:p>58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198915" calcext:value-type="float">
            <text:p>0.0198915</text:p>
          </table:table-cell>
          <table:table-cell office:value-type="float" office:value="0.31464738" calcext:value-type="float">
            <text:p>0.3146473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30.3279" calcext:value-type="float">
            <text:p>330.3279</text:p>
          </table:table-cell>
          <table:table-cell office:value-type="float" office:value="4" calcext:value-type="float">
            <text:p>4</text:p>
          </table:table-cell>
          <table:table-cell office:value-type="float" office:value="-0.49503547" calcext:value-type="float">
            <text:p>-0.49503547</text:p>
          </table:table-cell>
          <table:table-cell office:value-type="float" office:value="939" calcext:value-type="float">
            <text:p>939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86887276" calcext:value-type="float">
            <text:p>0.86887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10745" calcext:value-type="float">
            <text:p>33.10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99163215419,41.2171054779394]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9.2933" calcext:value-type="float">
            <text:p>609.29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.03797468" calcext:value-type="float">
            <text:p>0.03797468</text:p>
          </table:table-cell>
          <table:table-cell office:value-type="float" office:value="0.30018082" calcext:value-type="float">
            <text:p>0.3001808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6" calcext:value-type="float">
            <text:p>136</text:p>
          </table:table-cell>
          <table:table-cell office:value-type="float" office:value="106.30572" calcext:value-type="float">
            <text:p>106.30572</text:p>
          </table:table-cell>
          <table:table-cell office:value-type="float" office:value="4" calcext:value-type="float">
            <text:p>4</text:p>
          </table:table-cell>
          <table:table-cell office:value-type="float" office:value="0.9597773" calcext:value-type="float">
            <text:p>0.9597773</text:p>
          </table:table-cell>
          <table:table-cell office:value-type="float" office:value="859" calcext:value-type="float">
            <text:p>85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-0.2807625" calcext:value-type="float">
            <text:p>-0.280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78767" calcext:value-type="float">
            <text:p>21.978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27706713894,41.21711315236807]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05424955" calcext:value-type="float">
            <text:p>0.005424955</text:p>
          </table:table-cell>
          <table:table-cell office:value-type="float" office:value="0.18625678" calcext:value-type="float">
            <text:p>0.186256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0" calcext:value-type="float">
            <text:p>110</text:p>
          </table:table-cell>
          <table:table-cell office:value-type="float" office:value="327.10764" calcext:value-type="float">
            <text:p>327.10764</text:p>
          </table:table-cell>
          <table:table-cell office:value-type="float" office:value="4" calcext:value-type="float">
            <text:p>4</text:p>
          </table:table-cell>
          <table:table-cell office:value-type="float" office:value="-0.5430624" calcext:value-type="float">
            <text:p>-0.5430624</text:p>
          </table:table-cell>
          <table:table-cell office:value-type="float" office:value="841" calcext:value-type="float">
            <text:p>84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3969235" calcext:value-type="float">
            <text:p>0.83969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00034" calcext:value-type="float">
            <text:p>35.500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64528389845,41.217364467311256]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084991" calcext:value-type="float">
            <text:p>0.01084991</text:p>
          </table:table-cell>
          <table:table-cell office:value-type="float" office:value="0.20253165" calcext:value-type="float">
            <text:p>0.2025316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0" calcext:value-type="float">
            <text:p>110</text:p>
          </table:table-cell>
          <table:table-cell office:value-type="float" office:value="329.9083" calcext:value-type="float">
            <text:p>329.9083</text:p>
          </table:table-cell>
          <table:table-cell office:value-type="float" office:value="4" calcext:value-type="float">
            <text:p>4</text:p>
          </table:table-cell>
          <table:table-cell office:value-type="float" office:value="-0.5013854" calcext:value-type="float">
            <text:p>-0.5013854</text:p>
          </table:table-cell>
          <table:table-cell office:value-type="float" office:value="850" calcext:value-type="float">
            <text:p>85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6522406" calcext:value-type="float">
            <text:p>0.86522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116894" calcext:value-type="float">
            <text:p>36.116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28739816031,41.217365338941185]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.0144665465" calcext:value-type="float">
            <text:p>0.0144665465</text:p>
          </table:table-cell>
          <table:table-cell office:value-type="float" office:value="0.22603978" calcext:value-type="float">
            <text:p>0.226039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4" calcext:value-type="float">
            <text:p>74</text:p>
          </table:table-cell>
          <table:table-cell office:value-type="float" office:value="342.71707" calcext:value-type="float">
            <text:p>342.71707</text:p>
          </table:table-cell>
          <table:table-cell office:value-type="float" office:value="4" calcext:value-type="float">
            <text:p>4</text:p>
          </table:table-cell>
          <table:table-cell office:value-type="float" office:value="-0.2970903" calcext:value-type="float">
            <text:p>-0.2970903</text:p>
          </table:table-cell>
          <table:table-cell office:value-type="float" office:value="858" calcext:value-type="float">
            <text:p>85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5484936" calcext:value-type="float">
            <text:p>0.954849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547882" calcext:value-type="float">
            <text:p>38.547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2951240651,41.217366209458916]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4412297" calcext:value-type="float">
            <text:p>0.2441229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4" calcext:value-type="float">
            <text:p>74</text:p>
          </table:table-cell>
          <table:table-cell office:value-type="float" office:value="5.991451" calcext:value-type="float">
            <text:p>5.991451</text:p>
          </table:table-cell>
          <table:table-cell office:value-type="float" office:value="4" calcext:value-type="float">
            <text:p>4</text:p>
          </table:table-cell>
          <table:table-cell office:value-type="float" office:value="0.10438007" calcext:value-type="float">
            <text:p>0.10438007</text:p>
          </table:table-cell>
          <table:table-cell office:value-type="float" office:value="861" calcext:value-type="float">
            <text:p>86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45375" calcext:value-type="float">
            <text:p>0.9945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737368" calcext:value-type="float">
            <text:p>31.737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7162663695,41.21736707886442]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0" calcext:value-type="float">
            <text:p>0</text:p>
          </table:table-cell>
          <table:table-cell office:value-type="float" office:value="39.999996" calcext:value-type="float">
            <text:p>39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585895" calcext:value-type="float">
            <text:p>0.258589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9" calcext:value-type="float">
            <text:p>89</text:p>
          </table:table-cell>
          <table:table-cell office:value-type="float" office:value="14.88943" calcext:value-type="float">
            <text:p>14.88943</text:p>
          </table:table-cell>
          <table:table-cell office:value-type="float" office:value="3" calcext:value-type="float">
            <text:p>3</text:p>
          </table:table-cell>
          <table:table-cell office:value-type="float" office:value="0.25695452" calcext:value-type="float">
            <text:p>0.25695452</text:p>
          </table:table-cell>
          <table:table-cell office:value-type="float" office:value="858" calcext:value-type="float">
            <text:p>85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664235" calcext:value-type="float">
            <text:p>0.9664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381237" calcext:value-type="float">
            <text:p>30.381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1374085176,41.217367947157726]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78481" calcext:value-type="float">
            <text:p>0.27848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9" calcext:value-type="float">
            <text:p>89</text:p>
          </table:table-cell>
          <table:table-cell office:value-type="float" office:value="3.8028834" calcext:value-type="float">
            <text:p>3.8028834</text:p>
          </table:table-cell>
          <table:table-cell office:value-type="float" office:value="4" calcext:value-type="float">
            <text:p>4</text:p>
          </table:table-cell>
          <table:table-cell office:value-type="float" office:value="0.066324115" calcext:value-type="float">
            <text:p>0.066324115</text:p>
          </table:table-cell>
          <table:table-cell office:value-type="float" office:value="854" calcext:value-type="float">
            <text:p>854</text:p>
          </table:table-cell>
          <table:table-cell office:value-type="float" office:value="549" calcext:value-type="float">
            <text:p>54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779814" calcext:value-type="float">
            <text:p>0.99779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98114" calcext:value-type="float">
            <text:p>32.98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5585505092,41.21736881433882]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9475588" calcext:value-type="float">
            <text:p>0.294755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9" calcext:value-type="float">
            <text:p>89</text:p>
          </table:table-cell>
          <table:table-cell office:value-type="float" office:value="358.0477" calcext:value-type="float">
            <text:p>358.0477</text:p>
          </table:table-cell>
          <table:table-cell office:value-type="float" office:value="4" calcext:value-type="float">
            <text:p>4</text:p>
          </table:table-cell>
          <table:table-cell office:value-type="float" office:value="-0.034067634" calcext:value-type="float">
            <text:p>-0.034067634</text:p>
          </table:table-cell>
          <table:table-cell office:value-type="float" office:value="856" calcext:value-type="float">
            <text:p>85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94195" calcext:value-type="float">
            <text:p>0.9994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28018" calcext:value-type="float">
            <text:p>32.28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49796923445,41.21736968040772]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30379745" calcext:value-type="float">
            <text:p>0.3037974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6" calcext:value-type="float">
            <text:p>116</text:p>
          </table:table-cell>
          <table:table-cell office:value-type="float" office:value="338.0579" calcext:value-type="float">
            <text:p>338.0579</text:p>
          </table:table-cell>
          <table:table-cell office:value-type="float" office:value="3" calcext:value-type="float">
            <text:p>3</text:p>
          </table:table-cell>
          <table:table-cell office:value-type="float" office:value="-0.37366956" calcext:value-type="float">
            <text:p>-0.37366956</text:p>
          </table:table-cell>
          <table:table-cell office:value-type="float" office:value="858" calcext:value-type="float">
            <text:p>85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275619" calcext:value-type="float">
            <text:p>0.92756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938269" calcext:value-type="float">
            <text:p>29.938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4008340239,41.21737054536439]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31103075" calcext:value-type="float">
            <text:p>0.3110307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6" calcext:value-type="float">
            <text:p>116</text:p>
          </table:table-cell>
          <table:table-cell office:value-type="float" office:value="319.48212" calcext:value-type="float">
            <text:p>319.48212</text:p>
          </table:table-cell>
          <table:table-cell office:value-type="float" office:value="4" calcext:value-type="float">
            <text:p>4</text:p>
          </table:table-cell>
          <table:table-cell office:value-type="float" office:value="-0.64968526" calcext:value-type="float">
            <text:p>-0.64968526</text:p>
          </table:table-cell>
          <table:table-cell office:value-type="float" office:value="865" calcext:value-type="float">
            <text:p>86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602033" calcext:value-type="float">
            <text:p>0.7602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804752" calcext:value-type="float">
            <text:p>30.804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8219755471,41.217371409208866]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31283906" calcext:value-type="float">
            <text:p>0.312839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11.8442" calcext:value-type="float">
            <text:p>311.8442</text:p>
          </table:table-cell>
          <table:table-cell office:value-type="float" office:value="4" calcext:value-type="float">
            <text:p>4</text:p>
          </table:table-cell>
          <table:table-cell office:value-type="float" office:value="-0.7449615" calcext:value-type="float">
            <text:p>-0.7449615</text:p>
          </table:table-cell>
          <table:table-cell office:value-type="float" office:value="876" calcext:value-type="float">
            <text:p>87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6710746" calcext:value-type="float">
            <text:p>0.66710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24269" calcext:value-type="float">
            <text:p>31.24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2431169149,41.217372271941116]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31464738" calcext:value-type="float">
            <text:p>0.3146473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03.00934" calcext:value-type="float">
            <text:p>303.00934</text:p>
          </table:table-cell>
          <table:table-cell office:value-type="float" office:value="3" calcext:value-type="float">
            <text:p>3</text:p>
          </table:table-cell>
          <table:table-cell office:value-type="float" office:value="-0.83858186" calcext:value-type="float">
            <text:p>-0.83858186</text:p>
          </table:table-cell>
          <table:table-cell office:value-type="float" office:value="899" calcext:value-type="float">
            <text:p>89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4477555" calcext:value-type="float">
            <text:p>0.54477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448065" calcext:value-type="float">
            <text:p>29.448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664258127,41.21737313356115]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3164557" calcext:value-type="float">
            <text:p>0.316455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08.4497" calcext:value-type="float">
            <text:p>308.4497</text:p>
          </table:table-cell>
          <table:table-cell office:value-type="float" office:value="4" calcext:value-type="float">
            <text:p>4</text:p>
          </table:table-cell>
          <table:table-cell office:value-type="float" office:value="-0.7831544" calcext:value-type="float">
            <text:p>-0.7831544</text:p>
          </table:table-cell>
          <table:table-cell office:value-type="float" office:value="908" calcext:value-type="float">
            <text:p>908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2182724" calcext:value-type="float">
            <text:p>0.62182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317879" calcext:value-type="float">
            <text:p>26.317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0853991842,41.21737399406898]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0.02169982" calcext:value-type="float">
            <text:p>0.02169982</text:p>
          </table:table-cell>
          <table:table-cell office:value-type="float" office:value="0.318264" calcext:value-type="float">
            <text:p>0.3182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12.59457" calcext:value-type="float">
            <text:p>312.59457</text:p>
          </table:table-cell>
          <table:table-cell office:value-type="float" office:value="4" calcext:value-type="float">
            <text:p>4</text:p>
          </table:table-cell>
          <table:table-cell office:value-type="float" office:value="-0.73616123" calcext:value-type="float">
            <text:p>-0.73616123</text:p>
          </table:table-cell>
          <table:table-cell office:value-type="float" office:value="917" calcext:value-type="float">
            <text:p>917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0.6768062" calcext:value-type="float">
            <text:p>0.6768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753048" calcext:value-type="float">
            <text:p>27.753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506540086,41.21737485346461]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0" calcext:value-type="float">
            <text:p>0</text:p>
          </table:table-cell>
          <table:table-cell office:value-type="float" office:value="6.999999" calcext:value-type="float">
            <text:p>6.999999</text:p>
          </table:table-cell>
          <table:table-cell office:value-type="float" office:value="52" calcext:value-type="float">
            <text:p>52</text:p>
          </table:table-cell>
          <table:table-cell office:value-type="float" office:value="0.025316456" calcext:value-type="float">
            <text:p>0.025316456</text:p>
          </table:table-cell>
          <table:table-cell office:value-type="float" office:value="0.31283906" calcext:value-type="float">
            <text:p>0.312839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19.07452" calcext:value-type="float">
            <text:p>319.07452</text:p>
          </table:table-cell>
          <table:table-cell office:value-type="float" office:value="4" calcext:value-type="float">
            <text:p>4</text:p>
          </table:table-cell>
          <table:table-cell office:value-type="float" office:value="-0.65507704" calcext:value-type="float">
            <text:p>-0.65507704</text:p>
          </table:table-cell>
          <table:table-cell office:value-type="float" office:value="926" calcext:value-type="float">
            <text:p>926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7555621" calcext:value-type="float">
            <text:p>0.7555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232718" calcext:value-type="float">
            <text:p>26.232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99276808331,41.217375711748026]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9.2933" calcext:value-type="float">
            <text:p>609.29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.050632913" calcext:value-type="float">
            <text:p>0.050632913</text:p>
          </table:table-cell>
          <table:table-cell office:value-type="float" office:value="0.318264" calcext:value-type="float">
            <text:p>0.3182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9" calcext:value-type="float">
            <text:p>159</text:p>
          </table:table-cell>
          <table:table-cell office:value-type="float" office:value="121.432175" calcext:value-type="float">
            <text:p>121.432175</text:p>
          </table:table-cell>
          <table:table-cell office:value-type="float" office:value="4" calcext:value-type="float">
            <text:p>4</text:p>
          </table:table-cell>
          <table:table-cell office:value-type="float" office:value="0.8532581" calcext:value-type="float">
            <text:p>0.8532581</text:p>
          </table:table-cell>
          <table:table-cell office:value-type="float" office:value="866" calcext:value-type="float">
            <text:p>86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-0.52148885" calcext:value-type="float">
            <text:p>-0.521488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7599" calcext:value-type="float">
            <text:p>21.97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277179406204,41.21738338624924]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084991" calcext:value-type="float">
            <text:p>0.01084991</text:p>
          </table:table-cell>
          <table:table-cell office:value-type="float" office:value="0.17359856" calcext:value-type="float">
            <text:p>0.173598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0" calcext:value-type="float">
            <text:p>110</text:p>
          </table:table-cell>
          <table:table-cell office:value-type="float" office:value="327.10764" calcext:value-type="float">
            <text:p>327.10764</text:p>
          </table:table-cell>
          <table:table-cell office:value-type="float" office:value="4" calcext:value-type="float">
            <text:p>4</text:p>
          </table:table-cell>
          <table:table-cell office:value-type="float" office:value="-0.5430624" calcext:value-type="float">
            <text:p>-0.5430624</text:p>
          </table:table-cell>
          <table:table-cell office:value-type="float" office:value="841" calcext:value-type="float">
            <text:p>84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3969235" calcext:value-type="float">
            <text:p>0.83969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00034" calcext:value-type="float">
            <text:p>35.500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64643899148,41.21763470100083]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0.0144665465" calcext:value-type="float">
            <text:p>0.0144665465</text:p>
          </table:table-cell>
          <table:table-cell office:value-type="float" office:value="0.18625678" calcext:value-type="float">
            <text:p>0.186256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0" calcext:value-type="float">
            <text:p>110</text:p>
          </table:table-cell>
          <table:table-cell office:value-type="float" office:value="329.9083" calcext:value-type="float">
            <text:p>329.9083</text:p>
          </table:table-cell>
          <table:table-cell office:value-type="float" office:value="4" calcext:value-type="float">
            <text:p>4</text:p>
          </table:table-cell>
          <table:table-cell office:value-type="float" office:value="-0.5013854" calcext:value-type="float">
            <text:p>-0.5013854</text:p>
          </table:table-cell>
          <table:table-cell office:value-type="float" office:value="850" calcext:value-type="float">
            <text:p>85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6522406" calcext:value-type="float">
            <text:p>0.86522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116894" calcext:value-type="float">
            <text:p>36.116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2885517804,41.217635572639004]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0433997" calcext:value-type="float">
            <text:p>0.2043399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4" calcext:value-type="float">
            <text:p>74</text:p>
          </table:table-cell>
          <table:table-cell office:value-type="float" office:value="342.71707" calcext:value-type="float">
            <text:p>342.71707</text:p>
          </table:table-cell>
          <table:table-cell office:value-type="float" office:value="4" calcext:value-type="float">
            <text:p>4</text:p>
          </table:table-cell>
          <table:table-cell office:value-type="float" office:value="-0.2970903" calcext:value-type="float">
            <text:p>-0.2970903</text:p>
          </table:table-cell>
          <table:table-cell office:value-type="float" office:value="858" calcext:value-type="float">
            <text:p>85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5484936" calcext:value-type="float">
            <text:p>0.954849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547882" calcext:value-type="float">
            <text:p>38.547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3066455362,41.21763644316495]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2242315" calcext:value-type="float">
            <text:p>0.2224231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4" calcext:value-type="float">
            <text:p>74</text:p>
          </table:table-cell>
          <table:table-cell office:value-type="float" office:value="5.991451" calcext:value-type="float">
            <text:p>5.991451</text:p>
          </table:table-cell>
          <table:table-cell office:value-type="float" office:value="4" calcext:value-type="float">
            <text:p>4</text:p>
          </table:table-cell>
          <table:table-cell office:value-type="float" office:value="0.10438007" calcext:value-type="float">
            <text:p>0.10438007</text:p>
          </table:table-cell>
          <table:table-cell office:value-type="float" office:value="861" calcext:value-type="float">
            <text:p>86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45375" calcext:value-type="float">
            <text:p>0.9945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737368" calcext:value-type="float">
            <text:p>31.737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7277731113,41.21763731257869]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5.5133" calcext:value-type="float">
            <text:p>595.5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38698" calcext:value-type="float">
            <text:p>0.23869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9" calcext:value-type="float">
            <text:p>89</text:p>
          </table:table-cell>
          <table:table-cell office:value-type="float" office:value="14.88943" calcext:value-type="float">
            <text:p>14.88943</text:p>
          </table:table-cell>
          <table:table-cell office:value-type="float" office:value="4" calcext:value-type="float">
            <text:p>4</text:p>
          </table:table-cell>
          <table:table-cell office:value-type="float" office:value="0.25695452" calcext:value-type="float">
            <text:p>0.25695452</text:p>
          </table:table-cell>
          <table:table-cell office:value-type="float" office:value="858" calcext:value-type="float">
            <text:p>85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664235" calcext:value-type="float">
            <text:p>0.9664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381237" calcext:value-type="float">
            <text:p>30.381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1489005297,41.2176381808802]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0" calcext:value-type="float">
            <text:p>0</text:p>
          </table:table-cell>
          <table:table-cell office:value-type="float" office:value="39.999996" calcext:value-type="float">
            <text:p>39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567812" calcext:value-type="float">
            <text:p>0.256781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9" calcext:value-type="float">
            <text:p>89</text:p>
          </table:table-cell>
          <table:table-cell office:value-type="float" office:value="14.209855" calcext:value-type="float">
            <text:p>14.209855</text:p>
          </table:table-cell>
          <table:table-cell office:value-type="float" office:value="4" calcext:value-type="float">
            <text:p>4</text:p>
          </table:table-cell>
          <table:table-cell office:value-type="float" office:value="0.24547413" calcext:value-type="float">
            <text:p>0.24547413</text:p>
          </table:table-cell>
          <table:table-cell office:value-type="float" office:value="835" calcext:value-type="float">
            <text:p>83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6940315" calcext:value-type="float">
            <text:p>0.96940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04372" calcext:value-type="float">
            <text:p>35.04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5700277918,41.21763904806949]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0" calcext:value-type="float">
            <text:p>0</text:p>
          </table:table-cell>
          <table:table-cell office:value-type="float" office:value="39.999996" calcext:value-type="float">
            <text:p>39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78481" calcext:value-type="float">
            <text:p>0.27848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9" calcext:value-type="float">
            <text:p>89</text:p>
          </table:table-cell>
          <table:table-cell office:value-type="float" office:value="356.28958" calcext:value-type="float">
            <text:p>356.28958</text:p>
          </table:table-cell>
          <table:table-cell office:value-type="float" office:value="4" calcext:value-type="float">
            <text:p>4</text:p>
          </table:table-cell>
          <table:table-cell office:value-type="float" office:value="-0.06471358" calcext:value-type="float">
            <text:p>-0.06471358</text:p>
          </table:table-cell>
          <table:table-cell office:value-type="float" office:value="834" calcext:value-type="float">
            <text:p>83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79039" calcext:value-type="float">
            <text:p>0.9979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62759" calcext:value-type="float">
            <text:p>33.62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49911548975,41.21763991414657]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875226" calcext:value-type="float">
            <text:p>0.287522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6" calcext:value-type="float">
            <text:p>116</text:p>
          </table:table-cell>
          <table:table-cell office:value-type="float" office:value="331.30344" calcext:value-type="float">
            <text:p>331.30344</text:p>
          </table:table-cell>
          <table:table-cell office:value-type="float" office:value="3" calcext:value-type="float">
            <text:p>3</text:p>
          </table:table-cell>
          <table:table-cell office:value-type="float" office:value="-0.480171" calcext:value-type="float">
            <text:p>-0.480171</text:p>
          </table:table-cell>
          <table:table-cell office:value-type="float" office:value="840" calcext:value-type="float">
            <text:p>840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8771749" calcext:value-type="float">
            <text:p>0.87717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06255" calcext:value-type="float">
            <text:p>32.106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4122818471,41.217640779111406]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8933093" calcext:value-type="float">
            <text:p>0.289330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6" calcext:value-type="float">
            <text:p>116</text:p>
          </table:table-cell>
          <table:table-cell office:value-type="float" office:value="316.3031" calcext:value-type="float">
            <text:p>316.3031</text:p>
          </table:table-cell>
          <table:table-cell office:value-type="float" office:value="4" calcext:value-type="float">
            <text:p>4</text:p>
          </table:table-cell>
          <table:table-cell office:value-type="float" office:value="-0.6908432" calcext:value-type="float">
            <text:p>-0.6908432</text:p>
          </table:table-cell>
          <table:table-cell office:value-type="float" office:value="851" calcext:value-type="float">
            <text:p>85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230046" calcext:value-type="float">
            <text:p>0.7230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620335" calcext:value-type="float">
            <text:p>35.620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8334086409,41.217641642964054]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965642" calcext:value-type="float">
            <text:p>0.296564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14.1749" calcext:value-type="float">
            <text:p>314.1749</text:p>
          </table:table-cell>
          <table:table-cell office:value-type="float" office:value="4" calcext:value-type="float">
            <text:p>4</text:p>
          </table:table-cell>
          <table:table-cell office:value-type="float" office:value="-0.7172161" calcext:value-type="float">
            <text:p>-0.7172161</text:p>
          </table:table-cell>
          <table:table-cell office:value-type="float" office:value="863" calcext:value-type="float">
            <text:p>86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9685084" calcext:value-type="float">
            <text:p>0.69685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758667" calcext:value-type="float">
            <text:p>35.758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2545352793,41.21764250570446]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30198914" calcext:value-type="float">
            <text:p>0.3019891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05.8339" calcext:value-type="float">
            <text:p>305.8339</text:p>
          </table:table-cell>
          <table:table-cell office:value-type="float" office:value="4" calcext:value-type="float">
            <text:p>4</text:p>
          </table:table-cell>
          <table:table-cell office:value-type="float" office:value="-0.81071776" calcext:value-type="float">
            <text:p>-0.81071776</text:p>
          </table:table-cell>
          <table:table-cell office:value-type="float" office:value="887" calcext:value-type="float">
            <text:p>887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854372" calcext:value-type="float">
            <text:p>0.5854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56896" calcext:value-type="float">
            <text:p>33.56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6756617619,41.21764336733265]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2169982" calcext:value-type="float">
            <text:p>0.02169982</text:p>
          </table:table-cell>
          <table:table-cell office:value-type="float" office:value="0.31103075" calcext:value-type="float">
            <text:p>0.3110307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04.36542" calcext:value-type="float">
            <text:p>304.36542</text:p>
          </table:table-cell>
          <table:table-cell office:value-type="float" office:value="4" calcext:value-type="float">
            <text:p>4</text:p>
          </table:table-cell>
          <table:table-cell office:value-type="float" office:value="-0.8254545" calcext:value-type="float">
            <text:p>-0.8254545</text:p>
          </table:table-cell>
          <table:table-cell office:value-type="float" office:value="900" calcext:value-type="float">
            <text:p>90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644687" calcext:value-type="float">
            <text:p>0.56446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36763" calcext:value-type="float">
            <text:p>29.836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0967880893,41.21764422784862]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0.027124774" calcext:value-type="float">
            <text:p>0.027124774</text:p>
          </table:table-cell>
          <table:table-cell office:value-type="float" office:value="0.3074141" calcext:value-type="float">
            <text:p>0.307414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13.23654" calcext:value-type="float">
            <text:p>313.23654</text:p>
          </table:table-cell>
          <table:table-cell office:value-type="float" office:value="4" calcext:value-type="float">
            <text:p>4</text:p>
          </table:table-cell>
          <table:table-cell office:value-type="float" office:value="-0.728532" calcext:value-type="float">
            <text:p>-0.728532</text:p>
          </table:table-cell>
          <table:table-cell office:value-type="float" office:value="909" calcext:value-type="float">
            <text:p>909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68501174" calcext:value-type="float">
            <text:p>0.68501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296707" calcext:value-type="float">
            <text:p>25.296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5179142617,41.21764508725238]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0" calcext:value-type="float">
            <text:p>0</text:p>
          </table:table-cell>
          <table:table-cell office:value-type="float" office:value="6.999999" calcext:value-type="float">
            <text:p>6.999999</text:p>
          </table:table-cell>
          <table:table-cell office:value-type="float" office:value="52" calcext:value-type="float">
            <text:p>52</text:p>
          </table:table-cell>
          <table:table-cell office:value-type="float" office:value="0.032549728" calcext:value-type="float">
            <text:p>0.032549728</text:p>
          </table:table-cell>
          <table:table-cell office:value-type="float" office:value="0.3074141" calcext:value-type="float">
            <text:p>0.307414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18.45016" calcext:value-type="float">
            <text:p>318.45016</text:p>
          </table:table-cell>
          <table:table-cell office:value-type="float" office:value="4" calcext:value-type="float">
            <text:p>4</text:p>
          </table:table-cell>
          <table:table-cell office:value-type="float" office:value="-0.66327107" calcext:value-type="float">
            <text:p>-0.66327107</text:p>
          </table:table-cell>
          <table:table-cell office:value-type="float" office:value="916" calcext:value-type="float">
            <text:p>916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74837923" calcext:value-type="float">
            <text:p>0.74837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42941" calcext:value-type="float">
            <text:p>24.4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99390402791,41.2176459455439]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44665465" calcext:value-type="float">
            <text:p>0.0144665465</text:p>
          </table:table-cell>
          <table:table-cell office:value-type="float" office:value="0.15370706" calcext:value-type="float">
            <text:p>0.153707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0" calcext:value-type="float">
            <text:p>110</text:p>
          </table:table-cell>
          <table:table-cell office:value-type="float" office:value="330.7619" calcext:value-type="float">
            <text:p>330.7619</text:p>
          </table:table-cell>
          <table:table-cell office:value-type="float" office:value="4" calcext:value-type="float">
            <text:p>4</text:p>
          </table:table-cell>
          <table:table-cell office:value-type="float" office:value="-0.48843977" calcext:value-type="float">
            <text:p>-0.48843977</text:p>
          </table:table-cell>
          <table:table-cell office:value-type="float" office:value="822" calcext:value-type="float">
            <text:p>82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7259763" calcext:value-type="float">
            <text:p>0.87259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181816" calcext:value-type="float">
            <text:p>35.181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64759410024,41.217904934677634]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681736" calcext:value-type="float">
            <text:p>0.168173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0" calcext:value-type="float">
            <text:p>110</text:p>
          </table:table-cell>
          <table:table-cell office:value-type="float" office:value="337.75293" calcext:value-type="float">
            <text:p>337.75293</text:p>
          </table:table-cell>
          <table:table-cell office:value-type="float" office:value="4" calcext:value-type="float">
            <text:p>4</text:p>
          </table:table-cell>
          <table:table-cell office:value-type="float" office:value="-0.37860104" calcext:value-type="float">
            <text:p>-0.37860104</text:p>
          </table:table-cell>
          <table:table-cell office:value-type="float" office:value="831" calcext:value-type="float">
            <text:p>83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2555994" calcext:value-type="float">
            <text:p>0.92555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29784" calcext:value-type="float">
            <text:p>34.29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28970541618,41.217905806324055]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8264015" calcext:value-type="float">
            <text:p>0.1826401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4" calcext:value-type="float">
            <text:p>74</text:p>
          </table:table-cell>
          <table:table-cell office:value-type="float" office:value="345.71765" calcext:value-type="float">
            <text:p>345.71765</text:p>
          </table:table-cell>
          <table:table-cell office:value-type="float" office:value="4" calcext:value-type="float">
            <text:p>4</text:p>
          </table:table-cell>
          <table:table-cell office:value-type="float" office:value="-0.24670057" calcext:value-type="float">
            <text:p>-0.24670057</text:p>
          </table:table-cell>
          <table:table-cell office:value-type="float" office:value="834" calcext:value-type="float">
            <text:p>83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690918" calcext:value-type="float">
            <text:p>0.9690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13514" calcext:value-type="float">
            <text:p>38.13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3181671641,41.21790667685824]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0072332" calcext:value-type="float">
            <text:p>0.2007233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4" calcext:value-type="float">
            <text:p>74</text:p>
          </table:table-cell>
          <table:table-cell office:value-type="float" office:value="356.54193" calcext:value-type="float">
            <text:p>356.54193</text:p>
          </table:table-cell>
          <table:table-cell office:value-type="float" office:value="4" calcext:value-type="float">
            <text:p>4</text:p>
          </table:table-cell>
          <table:table-cell office:value-type="float" office:value="-0.060317934" calcext:value-type="float">
            <text:p>-0.060317934</text:p>
          </table:table-cell>
          <table:table-cell office:value-type="float" office:value="840" calcext:value-type="float">
            <text:p>84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81792" calcext:value-type="float">
            <text:p>0.9981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10178" calcext:value-type="float">
            <text:p>35.510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7392800096,41.21790754628019]}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188065" calcext:value-type="float">
            <text:p>0.218806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9" calcext:value-type="float">
            <text:p>89</text:p>
          </table:table-cell>
          <table:table-cell office:value-type="float" office:value="8.993252" calcext:value-type="float">
            <text:p>8.993252</text:p>
          </table:table-cell>
          <table:table-cell office:value-type="float" office:value="4" calcext:value-type="float">
            <text:p>4</text:p>
          </table:table-cell>
          <table:table-cell office:value-type="float" office:value="0.15631813" calcext:value-type="float">
            <text:p>0.15631813</text:p>
          </table:table-cell>
          <table:table-cell office:value-type="float" office:value="842" calcext:value-type="float">
            <text:p>84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877068" calcext:value-type="float">
            <text:p>0.9877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54152" calcext:value-type="float">
            <text:p>34.54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1603926985,41.21790841458992]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23688969" calcext:value-type="float">
            <text:p>0.2368896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9" calcext:value-type="float">
            <text:p>89</text:p>
          </table:table-cell>
          <table:table-cell office:value-type="float" office:value="14.209855" calcext:value-type="float">
            <text:p>14.209855</text:p>
          </table:table-cell>
          <table:table-cell office:value-type="float" office:value="4" calcext:value-type="float">
            <text:p>4</text:p>
          </table:table-cell>
          <table:table-cell office:value-type="float" office:value="0.24547413" calcext:value-type="float">
            <text:p>0.24547413</text:p>
          </table:table-cell>
          <table:table-cell office:value-type="float" office:value="835" calcext:value-type="float">
            <text:p>83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6940315" calcext:value-type="float">
            <text:p>0.96940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04372" calcext:value-type="float">
            <text:p>35.04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5815052306,41.217909281787406]}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5497288" calcext:value-type="float">
            <text:p>0.254972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9" calcext:value-type="float">
            <text:p>89</text:p>
          </table:table-cell>
          <table:table-cell office:value-type="float" office:value="356.28958" calcext:value-type="float">
            <text:p>356.28958</text:p>
          </table:table-cell>
          <table:table-cell office:value-type="float" office:value="4" calcext:value-type="float">
            <text:p>4</text:p>
          </table:table-cell>
          <table:table-cell office:value-type="float" office:value="-0.06471358" calcext:value-type="float">
            <text:p>-0.06471358</text:p>
          </table:table-cell>
          <table:table-cell office:value-type="float" office:value="834" calcext:value-type="float">
            <text:p>834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9979039" calcext:value-type="float">
            <text:p>0.9979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62759" calcext:value-type="float">
            <text:p>33.62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0026176066,41.21791014787267]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6401445" calcext:value-type="float">
            <text:p>0.2640144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6" calcext:value-type="float">
            <text:p>116</text:p>
          </table:table-cell>
          <table:table-cell office:value-type="float" office:value="331.30344" calcext:value-type="float">
            <text:p>331.30344</text:p>
          </table:table-cell>
          <table:table-cell office:value-type="float" office:value="4" calcext:value-type="float">
            <text:p>4</text:p>
          </table:table-cell>
          <table:table-cell office:value-type="float" office:value="-0.480171" calcext:value-type="float">
            <text:p>-0.480171</text:p>
          </table:table-cell>
          <table:table-cell office:value-type="float" office:value="840" calcext:value-type="float">
            <text:p>840</text:p>
          </table:table-cell>
          <table:table-cell office:value-type="float" office:value="559" calcext:value-type="float">
            <text:p>559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8771749" calcext:value-type="float">
            <text:p>0.87717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06255" calcext:value-type="float">
            <text:p>32.106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4237298264,41.21791101284569]}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7305606" calcext:value-type="float">
            <text:p>0.273056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6" calcext:value-type="float">
            <text:p>116</text:p>
          </table:table-cell>
          <table:table-cell office:value-type="float" office:value="316.3031" calcext:value-type="float">
            <text:p>316.3031</text:p>
          </table:table-cell>
          <table:table-cell office:value-type="float" office:value="4" calcext:value-type="float">
            <text:p>4</text:p>
          </table:table-cell>
          <table:table-cell office:value-type="float" office:value="-0.6908432" calcext:value-type="float">
            <text:p>-0.6908432</text:p>
          </table:table-cell>
          <table:table-cell office:value-type="float" office:value="851" calcext:value-type="float">
            <text:p>851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230046" calcext:value-type="float">
            <text:p>0.7230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620335" calcext:value-type="float">
            <text:p>35.620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8448418904,41.21791187670649]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78481" calcext:value-type="float">
            <text:p>0.27848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14.1749" calcext:value-type="float">
            <text:p>314.1749</text:p>
          </table:table-cell>
          <table:table-cell office:value-type="float" office:value="4" calcext:value-type="float">
            <text:p>4</text:p>
          </table:table-cell>
          <table:table-cell office:value-type="float" office:value="-0.7172161" calcext:value-type="float">
            <text:p>-0.7172161</text:p>
          </table:table-cell>
          <table:table-cell office:value-type="float" office:value="863" calcext:value-type="float">
            <text:p>863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9685084" calcext:value-type="float">
            <text:p>0.69685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758667" calcext:value-type="float">
            <text:p>35.758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2659537991,41.217912739455045]}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2169982" calcext:value-type="float">
            <text:p>0.02169982</text:p>
          </table:table-cell>
          <table:table-cell office:value-type="float" office:value="0.29113925" calcext:value-type="float">
            <text:p>0.291139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05.8339" calcext:value-type="float">
            <text:p>305.8339</text:p>
          </table:table-cell>
          <table:table-cell office:value-type="float" office:value="4" calcext:value-type="float">
            <text:p>4</text:p>
          </table:table-cell>
          <table:table-cell office:value-type="float" office:value="-0.81071776" calcext:value-type="float">
            <text:p>-0.81071776</text:p>
          </table:table-cell>
          <table:table-cell office:value-type="float" office:value="887" calcext:value-type="float">
            <text:p>887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854372" calcext:value-type="float">
            <text:p>0.5854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56896" calcext:value-type="float">
            <text:p>33.56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6870655518,41.21791360109138]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027124774" calcext:value-type="float">
            <text:p>0.027124774</text:p>
          </table:table-cell>
          <table:table-cell office:value-type="float" office:value="0.2965642" calcext:value-type="float">
            <text:p>0.296564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04.36542" calcext:value-type="float">
            <text:p>304.36542</text:p>
          </table:table-cell>
          <table:table-cell office:value-type="float" office:value="4" calcext:value-type="float">
            <text:p>4</text:p>
          </table:table-cell>
          <table:table-cell office:value-type="float" office:value="-0.8254545" calcext:value-type="float">
            <text:p>-0.8254545</text:p>
          </table:table-cell>
          <table:table-cell office:value-type="float" office:value="900" calcext:value-type="float">
            <text:p>900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644687" calcext:value-type="float">
            <text:p>0.56446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36763" calcext:value-type="float">
            <text:p>29.836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1081771497,41.21791446161549]}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032549728" calcext:value-type="float">
            <text:p>0.032549728</text:p>
          </table:table-cell>
          <table:table-cell office:value-type="float" office:value="0.29294756" calcext:value-type="float">
            <text:p>0.292947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13.23654" calcext:value-type="float">
            <text:p>313.23654</text:p>
          </table:table-cell>
          <table:table-cell office:value-type="float" office:value="4" calcext:value-type="float">
            <text:p>4</text:p>
          </table:table-cell>
          <table:table-cell office:value-type="float" office:value="-0.728532" calcext:value-type="float">
            <text:p>-0.728532</text:p>
          </table:table-cell>
          <table:table-cell office:value-type="float" office:value="909" calcext:value-type="float">
            <text:p>909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8501174" calcext:value-type="float">
            <text:p>0.68501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296707" calcext:value-type="float">
            <text:p>25.296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5292885918,41.21791532102736]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2.78" calcext:value-type="float">
            <text:p>602.7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0.03797468" calcext:value-type="float">
            <text:p>0.03797468</text:p>
          </table:table-cell>
          <table:table-cell office:value-type="float" office:value="0.30198914" calcext:value-type="float">
            <text:p>0.3019891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18.45016" calcext:value-type="float">
            <text:p>318.45016</text:p>
          </table:table-cell>
          <table:table-cell office:value-type="float" office:value="4" calcext:value-type="float">
            <text:p>4</text:p>
          </table:table-cell>
          <table:table-cell office:value-type="float" office:value="-0.66327107" calcext:value-type="float">
            <text:p>-0.66327107</text:p>
          </table:table-cell>
          <table:table-cell office:value-type="float" office:value="916" calcext:value-type="float">
            <text:p>91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837923" calcext:value-type="float">
            <text:p>0.74837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42941" calcext:value-type="float">
            <text:p>24.4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99503998798,41.217916179327]}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9.2933" calcext:value-type="float">
            <text:p>609.293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.045207955" calcext:value-type="float">
            <text:p>0.045207955</text:p>
          </table:table-cell>
          <table:table-cell office:value-type="float" office:value="0.31283906" calcext:value-type="float">
            <text:p>0.312839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4" calcext:value-type="float">
            <text:p>134</text:p>
          </table:table-cell>
          <table:table-cell office:value-type="float" office:value="317.71024" calcext:value-type="float">
            <text:p>317.71024</text:p>
          </table:table-cell>
          <table:table-cell office:value-type="float" office:value="3" calcext:value-type="float">
            <text:p>3</text:p>
          </table:table-cell>
          <table:table-cell office:value-type="float" office:value="-0.6728805" calcext:value-type="float">
            <text:p>-0.6728805</text:p>
          </table:table-cell>
          <table:table-cell office:value-type="float" office:value="921" calcext:value-type="float">
            <text:p>921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97512" calcext:value-type="float">
            <text:p>0.7397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76159" calcext:value-type="float">
            <text:p>22.576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3715110126,41.217917036514415]}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3200723" calcext:value-type="float">
            <text:p>0.1320072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6" calcext:value-type="float">
            <text:p>76</text:p>
          </table:table-cell>
          <table:table-cell office:value-type="float" office:value="337.32394" calcext:value-type="float">
            <text:p>337.32394</text:p>
          </table:table-cell>
          <table:table-cell office:value-type="float" office:value="4" calcext:value-type="float">
            <text:p>4</text:p>
          </table:table-cell>
          <table:table-cell office:value-type="float" office:value="-0.38552034" calcext:value-type="float">
            <text:p>-0.38552034</text:p>
          </table:table-cell>
          <table:table-cell office:value-type="float" office:value="803" calcext:value-type="float">
            <text:p>803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92269933" calcext:value-type="float">
            <text:p>0.92269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551485" calcext:value-type="float">
            <text:p>31.551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64874922475,41.21817516834171]}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482821" calcext:value-type="float">
            <text:p>0.148282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6" calcext:value-type="float">
            <text:p>76</text:p>
          </table:table-cell>
          <table:table-cell office:value-type="float" office:value="344.74625" calcext:value-type="float">
            <text:p>344.74625</text:p>
          </table:table-cell>
          <table:table-cell office:value-type="float" office:value="4" calcext:value-type="float">
            <text:p>4</text:p>
          </table:table-cell>
          <table:table-cell office:value-type="float" office:value="-0.26309443" calcext:value-type="float">
            <text:p>-0.26309443</text:p>
          </table:table-cell>
          <table:table-cell office:value-type="float" office:value="811" calcext:value-type="float">
            <text:p>81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647701" calcext:value-type="float">
            <text:p>0.9647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199802" calcext:value-type="float">
            <text:p>33.199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29085906766,41.218176039996365]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6274865" calcext:value-type="float">
            <text:p>0.1627486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66" calcext:value-type="float">
            <text:p>66</text:p>
          </table:table-cell>
          <table:table-cell office:value-type="float" office:value="352.0338" calcext:value-type="float">
            <text:p>352.0338</text:p>
          </table:table-cell>
          <table:table-cell office:value-type="float" office:value="4" calcext:value-type="float">
            <text:p>4</text:p>
          </table:table-cell>
          <table:table-cell office:value-type="float" office:value="-0.13858862" calcext:value-type="float">
            <text:p>-0.13858862</text:p>
          </table:table-cell>
          <table:table-cell office:value-type="float" office:value="811" calcext:value-type="float">
            <text:p>81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035" calcext:value-type="float">
            <text:p>0.99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45621" calcext:value-type="float">
            <text:p>31.845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3296889491,41.21817691053877]}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7540687" calcext:value-type="float">
            <text:p>0.1754068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66" calcext:value-type="float">
            <text:p>66</text:p>
          </table:table-cell>
          <table:table-cell office:value-type="float" office:value="358.26938" calcext:value-type="float">
            <text:p>358.26938</text:p>
          </table:table-cell>
          <table:table-cell office:value-type="float" office:value="4" calcext:value-type="float">
            <text:p>4</text:p>
          </table:table-cell>
          <table:table-cell office:value-type="float" office:value="-0.030200327" calcext:value-type="float">
            <text:p>-0.030200327</text:p>
          </table:table-cell>
          <table:table-cell office:value-type="float" office:value="817" calcext:value-type="float">
            <text:p>81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954385" calcext:value-type="float">
            <text:p>0.99954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473175" calcext:value-type="float">
            <text:p>35.473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7507870647,41.218177779968954]}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9529837" calcext:value-type="float">
            <text:p>0.1952983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4" calcext:value-type="float">
            <text:p>144</text:p>
          </table:table-cell>
          <table:table-cell office:value-type="float" office:value="8.049826" calcext:value-type="float">
            <text:p>8.049826</text:p>
          </table:table-cell>
          <table:table-cell office:value-type="float" office:value="3" calcext:value-type="float">
            <text:p>3</text:p>
          </table:table-cell>
          <table:table-cell office:value-type="float" office:value="0.1400342" calcext:value-type="float">
            <text:p>0.1400342</text:p>
          </table:table-cell>
          <table:table-cell office:value-type="float" office:value="816" calcext:value-type="float">
            <text:p>81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014664" calcext:value-type="float">
            <text:p>0.99014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538548" calcext:value-type="float">
            <text:p>37.53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1718850233,41.218178648286866]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9.999996" calcext:value-type="float">
            <text:p>39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1157324" calcext:value-type="float">
            <text:p>0.2115732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4" calcext:value-type="float">
            <text:p>144</text:p>
          </table:table-cell>
          <table:table-cell office:value-type="float" office:value="1.7306144" calcext:value-type="float">
            <text:p>1.7306144</text:p>
          </table:table-cell>
          <table:table-cell office:value-type="float" office:value="3" calcext:value-type="float">
            <text:p>3</text:p>
          </table:table-cell>
          <table:table-cell office:value-type="float" office:value="0.030200327" calcext:value-type="float">
            <text:p>0.030200327</text:p>
          </table:table-cell>
          <table:table-cell office:value-type="float" office:value="812" calcext:value-type="float">
            <text:p>81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954385" calcext:value-type="float">
            <text:p>0.99954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473175" calcext:value-type="float">
            <text:p>35.473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5929828258,41.21817951549257]}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9.999996" calcext:value-type="float">
            <text:p>39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278481" calcext:value-type="float">
            <text:p>0.227848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4" calcext:value-type="float">
            <text:p>144</text:p>
          </table:table-cell>
          <table:table-cell office:value-type="float" office:value="348.44092" calcext:value-type="float">
            <text:p>348.44092</text:p>
          </table:table-cell>
          <table:table-cell office:value-type="float" office:value="4" calcext:value-type="float">
            <text:p>4</text:p>
          </table:table-cell>
          <table:table-cell office:value-type="float" office:value="-0.2003782" calcext:value-type="float">
            <text:p>-0.2003782</text:p>
          </table:table-cell>
          <table:table-cell office:value-type="float" office:value="815" calcext:value-type="float">
            <text:p>815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9797186" calcext:value-type="float">
            <text:p>0.9797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797417" calcext:value-type="float">
            <text:p>32.797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0140804719,41.218180381586]}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4593128" calcext:value-type="float">
            <text:p>0.245931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5" calcext:value-type="float">
            <text:p>155</text:p>
          </table:table-cell>
          <table:table-cell office:value-type="float" office:value="326.3876" calcext:value-type="float">
            <text:p>326.3876</text:p>
          </table:table-cell>
          <table:table-cell office:value-type="float" office:value="4" calcext:value-type="float">
            <text:p>4</text:p>
          </table:table-cell>
          <table:table-cell office:value-type="float" office:value="-0.55357176" calcext:value-type="float">
            <text:p>-0.55357176</text:p>
          </table:table-cell>
          <table:table-cell office:value-type="float" office:value="824" calcext:value-type="float">
            <text:p>824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3280146" calcext:value-type="float">
            <text:p>0.83280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47826" calcext:value-type="float">
            <text:p>30.247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4351779617,41.218181246567205]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5497288" calcext:value-type="float">
            <text:p>0.254972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5" calcext:value-type="float">
            <text:p>155</text:p>
          </table:table-cell>
          <table:table-cell office:value-type="float" office:value="317.99457" calcext:value-type="float">
            <text:p>317.99457</text:p>
          </table:table-cell>
          <table:table-cell office:value-type="float" office:value="4" calcext:value-type="float">
            <text:p>4</text:p>
          </table:table-cell>
          <table:table-cell office:value-type="float" office:value="-0.6692009" calcext:value-type="float">
            <text:p>-0.6692009</text:p>
          </table:table-cell>
          <table:table-cell office:value-type="float" office:value="833" calcext:value-type="float">
            <text:p>833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30815" calcext:value-type="float">
            <text:p>0.74308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03211" calcext:value-type="float">
            <text:p>34.03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8562752958,41.21818211043618]}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.02169982" calcext:value-type="float">
            <text:p>0.02169982</text:p>
          </table:table-cell>
          <table:table-cell office:value-type="float" office:value="0.2658228" calcext:value-type="float">
            <text:p>0.26582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5" calcext:value-type="float">
            <text:p>115</text:p>
          </table:table-cell>
          <table:table-cell office:value-type="float" office:value="307.92114" calcext:value-type="float">
            <text:p>307.92114</text:p>
          </table:table-cell>
          <table:table-cell office:value-type="float" office:value="4" calcext:value-type="float">
            <text:p>4</text:p>
          </table:table-cell>
          <table:table-cell office:value-type="float" office:value="-0.7888572" calcext:value-type="float">
            <text:p>-0.7888572</text:p>
          </table:table-cell>
          <table:table-cell office:value-type="float" office:value="845" calcext:value-type="float">
            <text:p>845</text:p>
          </table:table-cell>
          <table:table-cell office:value-type="float" office:value="559" calcext:value-type="float">
            <text:p>559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61457646" calcext:value-type="float">
            <text:p>0.61457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374466" calcext:value-type="float">
            <text:p>37.374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2773724742,41.218182973192896]}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027124774" calcext:value-type="float">
            <text:p>0.027124774</text:p>
          </table:table-cell>
          <table:table-cell office:value-type="float" office:value="0.2766727" calcext:value-type="float">
            <text:p>0.276672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5" calcext:value-type="float">
            <text:p>115</text:p>
          </table:table-cell>
          <table:table-cell office:value-type="float" office:value="305.9176" calcext:value-type="float">
            <text:p>305.9176</text:p>
          </table:table-cell>
          <table:table-cell office:value-type="float" office:value="4" calcext:value-type="float">
            <text:p>4</text:p>
          </table:table-cell>
          <table:table-cell office:value-type="float" office:value="-0.80986136" calcext:value-type="float">
            <text:p>-0.80986136</text:p>
          </table:table-cell>
          <table:table-cell office:value-type="float" office:value="875" calcext:value-type="float">
            <text:p>875</text:p>
          </table:table-cell>
          <table:table-cell office:value-type="float" office:value="559" calcext:value-type="float">
            <text:p>559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5866213" calcext:value-type="float">
            <text:p>0.5866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65823" calcext:value-type="float">
            <text:p>35.65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698469497,41.21818383483738]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2549728" calcext:value-type="float">
            <text:p>0.032549728</text:p>
          </table:table-cell>
          <table:table-cell office:value-type="float" office:value="0.278481" calcext:value-type="float">
            <text:p>0.27848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4" calcext:value-type="float">
            <text:p>104</text:p>
          </table:table-cell>
          <table:table-cell office:value-type="float" office:value="313.7519" calcext:value-type="float">
            <text:p>313.7519</text:p>
          </table:table-cell>
          <table:table-cell office:value-type="float" office:value="4" calcext:value-type="float">
            <text:p>4</text:p>
          </table:table-cell>
          <table:table-cell office:value-type="float" office:value="-0.72234124" calcext:value-type="float">
            <text:p>-0.72234124</text:p>
          </table:table-cell>
          <table:table-cell office:value-type="float" office:value="888" calcext:value-type="float">
            <text:p>888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915368" calcext:value-type="float">
            <text:p>0.6915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242245" calcext:value-type="float">
            <text:p>33.242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1195663649,41.218184695369615]}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797468" calcext:value-type="float">
            <text:p>0.03797468</text:p>
          </table:table-cell>
          <table:table-cell office:value-type="float" office:value="0.2875226" calcext:value-type="float">
            <text:p>0.287522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4" calcext:value-type="float">
            <text:p>104</text:p>
          </table:table-cell>
          <table:table-cell office:value-type="float" office:value="320.06924" calcext:value-type="float">
            <text:p>320.06924</text:p>
          </table:table-cell>
          <table:table-cell office:value-type="float" office:value="4" calcext:value-type="float">
            <text:p>4</text:p>
          </table:table-cell>
          <table:table-cell office:value-type="float" office:value="-0.64186156" calcext:value-type="float">
            <text:p>-0.64186156</text:p>
          </table:table-cell>
          <table:table-cell office:value-type="float" office:value="897" calcext:value-type="float">
            <text:p>897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6682055" calcext:value-type="float">
            <text:p>0.76682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8213" calcext:value-type="float">
            <text:p>29.68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5406630772,41.21818555478961]}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0.047016274" calcext:value-type="float">
            <text:p>0.047016274</text:p>
          </table:table-cell>
          <table:table-cell office:value-type="float" office:value="0.2983725" calcext:value-type="float">
            <text:p>0.29837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4" calcext:value-type="float">
            <text:p>104</text:p>
          </table:table-cell>
          <table:table-cell office:value-type="float" office:value="320.06924" calcext:value-type="float">
            <text:p>320.06924</text:p>
          </table:table-cell>
          <table:table-cell office:value-type="float" office:value="4" calcext:value-type="float">
            <text:p>4</text:p>
          </table:table-cell>
          <table:table-cell office:value-type="float" office:value="-0.64186156" calcext:value-type="float">
            <text:p>-0.64186156</text:p>
          </table:table-cell>
          <table:table-cell office:value-type="float" office:value="905" calcext:value-type="float">
            <text:p>905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6682055" calcext:value-type="float">
            <text:p>0.76682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8213" calcext:value-type="float">
            <text:p>29.68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99617596351,41.218186413097364]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56057867" calcext:value-type="float">
            <text:p>0.056057867</text:p>
          </table:table-cell>
          <table:table-cell office:value-type="float" office:value="0.30922243" calcext:value-type="float">
            <text:p>0.3092224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7" calcext:value-type="float">
            <text:p>117</text:p>
          </table:table-cell>
          <table:table-cell office:value-type="float" office:value="317.71024" calcext:value-type="float">
            <text:p>317.71024</text:p>
          </table:table-cell>
          <table:table-cell office:value-type="float" office:value="4" calcext:value-type="float">
            <text:p>4</text:p>
          </table:table-cell>
          <table:table-cell office:value-type="float" office:value="-0.6728805" calcext:value-type="float">
            <text:p>-0.6728805</text:p>
          </table:table-cell>
          <table:table-cell office:value-type="float" office:value="921" calcext:value-type="float">
            <text:p>92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97512" calcext:value-type="float">
            <text:p>0.7397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76159" calcext:value-type="float">
            <text:p>22.576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382856038,41.21818727029287]}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65099455" calcext:value-type="float">
            <text:p>0.065099455</text:p>
          </table:table-cell>
          <table:table-cell office:value-type="float" office:value="0.318264" calcext:value-type="float">
            <text:p>0.3182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7" calcext:value-type="float">
            <text:p>117</text:p>
          </table:table-cell>
          <table:table-cell office:value-type="float" office:value="317.57343" calcext:value-type="float">
            <text:p>317.57343</text:p>
          </table:table-cell>
          <table:table-cell office:value-type="float" office:value="4" calcext:value-type="float">
            <text:p>4</text:p>
          </table:table-cell>
          <table:table-cell office:value-type="float" office:value="-0.674645" calcext:value-type="float">
            <text:p>-0.674645</text:p>
          </table:table-cell>
          <table:table-cell office:value-type="float" office:value="927" calcext:value-type="float">
            <text:p>92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81424" calcext:value-type="float">
            <text:p>0.73814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35293" calcext:value-type="float">
            <text:p>19.335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8039522863,41.218188126376134]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7414105" calcext:value-type="float">
            <text:p>0.07414105</text:p>
          </table:table-cell>
          <table:table-cell office:value-type="float" office:value="0.32368898" calcext:value-type="float">
            <text:p>0.3236889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6" calcext:value-type="float">
            <text:p>146</text:p>
          </table:table-cell>
          <table:table-cell office:value-type="float" office:value="328.4676" calcext:value-type="float">
            <text:p>328.4676</text:p>
          </table:table-cell>
          <table:table-cell office:value-type="float" office:value="4" calcext:value-type="float">
            <text:p>4</text:p>
          </table:table-cell>
          <table:table-cell office:value-type="float" office:value="-0.5229806" calcext:value-type="float">
            <text:p>-0.5229806</text:p>
          </table:table-cell>
          <table:table-cell office:value-type="float" office:value="932" calcext:value-type="float">
            <text:p>93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523446" calcext:value-type="float">
            <text:p>0.8523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868772" calcext:value-type="float">
            <text:p>13.868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2250483807,41.21818898134717]}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21157326" calcext:value-type="float">
            <text:p>0.12115732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6" calcext:value-type="float">
            <text:p>76</text:p>
          </table:table-cell>
          <table:table-cell office:value-type="float" office:value="342.08014" calcext:value-type="float">
            <text:p>342.08014</text:p>
          </table:table-cell>
          <table:table-cell office:value-type="float" office:value="4" calcext:value-type="float">
            <text:p>4</text:p>
          </table:table-cell>
          <table:table-cell office:value-type="float" office:value="-0.30768642" calcext:value-type="float">
            <text:p>-0.30768642</text:p>
          </table:table-cell>
          <table:table-cell office:value-type="float" office:value="792" calcext:value-type="float">
            <text:p>792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95148784" calcext:value-type="float">
            <text:p>0.95148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89808" calcext:value-type="float">
            <text:p>32.189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29201273489,41.21844627365594]}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3743219" calcext:value-type="float">
            <text:p>0.1374321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66" calcext:value-type="float">
            <text:p>66</text:p>
          </table:table-cell>
          <table:table-cell office:value-type="float" office:value="346.41144" calcext:value-type="float">
            <text:p>346.41144</text:p>
          </table:table-cell>
          <table:table-cell office:value-type="float" office:value="4" calcext:value-type="float">
            <text:p>4</text:p>
          </table:table-cell>
          <table:table-cell office:value-type="float" office:value="-0.23494783" calcext:value-type="float">
            <text:p>-0.23494783</text:p>
          </table:table-cell>
          <table:table-cell office:value-type="float" office:value="796" calcext:value-type="float">
            <text:p>796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972008" calcext:value-type="float">
            <text:p>0.97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792328" calcext:value-type="float">
            <text:p>28.792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3412108911,41.21844714420657]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5189873" calcext:value-type="float">
            <text:p>0.1518987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66" calcext:value-type="float">
            <text:p>66</text:p>
          </table:table-cell>
          <table:table-cell office:value-type="float" office:value="6.152234" calcext:value-type="float">
            <text:p>6.152234</text:p>
          </table:table-cell>
          <table:table-cell office:value-type="float" office:value="4" calcext:value-type="float">
            <text:p>4</text:p>
          </table:table-cell>
          <table:table-cell office:value-type="float" office:value="0.10717052" calcext:value-type="float">
            <text:p>0.10717052</text:p>
          </table:table-cell>
          <table:table-cell office:value-type="float" office:value="796" calcext:value-type="float">
            <text:p>79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424064" calcext:value-type="float">
            <text:p>0.99424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65475" calcext:value-type="float">
            <text:p>31.065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7622942765,41.218448013644974]}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681736" calcext:value-type="float">
            <text:p>0.168173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4" calcext:value-type="float">
            <text:p>144</text:p>
          </table:table-cell>
          <table:table-cell office:value-type="float" office:value="9.672505" calcext:value-type="float">
            <text:p>9.672505</text:p>
          </table:table-cell>
          <table:table-cell office:value-type="float" office:value="4" calcext:value-type="float">
            <text:p>4</text:p>
          </table:table-cell>
          <table:table-cell office:value-type="float" office:value="0.16801636" calcext:value-type="float">
            <text:p>0.16801636</text:p>
          </table:table-cell>
          <table:table-cell office:value-type="float" office:value="795" calcext:value-type="float">
            <text:p>79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8578423" calcext:value-type="float">
            <text:p>0.98578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636604" calcext:value-type="float">
            <text:p>32.636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183377505,41.218448881971106]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18625678" calcext:value-type="float">
            <text:p>0.186256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4" calcext:value-type="float">
            <text:p>144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34676" calcext:value-type="float">
            <text:p>29.534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604460577,41.21844974918499]}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0614828" calcext:value-type="float">
            <text:p>0.206148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4" calcext:value-type="float">
            <text:p>144</text:p>
          </table:table-cell>
          <table:table-cell office:value-type="float" office:value="337.32385" calcext:value-type="float">
            <text:p>337.32385</text:p>
          </table:table-cell>
          <table:table-cell office:value-type="float" office:value="4" calcext:value-type="float">
            <text:p>4</text:p>
          </table:table-cell>
          <table:table-cell office:value-type="float" office:value="-0.38552174" calcext:value-type="float">
            <text:p>-0.38552174</text:p>
          </table:table-cell>
          <table:table-cell office:value-type="float" office:value="795" calcext:value-type="float">
            <text:p>79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2269874" calcext:value-type="float">
            <text:p>0.92269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515" calcext:value-type="float">
            <text:p>31.5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025543493,41.21845061528662]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278481" calcext:value-type="float">
            <text:p>0.227848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5" calcext:value-type="float">
            <text:p>155</text:p>
          </table:table-cell>
          <table:table-cell office:value-type="float" office:value="316.25314" calcext:value-type="float">
            <text:p>316.25314</text:p>
          </table:table-cell>
          <table:table-cell office:value-type="float" office:value="3" calcext:value-type="float">
            <text:p>3</text:p>
          </table:table-cell>
          <table:table-cell office:value-type="float" office:value="-0.6914736" calcext:value-type="float">
            <text:p>-0.6914736</text:p>
          </table:table-cell>
          <table:table-cell office:value-type="float" office:value="810" calcext:value-type="float">
            <text:p>810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2240174" calcext:value-type="float">
            <text:p>0.72240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25784" calcext:value-type="float">
            <text:p>29.25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446626253,41.218451480276]}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98915" calcext:value-type="float">
            <text:p>0.0198915</text:p>
          </table:table-cell>
          <table:table-cell office:value-type="float" office:value="0.24231465" calcext:value-type="float">
            <text:p>0.2423146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5" calcext:value-type="float">
            <text:p>155</text:p>
          </table:table-cell>
          <table:table-cell office:value-type="float" office:value="302.081" calcext:value-type="float">
            <text:p>302.081</text:p>
          </table:table-cell>
          <table:table-cell office:value-type="float" office:value="4" calcext:value-type="float">
            <text:p>4</text:p>
          </table:table-cell>
          <table:table-cell office:value-type="float" office:value="-0.8472981" calcext:value-type="float">
            <text:p>-0.8472981</text:p>
          </table:table-cell>
          <table:table-cell office:value-type="float" office:value="820" calcext:value-type="float">
            <text:p>820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311176" calcext:value-type="float">
            <text:p>0.5311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65395" calcext:value-type="float">
            <text:p>31.365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8677088568,41.21845234415313]}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25316456" calcext:value-type="float">
            <text:p>0.025316456</text:p>
          </table:table-cell>
          <table:table-cell office:value-type="float" office:value="0.25497288" calcext:value-type="float">
            <text:p>0.254972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5" calcext:value-type="float">
            <text:p>115</text:p>
          </table:table-cell>
          <table:table-cell office:value-type="float" office:value="297.04086" calcext:value-type="float">
            <text:p>297.04086</text:p>
          </table:table-cell>
          <table:table-cell office:value-type="float" office:value="4" calcext:value-type="float">
            <text:p>4</text:p>
          </table:table-cell>
          <table:table-cell office:value-type="float" office:value="-0.89068246" calcext:value-type="float">
            <text:p>-0.89068246</text:p>
          </table:table-cell>
          <table:table-cell office:value-type="float" office:value="834" calcext:value-type="float">
            <text:p>834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546259" calcext:value-type="float">
            <text:p>0.4546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079494" calcext:value-type="float">
            <text:p>34.079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2887913048,41.218453206918014]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074141" calcext:value-type="float">
            <text:p>0.03074141</text:p>
          </table:table-cell>
          <table:table-cell office:value-type="float" office:value="0.26039782" calcext:value-type="float">
            <text:p>0.2603978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5" calcext:value-type="float">
            <text:p>115</text:p>
          </table:table-cell>
          <table:table-cell office:value-type="float" office:value="309.17618" calcext:value-type="float">
            <text:p>309.17618</text:p>
          </table:table-cell>
          <table:table-cell office:value-type="float" office:value="4" calcext:value-type="float">
            <text:p>4</text:p>
          </table:table-cell>
          <table:table-cell office:value-type="float" office:value="-0.7752073" calcext:value-type="float">
            <text:p>-0.7752073</text:p>
          </table:table-cell>
          <table:table-cell office:value-type="float" office:value="861" calcext:value-type="float">
            <text:p>861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3170695" calcext:value-type="float">
            <text:p>0.631706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673996" calcext:value-type="float">
            <text:p>33.673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7098735978,41.21845406857064]}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9783" calcext:value-type="float">
            <text:p>0.039783</text:p>
          </table:table-cell>
          <table:table-cell office:value-type="float" office:value="0.2676311" calcext:value-type="float">
            <text:p>0.267631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4" calcext:value-type="float">
            <text:p>104</text:p>
          </table:table-cell>
          <table:table-cell office:value-type="float" office:value="317.0588" calcext:value-type="float">
            <text:p>317.0588</text:p>
          </table:table-cell>
          <table:table-cell office:value-type="float" office:value="4" calcext:value-type="float">
            <text:p>4</text:p>
          </table:table-cell>
          <table:table-cell office:value-type="float" office:value="-0.68124753" calcext:value-type="float">
            <text:p>-0.68124753</text:p>
          </table:table-cell>
          <table:table-cell office:value-type="float" office:value="872" calcext:value-type="float">
            <text:p>872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205316" calcext:value-type="float">
            <text:p>0.73205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5597" calcext:value-type="float">
            <text:p>33.5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130955735,41.218454929111005]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47016274" calcext:value-type="float">
            <text:p>0.047016274</text:p>
          </table:table-cell>
          <table:table-cell office:value-type="float" office:value="0.28209764" calcext:value-type="float">
            <text:p>0.282097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4" calcext:value-type="float">
            <text:p>104</text:p>
          </table:table-cell>
          <table:table-cell office:value-type="float" office:value="321.09122" calcext:value-type="float">
            <text:p>321.09122</text:p>
          </table:table-cell>
          <table:table-cell office:value-type="float" office:value="4" calcext:value-type="float">
            <text:p>4</text:p>
          </table:table-cell>
          <table:table-cell office:value-type="float" office:value="-0.6280825" calcext:value-type="float">
            <text:p>-0.6280825</text:p>
          </table:table-cell>
          <table:table-cell office:value-type="float" office:value="882" calcext:value-type="float">
            <text:p>882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7814674" calcext:value-type="float">
            <text:p>0.77814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2009" calcext:value-type="float">
            <text:p>30.2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5520377176,41.218455788539124]}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0.057866186" calcext:value-type="float">
            <text:p>0.057866186</text:p>
          </table:table-cell>
          <table:table-cell office:value-type="float" office:value="0.2983725" calcext:value-type="float">
            <text:p>0.29837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4" calcext:value-type="float">
            <text:p>104</text:p>
          </table:table-cell>
          <table:table-cell office:value-type="float" office:value="320.47186" calcext:value-type="float">
            <text:p>320.47186</text:p>
          </table:table-cell>
          <table:table-cell office:value-type="float" office:value="4" calcext:value-type="float">
            <text:p>4</text:p>
          </table:table-cell>
          <table:table-cell office:value-type="float" office:value="-0.63645697" calcext:value-type="float">
            <text:p>-0.63645697</text:p>
          </table:table-cell>
          <table:table-cell office:value-type="float" office:value="889" calcext:value-type="float">
            <text:p>889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7131224" calcext:value-type="float">
            <text:p>0.77131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26035" calcext:value-type="float">
            <text:p>31.326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99731195448,41.218456646854996]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68716094" calcext:value-type="float">
            <text:p>0.068716094</text:p>
          </table:table-cell>
          <table:table-cell office:value-type="float" office:value="0.3074141" calcext:value-type="float">
            <text:p>0.307414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7" calcext:value-type="float">
            <text:p>117</text:p>
          </table:table-cell>
          <table:table-cell office:value-type="float" office:value="319.48175" calcext:value-type="float">
            <text:p>319.48175</text:p>
          </table:table-cell>
          <table:table-cell office:value-type="float" office:value="4" calcext:value-type="float">
            <text:p>4</text:p>
          </table:table-cell>
          <table:table-cell office:value-type="float" office:value="-0.64969003" calcext:value-type="float">
            <text:p>-0.64969003</text:p>
          </table:table-cell>
          <table:table-cell office:value-type="float" office:value="911" calcext:value-type="float">
            <text:p>911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6019925" calcext:value-type="float">
            <text:p>0.76019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804888" calcext:value-type="float">
            <text:p>30.804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394201218,41.21845750405861]}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79566" calcext:value-type="float">
            <text:p>0.079566</text:p>
          </table:table-cell>
          <table:table-cell office:value-type="float" office:value="0.32368898" calcext:value-type="float">
            <text:p>0.3236889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7" calcext:value-type="float">
            <text:p>117</text:p>
          </table:table-cell>
          <table:table-cell office:value-type="float" office:value="323.3331" calcext:value-type="float">
            <text:p>323.3331</text:p>
          </table:table-cell>
          <table:table-cell office:value-type="float" office:value="4" calcext:value-type="float">
            <text:p>4</text:p>
          </table:table-cell>
          <table:table-cell office:value-type="float" office:value="-0.5971619" calcext:value-type="float">
            <text:p>-0.5971619</text:p>
          </table:table-cell>
          <table:table-cell office:value-type="float" office:value="918" calcext:value-type="float">
            <text:p>91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0212075" calcext:value-type="float">
            <text:p>0.80212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772331" calcext:value-type="float">
            <text:p>26.772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8152827362,41.21845836014997]}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88607594" calcext:value-type="float">
            <text:p>0.088607594</text:p>
          </table:table-cell>
          <table:table-cell office:value-type="float" office:value="0.33092225" calcext:value-type="float">
            <text:p>0.330922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6" calcext:value-type="float">
            <text:p>146</text:p>
          </table:table-cell>
          <table:table-cell office:value-type="float" office:value="331.01672" calcext:value-type="float">
            <text:p>331.01672</text:p>
          </table:table-cell>
          <table:table-cell office:value-type="float" office:value="4" calcext:value-type="float">
            <text:p>4</text:p>
          </table:table-cell>
          <table:table-cell office:value-type="float" office:value="-0.4845544" calcext:value-type="float">
            <text:p>-0.4845544</text:p>
          </table:table-cell>
          <table:table-cell office:value-type="float" office:value="925" calcext:value-type="float">
            <text:p>92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747611" calcext:value-type="float">
            <text:p>0.87476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947378" calcext:value-type="float">
            <text:p>23.947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2363641001,41.21845921512908]}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0994575" calcext:value-type="float">
            <text:p>0.099457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76" calcext:value-type="float">
            <text:p>76</text:p>
          </table:table-cell>
          <table:table-cell office:value-type="float" office:value="342.13657" calcext:value-type="float">
            <text:p>342.13657</text:p>
          </table:table-cell>
          <table:table-cell office:value-type="float" office:value="4" calcext:value-type="float">
            <text:p>4</text:p>
          </table:table-cell>
          <table:table-cell office:value-type="float" office:value="-0.30674925" calcext:value-type="float">
            <text:p>-0.30674925</text:p>
          </table:table-cell>
          <table:table-cell office:value-type="float" office:value="774" calcext:value-type="float">
            <text:p>774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9517904" calcext:value-type="float">
            <text:p>0.9517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303507" calcext:value-type="float">
            <text:p>29.303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29316641785,41.218716507302744]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1211573" calcext:value-type="float">
            <text:p>0.1121157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66" calcext:value-type="float">
            <text:p>66</text:p>
          </table:table-cell>
          <table:table-cell office:value-type="float" office:value="347.83417" calcext:value-type="float">
            <text:p>347.83417</text:p>
          </table:table-cell>
          <table:table-cell office:value-type="float" office:value="3" calcext:value-type="float">
            <text:p>3</text:p>
          </table:table-cell>
          <table:table-cell office:value-type="float" office:value="-0.21074194" calcext:value-type="float">
            <text:p>-0.21074194</text:p>
          </table:table-cell>
          <table:table-cell office:value-type="float" office:value="778" calcext:value-type="float">
            <text:p>77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7754174" calcext:value-type="float">
            <text:p>0.97754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49613" calcext:value-type="float">
            <text:p>31.49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3527329897,41.218717377861616]}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2658228" calcext:value-type="float">
            <text:p>0.126582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66" calcext:value-type="float">
            <text:p>66</text:p>
          </table:table-cell>
          <table:table-cell office:value-type="float" office:value="6.500889" calcext:value-type="float">
            <text:p>6.500889</text:p>
          </table:table-cell>
          <table:table-cell office:value-type="float" office:value="4" calcext:value-type="float">
            <text:p>4</text:p>
          </table:table-cell>
          <table:table-cell office:value-type="float" office:value="0.11321862" calcext:value-type="float">
            <text:p>0.11321862</text:p>
          </table:table-cell>
          <table:table-cell office:value-type="float" office:value="780" calcext:value-type="float">
            <text:p>78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35701" calcext:value-type="float">
            <text:p>0.9935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93455" calcext:value-type="float">
            <text:p>29.693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773801645,41.21871824730822]}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33.999996" calcext:value-type="float">
            <text:p>33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14285715" calcext:value-type="float">
            <text:p>0.1428571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4" calcext:value-type="float">
            <text:p>144</text:p>
          </table:table-cell>
          <table:table-cell office:value-type="float" office:value="7.104382" calcext:value-type="float">
            <text:p>7.104382</text:p>
          </table:table-cell>
          <table:table-cell office:value-type="float" office:value="4" calcext:value-type="float">
            <text:p>4</text:p>
          </table:table-cell>
          <table:table-cell office:value-type="float" office:value="0.12367737" calcext:value-type="float">
            <text:p>0.12367737</text:p>
          </table:table-cell>
          <table:table-cell office:value-type="float" office:value="777" calcext:value-type="float">
            <text:p>777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9923225" calcext:value-type="float">
            <text:p>0.9923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653" calcext:value-type="float">
            <text:p>27.5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1948701433,41.21871911564256]}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16094032" calcext:value-type="float">
            <text:p>0.1609403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4" calcext:value-type="float">
            <text:p>144</text:p>
          </table:table-cell>
          <table:table-cell office:value-type="float" office:value="351.59732" calcext:value-type="float">
            <text:p>351.59732</text:p>
          </table:table-cell>
          <table:table-cell office:value-type="float" office:value="4" calcext:value-type="float">
            <text:p>4</text:p>
          </table:table-cell>
          <table:table-cell office:value-type="float" office:value="-0.14612904" calcext:value-type="float">
            <text:p>-0.14612904</text:p>
          </table:table-cell>
          <table:table-cell office:value-type="float" office:value="777" calcext:value-type="float">
            <text:p>77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8926556" calcext:value-type="float">
            <text:p>0.98926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836437" calcext:value-type="float">
            <text:p>23.836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6159384852,41.21871998286465]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18444847" calcext:value-type="float">
            <text:p>0.1844484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4" calcext:value-type="float">
            <text:p>144</text:p>
          </table:table-cell>
          <table:table-cell office:value-type="float" office:value="329.6745" calcext:value-type="float">
            <text:p>329.6745</text:p>
          </table:table-cell>
          <table:table-cell office:value-type="float" office:value="4" calcext:value-type="float">
            <text:p>4</text:p>
          </table:table-cell>
          <table:table-cell office:value-type="float" office:value="-0.5049119" calcext:value-type="float">
            <text:p>-0.5049119</text:p>
          </table:table-cell>
          <table:table-cell office:value-type="float" office:value="780" calcext:value-type="float">
            <text:p>78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6317086" calcext:value-type="float">
            <text:p>0.86317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119347" calcext:value-type="float">
            <text:p>25.119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0370066702,41.21872084897446]}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21157324" calcext:value-type="float">
            <text:p>0.2115732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5" calcext:value-type="float">
            <text:p>155</text:p>
          </table:table-cell>
          <table:table-cell office:value-type="float" office:value="301.03787" calcext:value-type="float">
            <text:p>301.03787</text:p>
          </table:table-cell>
          <table:table-cell office:value-type="float" office:value="4" calcext:value-type="float">
            <text:p>4</text:p>
          </table:table-cell>
          <table:table-cell office:value-type="float" office:value="-0.8568266" calcext:value-type="float">
            <text:p>-0.8568266</text:p>
          </table:table-cell>
          <table:table-cell office:value-type="float" office:value="799" calcext:value-type="float">
            <text:p>79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156046" calcext:value-type="float">
            <text:p>0.5156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2529" calcext:value-type="float">
            <text:p>32.12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4580746998,41.21872171397202]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25316456" calcext:value-type="float">
            <text:p>0.025316456</text:p>
          </table:table-cell>
          <table:table-cell office:value-type="float" office:value="0.22603978" calcext:value-type="float">
            <text:p>0.226039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5" calcext:value-type="float">
            <text:p>155</text:p>
          </table:table-cell>
          <table:table-cell office:value-type="float" office:value="295.34262" calcext:value-type="float">
            <text:p>295.34262</text:p>
          </table:table-cell>
          <table:table-cell office:value-type="float" office:value="4" calcext:value-type="float">
            <text:p>4</text:p>
          </table:table-cell>
          <table:table-cell office:value-type="float" office:value="-0.9037645" calcext:value-type="float">
            <text:p>-0.9037645</text:p>
          </table:table-cell>
          <table:table-cell office:value-type="float" office:value="813" calcext:value-type="float">
            <text:p>813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2803007" calcext:value-type="float">
            <text:p>0.42803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73806" calcext:value-type="float">
            <text:p>32.73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8791425735,41.21872257785732]}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074141" calcext:value-type="float">
            <text:p>0.03074141</text:p>
          </table:table-cell>
          <table:table-cell office:value-type="float" office:value="0.24050634" calcext:value-type="float">
            <text:p>0.2405063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5" calcext:value-type="float">
            <text:p>115</text:p>
          </table:table-cell>
          <table:table-cell office:value-type="float" office:value="302.28668" calcext:value-type="float">
            <text:p>302.28668</text:p>
          </table:table-cell>
          <table:table-cell office:value-type="float" office:value="4" calcext:value-type="float">
            <text:p>4</text:p>
          </table:table-cell>
          <table:table-cell office:value-type="float" office:value="-0.8453859" calcext:value-type="float">
            <text:p>-0.8453859</text:p>
          </table:table-cell>
          <table:table-cell office:value-type="float" office:value="826" calcext:value-type="float">
            <text:p>826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34156" calcext:value-type="float">
            <text:p>0.534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73156" calcext:value-type="float">
            <text:p>32.473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3002102912,41.218723440630356]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797468" calcext:value-type="float">
            <text:p>0.03797468</text:p>
          </table:table-cell>
          <table:table-cell office:value-type="float" office:value="0.25497288" calcext:value-type="float">
            <text:p>0.254972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5" calcext:value-type="float">
            <text:p>115</text:p>
          </table:table-cell>
          <table:table-cell office:value-type="float" office:value="317.48386" calcext:value-type="float">
            <text:p>317.48386</text:p>
          </table:table-cell>
          <table:table-cell office:value-type="float" office:value="4" calcext:value-type="float">
            <text:p>4</text:p>
          </table:table-cell>
          <table:table-cell office:value-type="float" office:value="-0.67579794" calcext:value-type="float">
            <text:p>-0.67579794</text:p>
          </table:table-cell>
          <table:table-cell office:value-type="float" office:value="849" calcext:value-type="float">
            <text:p>849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708695" calcext:value-type="float">
            <text:p>0.737086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492767" calcext:value-type="float">
            <text:p>32.492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7212778535,41.218724302291136]}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.047016274" calcext:value-type="float">
            <text:p>0.047016274</text:p>
          </table:table-cell>
          <table:table-cell office:value-type="float" office:value="0.2676311" calcext:value-type="float">
            <text:p>0.267631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4" calcext:value-type="float">
            <text:p>104</text:p>
          </table:table-cell>
          <table:table-cell office:value-type="float" office:value="316.48102" calcext:value-type="float">
            <text:p>316.48102</text:p>
          </table:table-cell>
          <table:table-cell office:value-type="float" office:value="4" calcext:value-type="float">
            <text:p>4</text:p>
          </table:table-cell>
          <table:table-cell office:value-type="float" office:value="-0.6885948" calcext:value-type="float">
            <text:p>-0.6885948</text:p>
          </table:table-cell>
          <table:table-cell office:value-type="float" office:value="858" calcext:value-type="float">
            <text:p>858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251463" calcext:value-type="float">
            <text:p>0.7251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00772" calcext:value-type="float">
            <text:p>32.00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1423452607,41.21872516283963]}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.0596745" calcext:value-type="float">
            <text:p>0.0596745</text:p>
          </table:table-cell>
          <table:table-cell office:value-type="float" office:value="0.2875226" calcext:value-type="float">
            <text:p>0.287522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4" calcext:value-type="float">
            <text:p>104</text:p>
          </table:table-cell>
          <table:table-cell office:value-type="float" office:value="321.42206" calcext:value-type="float">
            <text:p>321.42206</text:p>
          </table:table-cell>
          <table:table-cell office:value-type="float" office:value="4" calcext:value-type="float">
            <text:p>4</text:p>
          </table:table-cell>
          <table:table-cell office:value-type="float" office:value="-0.6235786" calcext:value-type="float">
            <text:p>-0.6235786</text:p>
          </table:table-cell>
          <table:table-cell office:value-type="float" office:value="869" calcext:value-type="float">
            <text:p>869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8176063" calcext:value-type="float">
            <text:p>0.78176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4873" calcext:value-type="float">
            <text:p>31.84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5634125126,41.218726022275874]}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.07594936" calcext:value-type="float">
            <text:p>0.07594936</text:p>
          </table:table-cell>
          <table:table-cell office:value-type="float" office:value="0.3074141" calcext:value-type="float">
            <text:p>0.307414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4" calcext:value-type="float">
            <text:p>104</text:p>
          </table:table-cell>
          <table:table-cell office:value-type="float" office:value="337.57983" calcext:value-type="float">
            <text:p>337.57983</text:p>
          </table:table-cell>
          <table:table-cell office:value-type="float" office:value="4" calcext:value-type="float">
            <text:p>4</text:p>
          </table:table-cell>
          <table:table-cell office:value-type="float" office:value="-0.381396" calcext:value-type="float">
            <text:p>-0.381396</text:p>
          </table:table-cell>
          <table:table-cell office:value-type="float" office:value="876" calcext:value-type="float">
            <text:p>876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244118" calcext:value-type="float">
            <text:p>0.924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922892" calcext:value-type="float">
            <text:p>26.922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99844796094,41.21872688059987]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9222423" calcext:value-type="float">
            <text:p>0.09222423</text:p>
          </table:table-cell>
          <table:table-cell office:value-type="float" office:value="0.32188064" calcext:value-type="float">
            <text:p>0.321880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7" calcext:value-type="float">
            <text:p>117</text:p>
          </table:table-cell>
          <table:table-cell office:value-type="float" office:value="317.64737" calcext:value-type="float">
            <text:p>317.64737</text:p>
          </table:table-cell>
          <table:table-cell office:value-type="float" office:value="4" calcext:value-type="float">
            <text:p>4</text:p>
          </table:table-cell>
          <table:table-cell office:value-type="float" office:value="-0.67369163" calcext:value-type="float">
            <text:p>-0.67369163</text:p>
          </table:table-cell>
          <table:table-cell office:value-type="float" office:value="893" calcext:value-type="float">
            <text:p>893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901254" calcext:value-type="float">
            <text:p>0.73901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475967" calcext:value-type="float">
            <text:p>37.475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4055465521,41.218727737811584]}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0488246" calcext:value-type="float">
            <text:p>0.10488246</text:p>
          </table:table-cell>
          <table:table-cell office:value-type="float" office:value="0.33273056" calcext:value-type="float">
            <text:p>0.332730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7" calcext:value-type="float">
            <text:p>117</text:p>
          </table:table-cell>
          <table:table-cell office:value-type="float" office:value="326.3874" calcext:value-type="float">
            <text:p>326.3874</text:p>
          </table:table-cell>
          <table:table-cell office:value-type="float" office:value="4" calcext:value-type="float">
            <text:p>4</text:p>
          </table:table-cell>
          <table:table-cell office:value-type="float" office:value="-0.55357504" calcext:value-type="float">
            <text:p>-0.55357504</text:p>
          </table:table-cell>
          <table:table-cell office:value-type="float" office:value="902" calcext:value-type="float">
            <text:p>902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327993" calcext:value-type="float">
            <text:p>0.8327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4789" calcext:value-type="float">
            <text:p>30.24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8266133399,41.21872859391104]}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1211573" calcext:value-type="float">
            <text:p>0.11211573</text:p>
          </table:table-cell>
          <table:table-cell office:value-type="float" office:value="0.34358048" calcext:value-type="float">
            <text:p>0.3435804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6" calcext:value-type="float">
            <text:p>146</text:p>
          </table:table-cell>
          <table:table-cell office:value-type="float" office:value="334.1995" calcext:value-type="float">
            <text:p>334.1995</text:p>
          </table:table-cell>
          <table:table-cell office:value-type="float" office:value="4" calcext:value-type="float">
            <text:p>4</text:p>
          </table:table-cell>
          <table:table-cell office:value-type="float" office:value="-0.43523908" calcext:value-type="float">
            <text:p>-0.43523908</text:p>
          </table:table-cell>
          <table:table-cell office:value-type="float" office:value="908" calcext:value-type="float">
            <text:p>908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003149" calcext:value-type="float">
            <text:p>0.9003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68252" calcext:value-type="float">
            <text:p>30.68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2476799736,41.218729448898216]}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1754069" calcext:value-type="float">
            <text:p>0.11754069</text:p>
          </table:table-cell>
          <table:table-cell office:value-type="float" office:value="0.35443038" calcext:value-type="float">
            <text:p>0.3544303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6" calcext:value-type="float">
            <text:p>146</text:p>
          </table:table-cell>
          <table:table-cell office:value-type="float" office:value="317.80988" calcext:value-type="float">
            <text:p>317.80988</text:p>
          </table:table-cell>
          <table:table-cell office:value-type="float" office:value="4" calcext:value-type="float">
            <text:p>4</text:p>
          </table:table-cell>
          <table:table-cell office:value-type="float" office:value="-0.671593" calcext:value-type="float">
            <text:p>-0.671593</text:p>
          </table:table-cell>
          <table:table-cell office:value-type="float" office:value="921" calcext:value-type="float">
            <text:p>92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092025" calcext:value-type="float">
            <text:p>0.7409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671747" calcext:value-type="float">
            <text:p>25.67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56687464532,41.21873030277315]}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2296564" calcext:value-type="float">
            <text:p>0.12296564</text:p>
          </table:table-cell>
          <table:table-cell office:value-type="float" office:value="0.358047" calcext:value-type="float">
            <text:p>0.35804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82" calcext:value-type="float">
            <text:p>182</text:p>
          </table:table-cell>
          <table:table-cell office:value-type="float" office:value="322.77695" calcext:value-type="float">
            <text:p>322.77695</text:p>
          </table:table-cell>
          <table:table-cell office:value-type="float" office:value="4" calcext:value-type="float">
            <text:p>4</text:p>
          </table:table-cell>
          <table:table-cell office:value-type="float" office:value="-0.60491943" calcext:value-type="float">
            <text:p>-0.60491943</text:p>
          </table:table-cell>
          <table:table-cell office:value-type="float" office:value="929" calcext:value-type="float">
            <text:p>92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62867" calcext:value-type="float">
            <text:p>0.7962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886726" calcext:value-type="float">
            <text:p>15.886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2089812779,41.21873115553581]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08679928" calcext:value-type="float">
            <text:p>0.086799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5" calcext:value-type="float">
            <text:p>85</text:p>
          </table:table-cell>
          <table:table-cell office:value-type="float" office:value="355.6557" calcext:value-type="float">
            <text:p>355.6557</text:p>
          </table:table-cell>
          <table:table-cell office:value-type="float" office:value="3" calcext:value-type="float">
            <text:p>3</text:p>
          </table:table-cell>
          <table:table-cell office:value-type="float" office:value="-0.075749606" calcext:value-type="float">
            <text:p>-0.075749606</text:p>
          </table:table-cell>
          <table:table-cell office:value-type="float" office:value="759" calcext:value-type="float">
            <text:p>759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9971269" calcext:value-type="float">
            <text:p>0.9971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05433" calcext:value-type="float">
            <text:p>29.605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3642552457,41.2189876115039]}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101265825" calcext:value-type="float">
            <text:p>0.1012658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5" calcext:value-type="float">
            <text:p>85</text:p>
          </table:table-cell>
          <table:table-cell office:value-type="float" office:value="355.8897" calcext:value-type="float">
            <text:p>355.8897</text:p>
          </table:table-cell>
          <table:table-cell office:value-type="float" office:value="3" calcext:value-type="float">
            <text:p>3</text:p>
          </table:table-cell>
          <table:table-cell office:value-type="float" office:value="-0.071676664" calcext:value-type="float">
            <text:p>-0.071676664</text:p>
          </table:table-cell>
          <table:table-cell office:value-type="float" office:value="761" calcext:value-type="float">
            <text:p>76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742794" calcext:value-type="float">
            <text:p>0.99742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8448" calcext:value-type="float">
            <text:p>30.98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7853091702,41.218988480958735]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5" calcext:value-type="float">
            <text:p>85</text:p>
          </table:table-cell>
          <table:table-cell office:value-type="float" office:value="352.42728" calcext:value-type="float">
            <text:p>352.42728</text:p>
          </table:table-cell>
          <table:table-cell office:value-type="float" office:value="4" calcext:value-type="float">
            <text:p>4</text:p>
          </table:table-cell>
          <table:table-cell office:value-type="float" office:value="-0.13178429" calcext:value-type="float">
            <text:p>-0.13178429</text:p>
          </table:table-cell>
          <table:table-cell office:value-type="float" office:value="763" calcext:value-type="float">
            <text:p>763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9912784" calcext:value-type="float">
            <text:p>0.9912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100506" calcext:value-type="float">
            <text:p>26.100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2063629376,41.21898934930128]}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13200723" calcext:value-type="float">
            <text:p>0.1320072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39.58258" calcext:value-type="float">
            <text:p>339.58258</text:p>
          </table:table-cell>
          <table:table-cell office:value-type="float" office:value="4" calcext:value-type="float">
            <text:p>4</text:p>
          </table:table-cell>
          <table:table-cell office:value-type="float" office:value="-0.3488568" calcext:value-type="float">
            <text:p>-0.3488568</text:p>
          </table:table-cell>
          <table:table-cell office:value-type="float" office:value="764" calcext:value-type="float">
            <text:p>76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3717605" calcext:value-type="float">
            <text:p>0.937176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55803" calcext:value-type="float">
            <text:p>23.355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6274165489,41.218990216531566]}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0.0198915" calcext:value-type="float">
            <text:p>0.0198915</text:p>
          </table:table-cell>
          <table:table-cell office:value-type="float" office:value="0.159132" calcext:value-type="float">
            <text:p>0.15913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18.4497" calcext:value-type="float">
            <text:p>318.4497</text:p>
          </table:table-cell>
          <table:table-cell office:value-type="float" office:value="4" calcext:value-type="float">
            <text:p>4</text:p>
          </table:table-cell>
          <table:table-cell office:value-type="float" office:value="-0.6632774" calcext:value-type="float">
            <text:p>-0.6632774</text:p>
          </table:table-cell>
          <table:table-cell office:value-type="float" office:value="770" calcext:value-type="float">
            <text:p>77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83736" calcext:value-type="float">
            <text:p>0.7483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429573" calcext:value-type="float">
            <text:p>24.429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0484700039,41.21899108264958]}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2169982" calcext:value-type="float">
            <text:p>0.02169982</text:p>
          </table:table-cell>
          <table:table-cell office:value-type="float" office:value="0.19168174" calcext:value-type="float">
            <text:p>0.1916817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299.7553" calcext:value-type="float">
            <text:p>299.7553</text:p>
          </table:table-cell>
          <table:table-cell office:value-type="float" office:value="4" calcext:value-type="float">
            <text:p>4</text:p>
          </table:table-cell>
          <table:table-cell office:value-type="float" office:value="-0.86815274" calcext:value-type="float">
            <text:p>-0.86815274</text:p>
          </table:table-cell>
          <table:table-cell office:value-type="float" office:value="790" calcext:value-type="float">
            <text:p>79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9629712" calcext:value-type="float">
            <text:p>0.49629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787523" calcext:value-type="float">
            <text:p>31.787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4695233026,41.21899194765531]}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28933093" calcext:value-type="float">
            <text:p>0.028933093</text:p>
          </table:table-cell>
          <table:table-cell office:value-type="float" office:value="0.21518987" calcext:value-type="float">
            <text:p>0.2151898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09.26965" calcext:value-type="float">
            <text:p>309.26965</text:p>
          </table:table-cell>
          <table:table-cell office:value-type="float" office:value="4" calcext:value-type="float">
            <text:p>4</text:p>
          </table:table-cell>
          <table:table-cell office:value-type="float" office:value="-0.77417564" calcext:value-type="float">
            <text:p>-0.77417564</text:p>
          </table:table-cell>
          <table:table-cell office:value-type="float" office:value="803" calcext:value-type="float">
            <text:p>803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329708" calcext:value-type="float">
            <text:p>0.6329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93094" calcext:value-type="float">
            <text:p>32.593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8905764455,41.21899281154877]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9783" calcext:value-type="float">
            <text:p>0.039783</text:p>
          </table:table-cell>
          <table:table-cell office:value-type="float" office:value="0.23508137" calcext:value-type="float">
            <text:p>0.2350813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6" calcext:value-type="float">
            <text:p>96</text:p>
          </table:table-cell>
          <table:table-cell office:value-type="float" office:value="319.38025" calcext:value-type="float">
            <text:p>319.38025</text:p>
          </table:table-cell>
          <table:table-cell office:value-type="float" office:value="4" calcext:value-type="float">
            <text:p>4</text:p>
          </table:table-cell>
          <table:table-cell office:value-type="float" office:value="-0.6510359" calcext:value-type="float">
            <text:p>-0.6510359</text:p>
          </table:table-cell>
          <table:table-cell office:value-type="float" office:value="813" calcext:value-type="float">
            <text:p>813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59047" calcext:value-type="float">
            <text:p>0.759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469475" calcext:value-type="float">
            <text:p>33.469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3116294329,41.21899367432996]}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0.054249547" calcext:value-type="float">
            <text:p>0.054249547</text:p>
          </table:table-cell>
          <table:table-cell office:value-type="float" office:value="0.26039782" calcext:value-type="float">
            <text:p>0.2603978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6" calcext:value-type="float">
            <text:p>96</text:p>
          </table:table-cell>
          <table:table-cell office:value-type="float" office:value="322.96378" calcext:value-type="float">
            <text:p>322.96378</text:p>
          </table:table-cell>
          <table:table-cell office:value-type="float" office:value="4" calcext:value-type="float">
            <text:p>4</text:p>
          </table:table-cell>
          <table:table-cell office:value-type="float" office:value="-0.6023198" calcext:value-type="float">
            <text:p>-0.6023198</text:p>
          </table:table-cell>
          <table:table-cell office:value-type="float" office:value="832" calcext:value-type="float">
            <text:p>832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82549" calcext:value-type="float">
            <text:p>0.7982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88167" calcext:value-type="float">
            <text:p>36.88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7326822647,41.21899453599888]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0.068716094" calcext:value-type="float">
            <text:p>0.068716094</text:p>
          </table:table-cell>
          <table:table-cell office:value-type="float" office:value="0.278481" calcext:value-type="float">
            <text:p>0.27848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3" calcext:value-type="float">
            <text:p>113</text:p>
          </table:table-cell>
          <table:table-cell office:value-type="float" office:value="321.97382" calcext:value-type="float">
            <text:p>321.97382</text:p>
          </table:table-cell>
          <table:table-cell office:value-type="float" office:value="4" calcext:value-type="float">
            <text:p>4</text:p>
          </table:table-cell>
          <table:table-cell office:value-type="float" office:value="-0.6160217" calcext:value-type="float">
            <text:p>-0.6160217</text:p>
          </table:table-cell>
          <table:table-cell office:value-type="float" office:value="844" calcext:value-type="float">
            <text:p>844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877292" calcext:value-type="float">
            <text:p>0.7877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941895" calcext:value-type="float">
            <text:p>34.941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1537349411,41.21899539655551]}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0.084990956" calcext:value-type="float">
            <text:p>0.084990956</text:p>
          </table:table-cell>
          <table:table-cell office:value-type="float" office:value="0.30018082" calcext:value-type="float">
            <text:p>0.3001808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3" calcext:value-type="float">
            <text:p>113</text:p>
          </table:table-cell>
          <table:table-cell office:value-type="float" office:value="330.7615" calcext:value-type="float">
            <text:p>330.7615</text:p>
          </table:table-cell>
          <table:table-cell office:value-type="float" office:value="4" calcext:value-type="float">
            <text:p>4</text:p>
          </table:table-cell>
          <table:table-cell office:value-type="float" office:value="-0.4884461" calcext:value-type="float">
            <text:p>-0.4884461</text:p>
          </table:table-cell>
          <table:table-cell office:value-type="float" office:value="852" calcext:value-type="float">
            <text:p>852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7259406" calcext:value-type="float">
            <text:p>0.87259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181927" calcext:value-type="float">
            <text:p>35.181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5747874623,41.21899625599988]}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0307414" calcext:value-type="float">
            <text:p>0.10307414</text:p>
          </table:table-cell>
          <table:table-cell office:value-type="float" office:value="0.32007232" calcext:value-type="float">
            <text:p>0.3200723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3" calcext:value-type="float">
            <text:p>113</text:p>
          </table:table-cell>
          <table:table-cell office:value-type="float" office:value="327.8" calcext:value-type="float">
            <text:p>327.8</text:p>
          </table:table-cell>
          <table:table-cell office:value-type="float" office:value="4" calcext:value-type="float">
            <text:p>4</text:p>
          </table:table-cell>
          <table:table-cell office:value-type="float" office:value="-0.5328763" calcext:value-type="float">
            <text:p>-0.5328763</text:p>
          </table:table-cell>
          <table:table-cell office:value-type="float" office:value="860" calcext:value-type="float">
            <text:p>860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4619313" calcext:value-type="float">
            <text:p>0.84619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015064" calcext:value-type="float">
            <text:p>36.01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9995839829,41.218997114331984]}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1754069" calcext:value-type="float">
            <text:p>0.11754069</text:p>
          </table:table-cell>
          <table:table-cell office:value-type="float" office:value="0.3381555" calcext:value-type="float">
            <text:p>0.338155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20.47165" calcext:value-type="float">
            <text:p>320.47165</text:p>
          </table:table-cell>
          <table:table-cell office:value-type="float" office:value="4" calcext:value-type="float">
            <text:p>4</text:p>
          </table:table-cell>
          <table:table-cell office:value-type="float" office:value="-0.6364602" calcext:value-type="float">
            <text:p>-0.6364602</text:p>
          </table:table-cell>
          <table:table-cell office:value-type="float" office:value="876" calcext:value-type="float">
            <text:p>876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7130955" calcext:value-type="float">
            <text:p>0.77130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26122" calcext:value-type="float">
            <text:p>31.326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416892041,41.21899797155179]}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283906" calcext:value-type="float">
            <text:p>0.1283906</text:p>
          </table:table-cell>
          <table:table-cell office:value-type="float" office:value="0.34900543" calcext:value-type="float">
            <text:p>0.3490054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25.54358" calcext:value-type="float">
            <text:p>325.54358</text:p>
          </table:table-cell>
          <table:table-cell office:value-type="float" office:value="4" calcext:value-type="float">
            <text:p>4</text:p>
          </table:table-cell>
          <table:table-cell office:value-type="float" office:value="-0.5657791" calcext:value-type="float">
            <text:p>-0.5657791</text:p>
          </table:table-cell>
          <table:table-cell office:value-type="float" office:value="888" calcext:value-type="float">
            <text:p>888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245569" calcext:value-type="float">
            <text:p>0.8245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2447" calcext:value-type="float">
            <text:p>31.32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837944098,41.21899882765934]}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3562387" calcext:value-type="float">
            <text:p>0.13562387</text:p>
          </table:table-cell>
          <table:table-cell office:value-type="float" office:value="0.358047" calcext:value-type="float">
            <text:p>0.35804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36.09967" calcext:value-type="float">
            <text:p>336.09967</text:p>
          </table:table-cell>
          <table:table-cell office:value-type="float" office:value="3" calcext:value-type="float">
            <text:p>3</text:p>
          </table:table-cell>
          <table:table-cell office:value-type="float" office:value="-0.40514687" calcext:value-type="float">
            <text:p>-0.40514687</text:p>
          </table:table-cell>
          <table:table-cell office:value-type="float" office:value="892" calcext:value-type="float">
            <text:p>892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142516" calcext:value-type="float">
            <text:p>0.9142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976393" calcext:value-type="float">
            <text:p>27.976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2589960012,41.218999682654626]}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4285715" calcext:value-type="float">
            <text:p>0.14285715</text:p>
          </table:table-cell>
          <table:table-cell office:value-type="float" office:value="0.37070525" calcext:value-type="float">
            <text:p>0.370705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17.37415" calcext:value-type="float">
            <text:p>317.37415</text:p>
          </table:table-cell>
          <table:table-cell office:value-type="float" office:value="4" calcext:value-type="float">
            <text:p>4</text:p>
          </table:table-cell>
          <table:table-cell office:value-type="float" office:value="-0.67720795" calcext:value-type="float">
            <text:p>-0.67720795</text:p>
          </table:table-cell>
          <table:table-cell office:value-type="float" office:value="908" calcext:value-type="float">
            <text:p>90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57917" calcext:value-type="float">
            <text:p>0.7357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770096" calcext:value-type="float">
            <text:p>29.770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56800477502,41.21900053653761]}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5009041" calcext:value-type="float">
            <text:p>0.15009041</text:p>
          </table:table-cell>
          <table:table-cell office:value-type="float" office:value="0.37432188" calcext:value-type="float">
            <text:p>0.374321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20.27686" calcext:value-type="float">
            <text:p>320.27686</text:p>
          </table:table-cell>
          <table:table-cell office:value-type="float" office:value="3" calcext:value-type="float">
            <text:p>3</text:p>
          </table:table-cell>
          <table:table-cell office:value-type="float" office:value="-0.63907856" calcext:value-type="float">
            <text:p>-0.63907856</text:p>
          </table:table-cell>
          <table:table-cell office:value-type="float" office:value="916" calcext:value-type="float">
            <text:p>91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691415" calcext:value-type="float">
            <text:p>0.7691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79912" calcext:value-type="float">
            <text:p>26.79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21010993451,41.21900138930834]}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07052441" calcext:value-type="float">
            <text:p>0.0705244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5" calcext:value-type="float">
            <text:p>85</text:p>
          </table:table-cell>
          <table:table-cell office:value-type="float" office:value="339.49893" calcext:value-type="float">
            <text:p>339.49893</text:p>
          </table:table-cell>
          <table:table-cell office:value-type="float" office:value="4" calcext:value-type="float">
            <text:p>4</text:p>
          </table:table-cell>
          <table:table-cell office:value-type="float" office:value="-0.35022485" calcext:value-type="float">
            <text:p>-0.35022485</text:p>
          </table:table-cell>
          <table:table-cell office:value-type="float" office:value="743" calcext:value-type="float">
            <text:p>74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3666565" calcext:value-type="float">
            <text:p>0.93666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944118" calcext:value-type="float">
            <text:p>28.94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7968168519,41.219258714596485]}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08679928" calcext:value-type="float">
            <text:p>0.086799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5" calcext:value-type="float">
            <text:p>85</text:p>
          </table:table-cell>
          <table:table-cell office:value-type="float" office:value="338.25626" calcext:value-type="float">
            <text:p>338.25626</text:p>
          </table:table-cell>
          <table:table-cell office:value-type="float" office:value="3" calcext:value-type="float">
            <text:p>3</text:p>
          </table:table-cell>
          <table:table-cell office:value-type="float" office:value="-0.37045604" calcext:value-type="float">
            <text:p>-0.37045604</text:p>
          </table:table-cell>
          <table:table-cell office:value-type="float" office:value="747" calcext:value-type="float">
            <text:p>74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2885" calcext:value-type="float">
            <text:p>0.92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602037" calcext:value-type="float">
            <text:p>27.602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2178558889,41.219259582947245]}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198915" calcext:value-type="float">
            <text:p>0.0198915</text:p>
          </table:table-cell>
          <table:table-cell office:value-type="float" office:value="0.11030742" calcext:value-type="float">
            <text:p>0.1103074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27.45673" calcext:value-type="float">
            <text:p>327.45673</text:p>
          </table:table-cell>
          <table:table-cell office:value-type="float" office:value="3" calcext:value-type="float">
            <text:p>3</text:p>
          </table:table-cell>
          <table:table-cell office:value-type="float" office:value="-0.53793657" calcext:value-type="float">
            <text:p>-0.53793657</text:p>
          </table:table-cell>
          <table:table-cell office:value-type="float" office:value="752" calcext:value-type="float">
            <text:p>75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4298533" calcext:value-type="float">
            <text:p>0.84298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644392" calcext:value-type="float">
            <text:p>25.644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6388947692,41.21926045018572]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23508137" calcext:value-type="float">
            <text:p>0.023508137</text:p>
          </table:table-cell>
          <table:table-cell office:value-type="float" office:value="0.13743219" calcext:value-type="float">
            <text:p>0.1374321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18.4496" calcext:value-type="float">
            <text:p>318.4496</text:p>
          </table:table-cell>
          <table:table-cell office:value-type="float" office:value="3" calcext:value-type="float">
            <text:p>3</text:p>
          </table:table-cell>
          <table:table-cell office:value-type="float" office:value="-0.663279" calcext:value-type="float">
            <text:p>-0.663279</text:p>
          </table:table-cell>
          <table:table-cell office:value-type="float" office:value="759" calcext:value-type="float">
            <text:p>75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83722" calcext:value-type="float">
            <text:p>0.7483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435423" calcext:value-type="float">
            <text:p>27.435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0599334934,41.21926131631192]}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0.03074141" calcext:value-type="float">
            <text:p>0.03074141</text:p>
          </table:table-cell>
          <table:table-cell office:value-type="float" office:value="0.1681736" calcext:value-type="float">
            <text:p>0.168173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14.35846" calcext:value-type="float">
            <text:p>314.35846</text:p>
          </table:table-cell>
          <table:table-cell office:value-type="float" office:value="3" calcext:value-type="float">
            <text:p>3</text:p>
          </table:table-cell>
          <table:table-cell office:value-type="float" office:value="-0.7149798" calcext:value-type="float">
            <text:p>-0.7149798</text:p>
          </table:table-cell>
          <table:table-cell office:value-type="float" office:value="780" calcext:value-type="float">
            <text:p>78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991451" calcext:value-type="float">
            <text:p>0.6991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47743" calcext:value-type="float">
            <text:p>31.047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4809720614,41.219262181325824]}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9783" calcext:value-type="float">
            <text:p>0.039783</text:p>
          </table:table-cell>
          <table:table-cell office:value-type="float" office:value="0.20614828" calcext:value-type="float">
            <text:p>0.206148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28.85574" calcext:value-type="float">
            <text:p>328.85574</text:p>
          </table:table-cell>
          <table:table-cell office:value-type="float" office:value="4" calcext:value-type="float">
            <text:p>4</text:p>
          </table:table-cell>
          <table:table-cell office:value-type="float" office:value="-0.5171945" calcext:value-type="float">
            <text:p>-0.5171945</text:p>
          </table:table-cell>
          <table:table-cell office:value-type="float" office:value="788" calcext:value-type="float">
            <text:p>78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558679" calcext:value-type="float">
            <text:p>0.8558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970661" calcext:value-type="float">
            <text:p>31.970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9020104735,41.219263045227464]}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56057867" calcext:value-type="float">
            <text:p>0.056057867</text:p>
          </table:table-cell>
          <table:table-cell office:value-type="float" office:value="0.23688969" calcext:value-type="float">
            <text:p>0.2368896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6" calcext:value-type="float">
            <text:p>96</text:p>
          </table:table-cell>
          <table:table-cell office:value-type="float" office:value="328.0698" calcext:value-type="float">
            <text:p>328.0698</text:p>
          </table:table-cell>
          <table:table-cell office:value-type="float" office:value="4" calcext:value-type="float">
            <text:p>4</text:p>
          </table:table-cell>
          <table:table-cell office:value-type="float" office:value="-0.52888566" calcext:value-type="float">
            <text:p>-0.52888566</text:p>
          </table:table-cell>
          <table:table-cell office:value-type="float" office:value="795" calcext:value-type="float">
            <text:p>795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486931" calcext:value-type="float">
            <text:p>0.8486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9824" calcext:value-type="float">
            <text:p>31.39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3230487299,41.2192639080168]}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45.999996" calcext:value-type="float">
            <text:p>45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7414105" calcext:value-type="float">
            <text:p>0.07414105</text:p>
          </table:table-cell>
          <table:table-cell office:value-type="float" office:value="0.26401445" calcext:value-type="float">
            <text:p>0.2640144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6" calcext:value-type="float">
            <text:p>96</text:p>
          </table:table-cell>
          <table:table-cell office:value-type="float" office:value="322.20612" calcext:value-type="float">
            <text:p>322.20612</text:p>
          </table:table-cell>
          <table:table-cell office:value-type="float" office:value="4" calcext:value-type="float">
            <text:p>4</text:p>
          </table:table-cell>
          <table:table-cell office:value-type="float" office:value="-0.6128227" calcext:value-type="float">
            <text:p>-0.6128227</text:p>
          </table:table-cell>
          <table:table-cell office:value-type="float" office:value="812" calcext:value-type="float">
            <text:p>812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02204" calcext:value-type="float">
            <text:p>0.7902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407467" calcext:value-type="float">
            <text:p>36.407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744086831,41.21926476969387]}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9222423" calcext:value-type="float">
            <text:p>0.09222423</text:p>
          </table:table-cell>
          <table:table-cell office:value-type="float" office:value="0.28933093" calcext:value-type="float">
            <text:p>0.289330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3" calcext:value-type="float">
            <text:p>113</text:p>
          </table:table-cell>
          <table:table-cell office:value-type="float" office:value="327.72818" calcext:value-type="float">
            <text:p>327.72818</text:p>
          </table:table-cell>
          <table:table-cell office:value-type="float" office:value="4" calcext:value-type="float">
            <text:p>4</text:p>
          </table:table-cell>
          <table:table-cell office:value-type="float" office:value="-0.53393656" calcext:value-type="float">
            <text:p>-0.53393656</text:p>
          </table:table-cell>
          <table:table-cell office:value-type="float" office:value="824" calcext:value-type="float">
            <text:p>824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4552455" calcext:value-type="float">
            <text:p>0.84552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44524" calcext:value-type="float">
            <text:p>37.44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1651247766,41.21926563025864]}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1030742" calcext:value-type="float">
            <text:p>0.11030742</text:p>
          </table:table-cell>
          <table:table-cell office:value-type="float" office:value="0.31464738" calcext:value-type="float">
            <text:p>0.3146473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3" calcext:value-type="float">
            <text:p>113</text:p>
          </table:table-cell>
          <table:table-cell office:value-type="float" office:value="334.48785" calcext:value-type="float">
            <text:p>334.48785</text:p>
          </table:table-cell>
          <table:table-cell office:value-type="float" office:value="4" calcext:value-type="float">
            <text:p>4</text:p>
          </table:table-cell>
          <table:table-cell office:value-type="float" office:value="-0.43070266" calcext:value-type="float">
            <text:p>-0.43070266</text:p>
          </table:table-cell>
          <table:table-cell office:value-type="float" office:value="831" calcext:value-type="float">
            <text:p>83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024939" calcext:value-type="float">
            <text:p>0.9024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974007" calcext:value-type="float">
            <text:p>34.974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5861625672,41.21926648971114]}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3019891" calcext:value-type="float">
            <text:p>0.13019891</text:p>
          </table:table-cell>
          <table:table-cell office:value-type="float" office:value="0.33453888" calcext:value-type="float">
            <text:p>0.334538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3" calcext:value-type="float">
            <text:p>113</text:p>
          </table:table-cell>
          <table:table-cell office:value-type="float" office:value="325.67914" calcext:value-type="float">
            <text:p>325.67914</text:p>
          </table:table-cell>
          <table:table-cell office:value-type="float" office:value="4" calcext:value-type="float">
            <text:p>4</text:p>
          </table:table-cell>
          <table:table-cell office:value-type="float" office:value="-0.5638266" calcext:value-type="float">
            <text:p>-0.5638266</text:p>
          </table:table-cell>
          <table:table-cell office:value-type="float" office:value="838" calcext:value-type="float">
            <text:p>83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2589316" calcext:value-type="float">
            <text:p>0.82589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950066" calcext:value-type="float">
            <text:p>35.950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007200203,41.219267348051346]}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.14466546" calcext:value-type="float">
            <text:p>0.14466546</text:p>
          </table:table-cell>
          <table:table-cell office:value-type="float" office:value="0.35262206" calcext:value-type="float">
            <text:p>0.352622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19.76846" calcext:value-type="float">
            <text:p>319.76846</text:p>
          </table:table-cell>
          <table:table-cell office:value-type="float" office:value="4" calcext:value-type="float">
            <text:p>4</text:p>
          </table:table-cell>
          <table:table-cell office:value-type="float" office:value="-0.64587796" calcext:value-type="float">
            <text:p>-0.64587796</text:p>
          </table:table-cell>
          <table:table-cell office:value-type="float" office:value="864" calcext:value-type="float">
            <text:p>86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6344067" calcext:value-type="float">
            <text:p>0.76344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98134" calcext:value-type="float">
            <text:p>34.98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4282376841,41.21926820527927]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.15551537" calcext:value-type="float">
            <text:p>0.15551537</text:p>
          </table:table-cell>
          <table:table-cell office:value-type="float" office:value="0.35985532" calcext:value-type="float">
            <text:p>0.3598553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33.2961" calcext:value-type="float">
            <text:p>333.2961</text:p>
          </table:table-cell>
          <table:table-cell office:value-type="float" office:value="4" calcext:value-type="float">
            <text:p>4</text:p>
          </table:table-cell>
          <table:table-cell office:value-type="float" office:value="-0.44937962" calcext:value-type="float">
            <text:p>-0.44937962</text:p>
          </table:table-cell>
          <table:table-cell office:value-type="float" office:value="871" calcext:value-type="float">
            <text:p>871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933409" calcext:value-type="float">
            <text:p>0.8933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84019" calcext:value-type="float">
            <text:p>33.84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8492750106,41.219269061394904]}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6455697" calcext:value-type="float">
            <text:p>0.16455697</text:p>
          </table:table-cell>
          <table:table-cell office:value-type="float" office:value="0.37251356" calcext:value-type="float">
            <text:p>0.372513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28.0698" calcext:value-type="float">
            <text:p>328.0698</text:p>
          </table:table-cell>
          <table:table-cell office:value-type="float" office:value="4" calcext:value-type="float">
            <text:p>4</text:p>
          </table:table-cell>
          <table:table-cell office:value-type="float" office:value="-0.52888566" calcext:value-type="float">
            <text:p>-0.52888566</text:p>
          </table:table-cell>
          <table:table-cell office:value-type="float" office:value="878" calcext:value-type="float">
            <text:p>878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486931" calcext:value-type="float">
            <text:p>0.8486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9824" calcext:value-type="float">
            <text:p>31.39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2703121828,41.21926991639826]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7179024" calcext:value-type="float">
            <text:p>0.17179024</text:p>
          </table:table-cell>
          <table:table-cell office:value-type="float" office:value="0.3851718" calcext:value-type="float">
            <text:p>0.385171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16.90762" calcext:value-type="float">
            <text:p>316.90762</text:p>
          </table:table-cell>
          <table:table-cell office:value-type="float" office:value="3" calcext:value-type="float">
            <text:p>3</text:p>
          </table:table-cell>
          <table:table-cell office:value-type="float" office:value="-0.68317676" calcext:value-type="float">
            <text:p>-0.68317676</text:p>
          </table:table-cell>
          <table:table-cell office:value-type="float" office:value="895" calcext:value-type="float">
            <text:p>89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02531" calcext:value-type="float">
            <text:p>0.7302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0129" calcext:value-type="float">
            <text:p>30.90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56913492011,41.21927077028933]}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7721519" calcext:value-type="float">
            <text:p>0.17721519</text:p>
          </table:table-cell>
          <table:table-cell office:value-type="float" office:value="0.39783" calcext:value-type="float">
            <text:p>0.3978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15.0837" calcext:value-type="float">
            <text:p>315.0837</text:p>
          </table:table-cell>
          <table:table-cell office:value-type="float" office:value="4" calcext:value-type="float">
            <text:p>4</text:p>
          </table:table-cell>
          <table:table-cell office:value-type="float" office:value="-0.70607305" calcext:value-type="float">
            <text:p>-0.70607305</text:p>
          </table:table-cell>
          <table:table-cell office:value-type="float" office:value="905" calcext:value-type="float">
            <text:p>90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08139" calcext:value-type="float">
            <text:p>0.708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750505" calcext:value-type="float">
            <text:p>28.750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21123860654,41.21927162306812]}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790235" calcext:value-type="float">
            <text:p>0.1790235</text:p>
          </table:table-cell>
          <table:table-cell office:value-type="float" office:value="0.40867993" calcext:value-type="float">
            <text:p>0.408679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13.23593" calcext:value-type="float">
            <text:p>313.23593</text:p>
          </table:table-cell>
          <table:table-cell office:value-type="float" office:value="3" calcext:value-type="float">
            <text:p>3</text:p>
          </table:table-cell>
          <table:table-cell office:value-type="float" office:value="-0.7285393" calcext:value-type="float">
            <text:p>-0.7285393</text:p>
          </table:table-cell>
          <table:table-cell office:value-type="float" office:value="913" calcext:value-type="float">
            <text:p>91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8500406" calcext:value-type="float">
            <text:p>0.68500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296957" calcext:value-type="float">
            <text:p>25.296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385334227759,41.21927247473461]}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1.9999981" calcext:value-type="float">
            <text:p>1.9999981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047016274" calcext:value-type="float">
            <text:p>0.04701627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5" calcext:value-type="float">
            <text:p>85</text:p>
          </table:table-cell>
          <table:table-cell office:value-type="float" office:value="53.04983" calcext:value-type="float">
            <text:p>53.04983</text:p>
          </table:table-cell>
          <table:table-cell office:value-type="float" office:value="3" calcext:value-type="float">
            <text:p>3</text:p>
          </table:table-cell>
          <table:table-cell office:value-type="float" office:value="0.79915863" calcext:value-type="float">
            <text:p>0.79915863</text:p>
          </table:table-cell>
          <table:table-cell office:value-type="float" office:value="732" calcext:value-type="float">
            <text:p>732</text:p>
          </table:table-cell>
          <table:table-cell office:value-type="float" office:value="549" calcext:value-type="float">
            <text:p>549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0.6011202" calcext:value-type="float">
            <text:p>0.6011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656984" calcext:value-type="float">
            <text:p>20.656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3873002279,41.21952807875023]}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39.999996" calcext:value-type="float">
            <text:p>39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2169982" calcext:value-type="float">
            <text:p>0.02169982</text:p>
          </table:table-cell>
          <table:table-cell office:value-type="float" office:value="0.065099455" calcext:value-type="float">
            <text:p>0.06509945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85" calcext:value-type="float">
            <text:p>85</text:p>
          </table:table-cell>
          <table:table-cell office:value-type="float" office:value="333.78488" calcext:value-type="float">
            <text:p>333.78488</text:p>
          </table:table-cell>
          <table:table-cell office:value-type="float" office:value="3" calcext:value-type="float">
            <text:p>3</text:p>
          </table:table-cell>
          <table:table-cell office:value-type="float" office:value="-0.4417424" calcext:value-type="float">
            <text:p>-0.4417424</text:p>
          </table:table-cell>
          <table:table-cell office:value-type="float" office:value="733" calcext:value-type="float">
            <text:p>73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9714193" calcext:value-type="float">
            <text:p>0.89714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974428" calcext:value-type="float">
            <text:p>25.974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2293489964,41.219529816580454]}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25316456" calcext:value-type="float">
            <text:p>0.025316456</text:p>
          </table:table-cell>
          <table:table-cell office:value-type="float" office:value="0.088607594" calcext:value-type="float">
            <text:p>0.08860759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28.31528" calcext:value-type="float">
            <text:p>328.31528</text:p>
          </table:table-cell>
          <table:table-cell office:value-type="float" office:value="3" calcext:value-type="float">
            <text:p>3</text:p>
          </table:table-cell>
          <table:table-cell office:value-type="float" office:value="-0.5252447" calcext:value-type="float">
            <text:p>-0.5252447</text:p>
          </table:table-cell>
          <table:table-cell office:value-type="float" office:value="739" calcext:value-type="float">
            <text:p>73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5095125" calcext:value-type="float">
            <text:p>0.85095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041912" calcext:value-type="float">
            <text:p>28.04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6503731456,41.21953068382714]}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074141" calcext:value-type="float">
            <text:p>0.03074141</text:p>
          </table:table-cell>
          <table:table-cell office:value-type="float" office:value="0.119349" calcext:value-type="float">
            <text:p>0.11934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8" calcext:value-type="float">
            <text:p>138</text:p>
          </table:table-cell>
          <table:table-cell office:value-type="float" office:value="326.38705" calcext:value-type="float">
            <text:p>326.38705</text:p>
          </table:table-cell>
          <table:table-cell office:value-type="float" office:value="3" calcext:value-type="float">
            <text:p>3</text:p>
          </table:table-cell>
          <table:table-cell office:value-type="float" office:value="-0.5535799" calcext:value-type="float">
            <text:p>-0.5535799</text:p>
          </table:table-cell>
          <table:table-cell office:value-type="float" office:value="746" calcext:value-type="float">
            <text:p>74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3279604" calcext:value-type="float">
            <text:p>0.832796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557684" calcext:value-type="float">
            <text:p>28.557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071397139,41.21953154996152]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4159132" calcext:value-type="float">
            <text:p>0.04159132</text:p>
          </table:table-cell>
          <table:table-cell office:value-type="float" office:value="0.15189873" calcext:value-type="float">
            <text:p>0.1518987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27.14835" calcext:value-type="float">
            <text:p>327.14835</text:p>
          </table:table-cell>
          <table:table-cell office:value-type="float" office:value="3" calcext:value-type="float">
            <text:p>3</text:p>
          </table:table-cell>
          <table:table-cell office:value-type="float" office:value="-0.54246557" calcext:value-type="float">
            <text:p>-0.54246557</text:p>
          </table:table-cell>
          <table:table-cell office:value-type="float" office:value="764" calcext:value-type="float">
            <text:p>76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4007806" calcext:value-type="float">
            <text:p>0.840078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996822" calcext:value-type="float">
            <text:p>33.996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4924209763,41.21953241498361]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56057867" calcext:value-type="float">
            <text:p>0.056057867</text:p>
          </table:table-cell>
          <table:table-cell office:value-type="float" office:value="0.19529837" calcext:value-type="float">
            <text:p>0.1952983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25.59402" calcext:value-type="float">
            <text:p>325.59402</text:p>
          </table:table-cell>
          <table:table-cell office:value-type="float" office:value="3" calcext:value-type="float">
            <text:p>3</text:p>
          </table:table-cell>
          <table:table-cell office:value-type="float" office:value="-0.56505316" calcext:value-type="float">
            <text:p>-0.56505316</text:p>
          </table:table-cell>
          <table:table-cell office:value-type="float" office:value="770" calcext:value-type="float">
            <text:p>77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250545" calcext:value-type="float">
            <text:p>0.8250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92177" calcext:value-type="float">
            <text:p>32.92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9134446571,41.219533278893394]}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7594936" calcext:value-type="float">
            <text:p>0.07594936</text:p>
          </table:table-cell>
          <table:table-cell office:value-type="float" office:value="0.23146474" calcext:value-type="float">
            <text:p>0.2314647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6" calcext:value-type="float">
            <text:p>96</text:p>
          </table:table-cell>
          <table:table-cell office:value-type="float" office:value="322.7766" calcext:value-type="float">
            <text:p>322.7766</text:p>
          </table:table-cell>
          <table:table-cell office:value-type="float" office:value="3" calcext:value-type="float">
            <text:p>3</text:p>
          </table:table-cell>
          <table:table-cell office:value-type="float" office:value="-0.6049243" calcext:value-type="float">
            <text:p>-0.6049243</text:p>
          </table:table-cell>
          <table:table-cell office:value-type="float" office:value="781" calcext:value-type="float">
            <text:p>78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628295" calcext:value-type="float">
            <text:p>0.79628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49256" calcext:value-type="float">
            <text:p>29.649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3344681826,41.2195341416909]}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9584087" calcext:value-type="float">
            <text:p>0.09584087</text:p>
          </table:table-cell>
          <table:table-cell office:value-type="float" office:value="0.26401445" calcext:value-type="float">
            <text:p>0.2640144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96" calcext:value-type="float">
            <text:p>96</text:p>
          </table:table-cell>
          <table:table-cell office:value-type="float" office:value="318.44946" calcext:value-type="float">
            <text:p>318.44946</text:p>
          </table:table-cell>
          <table:table-cell office:value-type="float" office:value="4" calcext:value-type="float">
            <text:p>4</text:p>
          </table:table-cell>
          <table:table-cell office:value-type="float" office:value="-0.66328055" calcext:value-type="float">
            <text:p>-0.66328055</text:p>
          </table:table-cell>
          <table:table-cell office:value-type="float" office:value="796" calcext:value-type="float">
            <text:p>79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83708" calcext:value-type="float">
            <text:p>0.7483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8614" calcext:value-type="float">
            <text:p>30.28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7554915527,41.2195350033761]}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1573237" calcext:value-type="float">
            <text:p>0.11573237</text:p>
          </table:table-cell>
          <table:table-cell office:value-type="float" office:value="0.29475588" calcext:value-type="float">
            <text:p>0.294755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3" calcext:value-type="float">
            <text:p>113</text:p>
          </table:table-cell>
          <table:table-cell office:value-type="float" office:value="325.59402" calcext:value-type="float">
            <text:p>325.59402</text:p>
          </table:table-cell>
          <table:table-cell office:value-type="float" office:value="3" calcext:value-type="float">
            <text:p>3</text:p>
          </table:table-cell>
          <table:table-cell office:value-type="float" office:value="-0.56505316" calcext:value-type="float">
            <text:p>-0.56505316</text:p>
          </table:table-cell>
          <table:table-cell office:value-type="float" office:value="804" calcext:value-type="float">
            <text:p>80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250545" calcext:value-type="float">
            <text:p>0.8250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92177" calcext:value-type="float">
            <text:p>32.92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1765147674,41.21953586394903]}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3562387" calcext:value-type="float">
            <text:p>0.13562387</text:p>
          </table:table-cell>
          <table:table-cell office:value-type="float" office:value="0.32188064" calcext:value-type="float">
            <text:p>0.321880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3" calcext:value-type="float">
            <text:p>113</text:p>
          </table:table-cell>
          <table:table-cell office:value-type="float" office:value="322.56808" calcext:value-type="float">
            <text:p>322.56808</text:p>
          </table:table-cell>
          <table:table-cell office:value-type="float" office:value="3" calcext:value-type="float">
            <text:p>3</text:p>
          </table:table-cell>
          <table:table-cell office:value-type="float" office:value="-0.60781807" calcext:value-type="float">
            <text:p>-0.60781807</text:p>
          </table:table-cell>
          <table:table-cell office:value-type="float" office:value="813" calcext:value-type="float">
            <text:p>81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40763" calcext:value-type="float">
            <text:p>0.7940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92978" calcext:value-type="float">
            <text:p>33.92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597537827,41.21953672340963]}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5551537" calcext:value-type="float">
            <text:p>0.15551537</text:p>
          </table:table-cell>
          <table:table-cell office:value-type="float" office:value="0.3453888" calcext:value-type="float">
            <text:p>0.34538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3" calcext:value-type="float">
            <text:p>113</text:p>
          </table:table-cell>
          <table:table-cell office:value-type="float" office:value="317.05832" calcext:value-type="float">
            <text:p>317.05832</text:p>
          </table:table-cell>
          <table:table-cell office:value-type="float" office:value="3" calcext:value-type="float">
            <text:p>3</text:p>
          </table:table-cell>
          <table:table-cell office:value-type="float" office:value="-0.68125373" calcext:value-type="float">
            <text:p>-0.68125373</text:p>
          </table:table-cell>
          <table:table-cell office:value-type="float" office:value="823" calcext:value-type="float">
            <text:p>82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20474" calcext:value-type="float">
            <text:p>0.7320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55991" calcext:value-type="float">
            <text:p>33.55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018560732,41.21953758175796]}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16998191" calcext:value-type="float">
            <text:p>0.16998191</text:p>
          </table:table-cell>
          <table:table-cell office:value-type="float" office:value="0.36708862" calcext:value-type="float">
            <text:p>0.3670886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29.25778" calcext:value-type="float">
            <text:p>329.25778</text:p>
          </table:table-cell>
          <table:table-cell office:value-type="float" office:value="3" calcext:value-type="float">
            <text:p>3</text:p>
          </table:table-cell>
          <table:table-cell office:value-type="float" office:value="-0.5111763" calcext:value-type="float">
            <text:p>-0.5111763</text:p>
          </table:table-cell>
          <table:table-cell office:value-type="float" office:value="843" calcext:value-type="float">
            <text:p>84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594759" calcext:value-type="float">
            <text:p>0.8594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91667" calcext:value-type="float">
            <text:p>35.59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439583482,41.21953843899398]}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18444847" calcext:value-type="float">
            <text:p>0.18444847</text:p>
          </table:table-cell>
          <table:table-cell office:value-type="float" office:value="0.3779385" calcext:value-type="float">
            <text:p>0.377938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30.53287" calcext:value-type="float">
            <text:p>330.53287</text:p>
          </table:table-cell>
          <table:table-cell office:value-type="float" office:value="3" calcext:value-type="float">
            <text:p>3</text:p>
          </table:table-cell>
          <table:table-cell office:value-type="float" office:value="-0.49192426" calcext:value-type="float">
            <text:p>-0.49192426</text:p>
          </table:table-cell>
          <table:table-cell office:value-type="float" office:value="851" calcext:value-type="float">
            <text:p>851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70638" calcext:value-type="float">
            <text:p>0.870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638916" calcext:value-type="float">
            <text:p>36.63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8606060774,41.219539295117706]}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9529837" calcext:value-type="float">
            <text:p>0.19529837</text:p>
          </table:table-cell>
          <table:table-cell office:value-type="float" office:value="0.38878843" calcext:value-type="float">
            <text:p>0.3887884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23.55106" calcext:value-type="float">
            <text:p>323.55106</text:p>
          </table:table-cell>
          <table:table-cell office:value-type="float" office:value="3" calcext:value-type="float">
            <text:p>3</text:p>
          </table:table-cell>
          <table:table-cell office:value-type="float" office:value="-0.59410614" calcext:value-type="float">
            <text:p>-0.59410614</text:p>
          </table:table-cell>
          <table:table-cell office:value-type="float" office:value="860" calcext:value-type="float">
            <text:p>860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043867" calcext:value-type="float">
            <text:p>0.8043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92247" calcext:value-type="float">
            <text:p>35.92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2816285186,41.219540150129156]}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0253165" calcext:value-type="float">
            <text:p>0.20253165</text:p>
          </table:table-cell>
          <table:table-cell office:value-type="float" office:value="0.40144664" calcext:value-type="float">
            <text:p>0.401446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317.05832" calcext:value-type="float">
            <text:p>317.05832</text:p>
          </table:table-cell>
          <table:table-cell office:value-type="float" office:value="3" calcext:value-type="float">
            <text:p>3</text:p>
          </table:table-cell>
          <table:table-cell office:value-type="float" office:value="-0.68125373" calcext:value-type="float">
            <text:p>-0.68125373</text:p>
          </table:table-cell>
          <table:table-cell office:value-type="float" office:value="881" calcext:value-type="float">
            <text:p>881</text:p>
          </table:table-cell>
          <table:table-cell office:value-type="float" office:value="559" calcext:value-type="float">
            <text:p>559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20474" calcext:value-type="float">
            <text:p>0.7320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55991" calcext:value-type="float">
            <text:p>33.55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57026508058,41.219541004028294]}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0614828" calcext:value-type="float">
            <text:p>0.20614828</text:p>
          </table:table-cell>
          <table:table-cell office:value-type="float" office:value="0.41229656" calcext:value-type="float">
            <text:p>0.412296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13.75128" calcext:value-type="float">
            <text:p>313.75128</text:p>
          </table:table-cell>
          <table:table-cell office:value-type="float" office:value="4" calcext:value-type="float">
            <text:p>4</text:p>
          </table:table-cell>
          <table:table-cell office:value-type="float" office:value="-0.7223486" calcext:value-type="float">
            <text:p>-0.7223486</text:p>
          </table:table-cell>
          <table:table-cell office:value-type="float" office:value="892" calcext:value-type="float">
            <text:p>892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69152915" calcext:value-type="float">
            <text:p>0.69152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242535" calcext:value-type="float">
            <text:p>33.242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21236729391,41.21954185681514]}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0976491" calcext:value-type="float">
            <text:p>0.20976491</text:p>
          </table:table-cell>
          <table:table-cell office:value-type="float" office:value="0.43218806" calcext:value-type="float">
            <text:p>0.432188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301.60934" calcext:value-type="float">
            <text:p>301.60934</text:p>
          </table:table-cell>
          <table:table-cell office:value-type="float" office:value="4" calcext:value-type="float">
            <text:p>4</text:p>
          </table:table-cell>
          <table:table-cell office:value-type="float" office:value="-0.85164136" calcext:value-type="float">
            <text:p>-0.85164136</text:p>
          </table:table-cell>
          <table:table-cell office:value-type="float" office:value="903" calcext:value-type="float">
            <text:p>903</text:p>
          </table:table-cell>
          <table:table-cell office:value-type="float" office:value="552" calcext:value-type="float">
            <text:p>552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524125" calcext:value-type="float">
            <text:p>0.524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07125" calcext:value-type="float">
            <text:p>29.07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385446949188,41.219542708489676]}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5633" calcext:value-type="float">
            <text:p>580.56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027124774" calcext:value-type="float">
            <text:p>0.027124774</text:p>
          </table:table-cell>
          <table:table-cell office:value-type="float" office:value="0.050632913" calcext:value-type="float">
            <text:p>0.05063291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7" calcext:value-type="float">
            <text:p>137</text:p>
          </table:table-cell>
          <table:table-cell office:value-type="float" office:value="346.1691" calcext:value-type="float">
            <text:p>346.1691</text:p>
          </table:table-cell>
          <table:table-cell office:value-type="float" office:value="3" calcext:value-type="float">
            <text:p>3</text:p>
          </table:table-cell>
          <table:table-cell office:value-type="float" office:value="-0.239057" calcext:value-type="float">
            <text:p>-0.239057</text:p>
          </table:table-cell>
          <table:table-cell office:value-type="float" office:value="720" calcext:value-type="float">
            <text:p>72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7100556" calcext:value-type="float">
            <text:p>0.97100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233501" calcext:value-type="float">
            <text:p>24.233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2408422604,41.21980005020093]}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32549728" calcext:value-type="float">
            <text:p>0.032549728</text:p>
          </table:table-cell>
          <table:table-cell office:value-type="float" office:value="0.068716094" calcext:value-type="float">
            <text:p>0.06871609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6" calcext:value-type="float">
            <text:p>106</text:p>
          </table:table-cell>
          <table:table-cell office:value-type="float" office:value="331.55872" calcext:value-type="float">
            <text:p>331.55872</text:p>
          </table:table-cell>
          <table:table-cell office:value-type="float" office:value="3" calcext:value-type="float">
            <text:p>3</text:p>
          </table:table-cell>
          <table:table-cell office:value-type="float" office:value="-0.47625798" calcext:value-type="float">
            <text:p>-0.47625798</text:p>
          </table:table-cell>
          <table:table-cell office:value-type="float" office:value="724" calcext:value-type="float">
            <text:p>72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793056" calcext:value-type="float">
            <text:p>0.8793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430246" calcext:value-type="float">
            <text:p>26.430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6618516786,41.2198009174558]}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4159132" calcext:value-type="float">
            <text:p>0.04159132</text:p>
          </table:table-cell>
          <table:table-cell office:value-type="float" office:value="0.0994575" calcext:value-type="float">
            <text:p>0.099457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6" calcext:value-type="float">
            <text:p>106</text:p>
          </table:table-cell>
          <table:table-cell office:value-type="float" office:value="327.37637" calcext:value-type="float">
            <text:p>327.37637</text:p>
          </table:table-cell>
          <table:table-cell office:value-type="float" office:value="3" calcext:value-type="float">
            <text:p>3</text:p>
          </table:table-cell>
          <table:table-cell office:value-type="float" office:value="-0.5391181" calcext:value-type="float">
            <text:p>-0.5391181</text:p>
          </table:table-cell>
          <table:table-cell office:value-type="float" office:value="731" calcext:value-type="float">
            <text:p>73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422302" calcext:value-type="float">
            <text:p>0.8422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426758" calcext:value-type="float">
            <text:p>27.426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0828609407,41.21980178359838]}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56057867" calcext:value-type="float">
            <text:p>0.056057867</text:p>
          </table:table-cell>
          <table:table-cell office:value-type="float" office:value="0.1392405" calcext:value-type="float">
            <text:p>0.139240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5" calcext:value-type="float">
            <text:p>105</text:p>
          </table:table-cell>
          <table:table-cell office:value-type="float" office:value="326.38693" calcext:value-type="float">
            <text:p>326.38693</text:p>
          </table:table-cell>
          <table:table-cell office:value-type="float" office:value="3" calcext:value-type="float">
            <text:p>3</text:p>
          </table:table-cell>
          <table:table-cell office:value-type="float" office:value="-0.55358154" calcext:value-type="float">
            <text:p>-0.55358154</text:p>
          </table:table-cell>
          <table:table-cell office:value-type="float" office:value="745" calcext:value-type="float">
            <text:p>74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3279496" calcext:value-type="float">
            <text:p>0.83279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982937" calcext:value-type="float">
            <text:p>34.982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5038700466,41.219802648628644]}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.09764919" calcext:value-type="float">
            <text:p>0.09764919</text:p>
          </table:table-cell>
          <table:table-cell office:value-type="float" office:value="0.22603978" calcext:value-type="float">
            <text:p>0.226039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6" calcext:value-type="float">
            <text:p>126</text:p>
          </table:table-cell>
          <table:table-cell office:value-type="float" office:value="319.29672" calcext:value-type="float">
            <text:p>319.29672</text:p>
          </table:table-cell>
          <table:table-cell office:value-type="float" office:value="3" calcext:value-type="float">
            <text:p>3</text:p>
          </table:table-cell>
          <table:table-cell office:value-type="float" office:value="-0.6521418" calcext:value-type="float">
            <text:p>-0.6521418</text:p>
          </table:table-cell>
          <table:table-cell office:value-type="float" office:value="767" calcext:value-type="float">
            <text:p>76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58097" calcext:value-type="float">
            <text:p>0.758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979935" calcext:value-type="float">
            <text:p>35.979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3458877909,41.219804375352254]}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19349" calcext:value-type="float">
            <text:p>0.119349</text:p>
          </table:table-cell>
          <table:table-cell office:value-type="float" office:value="0.26401445" calcext:value-type="float">
            <text:p>0.2640144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6" calcext:value-type="float">
            <text:p>126</text:p>
          </table:table-cell>
          <table:table-cell office:value-type="float" office:value="325.41968" calcext:value-type="float">
            <text:p>325.41968</text:p>
          </table:table-cell>
          <table:table-cell office:value-type="float" office:value="3" calcext:value-type="float">
            <text:p>3</text:p>
          </table:table-cell>
          <table:table-cell office:value-type="float" office:value="-0.5675609" calcext:value-type="float">
            <text:p>-0.5675609</text:p>
          </table:table-cell>
          <table:table-cell office:value-type="float" office:value="785" calcext:value-type="float">
            <text:p>78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233314" calcext:value-type="float">
            <text:p>0.8233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961832" calcext:value-type="float">
            <text:p>27.961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7668964298,41.21980523704561]}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4104882" calcext:value-type="float">
            <text:p>0.14104882</text:p>
          </table:table-cell>
          <table:table-cell office:value-type="float" office:value="0.30018082" calcext:value-type="float">
            <text:p>0.3001808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2" calcext:value-type="float">
            <text:p>102</text:p>
          </table:table-cell>
          <table:table-cell office:value-type="float" office:value="328.3152" calcext:value-type="float">
            <text:p>328.3152</text:p>
          </table:table-cell>
          <table:table-cell office:value-type="float" office:value="3" calcext:value-type="float">
            <text:p>3</text:p>
          </table:table-cell>
          <table:table-cell office:value-type="float" office:value="-0.5252463" calcext:value-type="float">
            <text:p>-0.5252463</text:p>
          </table:table-cell>
          <table:table-cell office:value-type="float" office:value="791" calcext:value-type="float">
            <text:p>79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5095024" calcext:value-type="float">
            <text:p>0.85095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04194" calcext:value-type="float">
            <text:p>28.04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187904913,41.21980609762665]}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0.18264015" calcext:value-type="float">
            <text:p>0.18264015</text:p>
          </table:table-cell>
          <table:table-cell office:value-type="float" office:value="0.35443038" calcext:value-type="float">
            <text:p>0.3544303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2" calcext:value-type="float">
            <text:p>102</text:p>
          </table:table-cell>
          <table:table-cell office:value-type="float" office:value="318.8968" calcext:value-type="float">
            <text:p>318.8968</text:p>
          </table:table-cell>
          <table:table-cell office:value-type="float" office:value="3" calcext:value-type="float">
            <text:p>3</text:p>
          </table:table-cell>
          <table:table-cell office:value-type="float" office:value="-0.6574176" calcext:value-type="float">
            <text:p>-0.6574176</text:p>
          </table:table-cell>
          <table:table-cell office:value-type="float" office:value="808" calcext:value-type="float">
            <text:p>80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5352645" calcext:value-type="float">
            <text:p>0.753526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50642" calcext:value-type="float">
            <text:p>34.50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0299214153,41.21980781545184]}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9710669" calcext:value-type="float">
            <text:p>0.19710669</text:p>
          </table:table-cell>
          <table:table-cell office:value-type="float" office:value="0.3761302" calcext:value-type="float">
            <text:p>0.376130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9" calcext:value-type="float">
            <text:p>129</text:p>
          </table:table-cell>
          <table:table-cell office:value-type="float" office:value="333.50165" calcext:value-type="float">
            <text:p>333.50165</text:p>
          </table:table-cell>
          <table:table-cell office:value-type="float" office:value="3" calcext:value-type="float">
            <text:p>3</text:p>
          </table:table-cell>
          <table:table-cell office:value-type="float" office:value="-0.4461719" calcext:value-type="float">
            <text:p>-0.4461719</text:p>
          </table:table-cell>
          <table:table-cell office:value-type="float" office:value="826" calcext:value-type="float">
            <text:p>82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949473" calcext:value-type="float">
            <text:p>0.8949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62891" calcext:value-type="float">
            <text:p>30.062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4509294339,41.21980867269597]}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1338156" calcext:value-type="float">
            <text:p>0.21338156</text:p>
          </table:table-cell>
          <table:table-cell office:value-type="float" office:value="0.38698012" calcext:value-type="float">
            <text:p>0.3869801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9" calcext:value-type="float">
            <text:p>129</text:p>
          </table:table-cell>
          <table:table-cell office:value-type="float" office:value="326.38693" calcext:value-type="float">
            <text:p>326.38693</text:p>
          </table:table-cell>
          <table:table-cell office:value-type="float" office:value="3" calcext:value-type="float">
            <text:p>3</text:p>
          </table:table-cell>
          <table:table-cell office:value-type="float" office:value="-0.55358154" calcext:value-type="float">
            <text:p>-0.55358154</text:p>
          </table:table-cell>
          <table:table-cell office:value-type="float" office:value="831" calcext:value-type="float">
            <text:p>83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3279496" calcext:value-type="float">
            <text:p>0.83279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82118" calcext:value-type="float">
            <text:p>31.882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8719372982,41.21980952882778]}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2603978" calcext:value-type="float">
            <text:p>0.22603978</text:p>
          </table:table-cell>
          <table:table-cell office:value-type="float" office:value="0.39963832" calcext:value-type="float">
            <text:p>0.3996383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1" calcext:value-type="float">
            <text:p>161</text:p>
          </table:table-cell>
          <table:table-cell office:value-type="float" office:value="313.4833" calcext:value-type="float">
            <text:p>313.4833</text:p>
          </table:table-cell>
          <table:table-cell office:value-type="float" office:value="3" calcext:value-type="float">
            <text:p>3</text:p>
          </table:table-cell>
          <table:table-cell office:value-type="float" office:value="-0.72557485" calcext:value-type="float">
            <text:p>-0.72557485</text:p>
          </table:table-cell>
          <table:table-cell office:value-type="float" office:value="842" calcext:value-type="float">
            <text:p>84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8814325" calcext:value-type="float">
            <text:p>0.68814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301468" calcext:value-type="float">
            <text:p>34.301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2929450084,41.21981038384731]}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3146474" calcext:value-type="float">
            <text:p>0.23146474</text:p>
          </table:table-cell>
          <table:table-cell office:value-type="float" office:value="0.41229656" calcext:value-type="float">
            <text:p>0.412296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1" calcext:value-type="float">
            <text:p>161</text:p>
          </table:table-cell>
          <table:table-cell office:value-type="float" office:value="310.3745" calcext:value-type="float">
            <text:p>310.3745</text:p>
          </table:table-cell>
          <table:table-cell office:value-type="float" office:value="3" calcext:value-type="float">
            <text:p>3</text:p>
          </table:table-cell>
          <table:table-cell office:value-type="float" office:value="-0.7618267" calcext:value-type="float">
            <text:p>-0.7618267</text:p>
          </table:table-cell>
          <table:table-cell office:value-type="float" office:value="865" calcext:value-type="float">
            <text:p>86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4778095" calcext:value-type="float">
            <text:p>0.64778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01295" calcext:value-type="float">
            <text:p>33.01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57139525643,41.219811237754506]}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3688969" calcext:value-type="float">
            <text:p>0.23688969</text:p>
          </table:table-cell>
          <table:table-cell office:value-type="float" office:value="0.43037975" calcext:value-type="float">
            <text:p>0.4303797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97.76822" calcext:value-type="float">
            <text:p>297.76822</text:p>
          </table:table-cell>
          <table:table-cell office:value-type="float" office:value="3" calcext:value-type="float">
            <text:p>3</text:p>
          </table:table-cell>
          <table:table-cell office:value-type="float" office:value="-0.8848395" calcext:value-type="float">
            <text:p>-0.8848395</text:p>
          </table:table-cell>
          <table:table-cell office:value-type="float" office:value="877" calcext:value-type="float">
            <text:p>877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65896" calcext:value-type="float">
            <text:p>0.4658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11653" calcext:value-type="float">
            <text:p>36.11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21349599665,41.21981209054942]}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5316456" calcext:value-type="float">
            <text:p>0.25316456</text:p>
          </table:table-cell>
          <table:table-cell office:value-type="float" office:value="0.4755877" calcext:value-type="float">
            <text:p>0.475587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9" calcext:value-type="float">
            <text:p>149</text:p>
          </table:table-cell>
          <table:table-cell office:value-type="float" office:value="290.611" calcext:value-type="float">
            <text:p>290.611</text:p>
          </table:table-cell>
          <table:table-cell office:value-type="float" office:value="3" calcext:value-type="float">
            <text:p>3</text:p>
          </table:table-cell>
          <table:table-cell office:value-type="float" office:value="-0.93599206" calcext:value-type="float">
            <text:p>-0.93599206</text:p>
          </table:table-cell>
          <table:table-cell office:value-type="float" office:value="908" calcext:value-type="float">
            <text:p>908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35202107" calcext:value-type="float">
            <text:p>0.35202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890915" calcext:value-type="float">
            <text:p>28.890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3497697431,41.21981379280233]}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.25316456" calcext:value-type="float">
            <text:p>0.25316456</text:p>
          </table:table-cell>
          <table:table-cell office:value-type="float" office:value="0.517179" calcext:value-type="float">
            <text:p>0.51717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9" calcext:value-type="float">
            <text:p>149</text:p>
          </table:table-cell>
          <table:table-cell office:value-type="float" office:value="107.86758" calcext:value-type="float">
            <text:p>107.86758</text:p>
          </table:table-cell>
          <table:table-cell office:value-type="float" office:value="3" calcext:value-type="float">
            <text:p>3</text:p>
          </table:table-cell>
          <table:table-cell office:value-type="float" office:value="0.9517682" calcext:value-type="float">
            <text:p>0.9517682</text:p>
          </table:table-cell>
          <table:table-cell office:value-type="float" office:value="920" calcext:value-type="float">
            <text:p>920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-0.30681804" calcext:value-type="float">
            <text:p>-0.306818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9419" calcext:value-type="float">
            <text:p>8.99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278189880401,41.219815490605995]}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0.04159132" calcext:value-type="float">
            <text:p>0.04159132</text:p>
          </table:table-cell>
          <table:table-cell office:value-type="float" office:value="0.06329114" calcext:value-type="float">
            <text:p>0.0632911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6" calcext:value-type="float">
            <text:p>106</text:p>
          </table:table-cell>
          <table:table-cell office:value-type="float" office:value="319.1681" calcext:value-type="float">
            <text:p>319.1681</text:p>
          </table:table-cell>
          <table:table-cell office:value-type="float" office:value="3" calcext:value-type="float">
            <text:p>3</text:p>
          </table:table-cell>
          <table:table-cell office:value-type="float" office:value="-0.6538421" calcext:value-type="float">
            <text:p>-0.6538421</text:p>
          </table:table-cell>
          <table:table-cell office:value-type="float" office:value="712" calcext:value-type="float">
            <text:p>71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56631" calcext:value-type="float">
            <text:p>0.7566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165634" calcext:value-type="float">
            <text:p>23.165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6733303679,41.220071151071714]}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0.056057867" calcext:value-type="float">
            <text:p>0.056057867</text:p>
          </table:table-cell>
          <table:table-cell office:value-type="float" office:value="0.09041591" calcext:value-type="float">
            <text:p>0.0904159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6" calcext:value-type="float">
            <text:p>106</text:p>
          </table:table-cell>
          <table:table-cell office:value-type="float" office:value="325.2536" calcext:value-type="float">
            <text:p>325.2536</text:p>
          </table:table-cell>
          <table:table-cell office:value-type="float" office:value="3" calcext:value-type="float">
            <text:p>3</text:p>
          </table:table-cell>
          <table:table-cell office:value-type="float" office:value="-0.56994504" calcext:value-type="float">
            <text:p>-0.56994504</text:p>
          </table:table-cell>
          <table:table-cell office:value-type="float" office:value="719" calcext:value-type="float">
            <text:p>71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216828" calcext:value-type="float">
            <text:p>0.8216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376104" calcext:value-type="float">
            <text:p>24.37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0943248984,41.22007201722248]}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07233273" calcext:value-type="float">
            <text:p>0.07233273</text:p>
          </table:table-cell>
          <table:table-cell office:value-type="float" office:value="0.1283906" calcext:value-type="float">
            <text:p>0.12839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5" calcext:value-type="float">
            <text:p>105</text:p>
          </table:table-cell>
          <table:table-cell office:value-type="float" office:value="331.99667" calcext:value-type="float">
            <text:p>331.99667</text:p>
          </table:table-cell>
          <table:table-cell office:value-type="float" office:value="3" calcext:value-type="float">
            <text:p>3</text:p>
          </table:table-cell>
          <table:table-cell office:value-type="float" office:value="-0.46952295" calcext:value-type="float">
            <text:p>-0.46952295</text:p>
          </table:table-cell>
          <table:table-cell office:value-type="float" office:value="728" calcext:value-type="float">
            <text:p>72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8292027" calcext:value-type="float">
            <text:p>0.8829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812138" calcext:value-type="float">
            <text:p>28.812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5153192729,41.22007288226091]}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09584087" calcext:value-type="float">
            <text:p>0.09584087</text:p>
          </table:table-cell>
          <table:table-cell office:value-type="float" office:value="0.17359856" calcext:value-type="float">
            <text:p>0.173598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5" calcext:value-type="float">
            <text:p>105</text:p>
          </table:table-cell>
          <table:table-cell office:value-type="float" office:value="322.56787" calcext:value-type="float">
            <text:p>322.56787</text:p>
          </table:table-cell>
          <table:table-cell office:value-type="float" office:value="3" calcext:value-type="float">
            <text:p>3</text:p>
          </table:table-cell>
          <table:table-cell office:value-type="float" office:value="-0.6078213" calcext:value-type="float">
            <text:p>-0.6078213</text:p>
          </table:table-cell>
          <table:table-cell office:value-type="float" office:value="736" calcext:value-type="float">
            <text:p>73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40738" calcext:value-type="float">
            <text:p>0.7940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929863" calcext:value-type="float">
            <text:p>33.929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9363134918,41.22007374618704]}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4466546" calcext:value-type="float">
            <text:p>0.14466546</text:p>
          </table:table-cell>
          <table:table-cell office:value-type="float" office:value="0.2567812" calcext:value-type="float">
            <text:p>0.256781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6" calcext:value-type="float">
            <text:p>126</text:p>
          </table:table-cell>
          <table:table-cell office:value-type="float" office:value="327.14813" calcext:value-type="float">
            <text:p>327.14813</text:p>
          </table:table-cell>
          <table:table-cell office:value-type="float" office:value="3" calcext:value-type="float">
            <text:p>3</text:p>
          </table:table-cell>
          <table:table-cell office:value-type="float" office:value="-0.54246885" calcext:value-type="float">
            <text:p>-0.54246885</text:p>
          </table:table-cell>
          <table:table-cell office:value-type="float" office:value="769" calcext:value-type="float">
            <text:p>76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400759" calcext:value-type="float">
            <text:p>0.8400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996887" calcext:value-type="float">
            <text:p>33.996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7783014615,41.220075470702355]}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681736" calcext:value-type="float">
            <text:p>0.1681736</text:p>
          </table:table-cell>
          <table:table-cell office:value-type="float" office:value="0.2965642" calcext:value-type="float">
            <text:p>0.296564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2" calcext:value-type="float">
            <text:p>102</text:p>
          </table:table-cell>
          <table:table-cell office:value-type="float" office:value="330.85965" calcext:value-type="float">
            <text:p>330.85965</text:p>
          </table:table-cell>
          <table:table-cell office:value-type="float" office:value="3" calcext:value-type="float">
            <text:p>3</text:p>
          </table:table-cell>
          <table:table-cell office:value-type="float" office:value="-0.48695058" calcext:value-type="float">
            <text:p>-0.48695058</text:p>
          </table:table-cell>
          <table:table-cell office:value-type="float" office:value="776" calcext:value-type="float">
            <text:p>77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7342954" calcext:value-type="float">
            <text:p>0.87342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79126" calcext:value-type="float">
            <text:p>29.879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199295214,41.22007633129154]}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9168174" calcext:value-type="float">
            <text:p>0.19168174</text:p>
          </table:table-cell>
          <table:table-cell office:value-type="float" office:value="0.32730561" calcext:value-type="float">
            <text:p>0.3273056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2" calcext:value-type="float">
            <text:p>102</text:p>
          </table:table-cell>
          <table:table-cell office:value-type="float" office:value="325.48557" calcext:value-type="float">
            <text:p>325.48557</text:p>
          </table:table-cell>
          <table:table-cell office:value-type="float" office:value="3" calcext:value-type="float">
            <text:p>3</text:p>
          </table:table-cell>
          <table:table-cell office:value-type="float" office:value="-0.5666138" calcext:value-type="float">
            <text:p>-0.5666138</text:p>
          </table:table-cell>
          <table:table-cell office:value-type="float" office:value="782" calcext:value-type="float">
            <text:p>78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239835" calcext:value-type="float">
            <text:p>0.8239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71318" calcext:value-type="float">
            <text:p>29.671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620288811,41.2200771907684]}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20976491" calcext:value-type="float">
            <text:p>0.20976491</text:p>
          </table:table-cell>
          <table:table-cell office:value-type="float" office:value="0.358047" calcext:value-type="float">
            <text:p>0.35804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2" calcext:value-type="float">
            <text:p>102</text:p>
          </table:table-cell>
          <table:table-cell office:value-type="float" office:value="317.99374" calcext:value-type="float">
            <text:p>317.99374</text:p>
          </table:table-cell>
          <table:table-cell office:value-type="float" office:value="3" calcext:value-type="float">
            <text:p>3</text:p>
          </table:table-cell>
          <table:table-cell office:value-type="float" office:value="-0.66921186" calcext:value-type="float">
            <text:p>-0.66921186</text:p>
          </table:table-cell>
          <table:table-cell office:value-type="float" office:value="791" calcext:value-type="float">
            <text:p>79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30716" calcext:value-type="float">
            <text:p>0.7430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03246" calcext:value-type="float">
            <text:p>34.03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0412822532,41.22007804913296]}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2603978" calcext:value-type="float">
            <text:p>0.22603978</text:p>
          </table:table-cell>
          <table:table-cell office:value-type="float" office:value="0.3833635" calcext:value-type="float">
            <text:p>0.383363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9" calcext:value-type="float">
            <text:p>129</text:p>
          </table:table-cell>
          <table:table-cell office:value-type="float" office:value="321.76794" calcext:value-type="float">
            <text:p>321.76794</text:p>
          </table:table-cell>
          <table:table-cell office:value-type="float" office:value="3" calcext:value-type="float">
            <text:p>3</text:p>
          </table:table-cell>
          <table:table-cell office:value-type="float" office:value="-0.6188478" calcext:value-type="float">
            <text:p>-0.6188478</text:p>
          </table:table-cell>
          <table:table-cell office:value-type="float" office:value="811" calcext:value-type="float">
            <text:p>81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8551096" calcext:value-type="float">
            <text:p>0.78551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092205" calcext:value-type="float">
            <text:p>29.092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4622755405,41.22007890638518]}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4231465" calcext:value-type="float">
            <text:p>0.24231465</text:p>
          </table:table-cell>
          <table:table-cell office:value-type="float" office:value="0.3960217" calcext:value-type="float">
            <text:p>0.396021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9" calcext:value-type="float">
            <text:p>129</text:p>
          </table:table-cell>
          <table:table-cell office:value-type="float" office:value="309.60446" calcext:value-type="float">
            <text:p>309.60446</text:p>
          </table:table-cell>
          <table:table-cell office:value-type="float" office:value="3" calcext:value-type="float">
            <text:p>3</text:p>
          </table:table-cell>
          <table:table-cell office:value-type="float" office:value="-0.77046347" calcext:value-type="float">
            <text:p>-0.77046347</text:p>
          </table:table-cell>
          <table:table-cell office:value-type="float" office:value="819" calcext:value-type="float">
            <text:p>81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3748413" calcext:value-type="float">
            <text:p>0.63748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18994" calcext:value-type="float">
            <text:p>29.18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8832686737,41.22007976252509]}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5497288" calcext:value-type="float">
            <text:p>0.25497288</text:p>
          </table:table-cell>
          <table:table-cell office:value-type="float" office:value="0.40687162" calcext:value-type="float">
            <text:p>0.4068716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1" calcext:value-type="float">
            <text:p>161</text:p>
          </table:table-cell>
          <table:table-cell office:value-type="float" office:value="304.58636" calcext:value-type="float">
            <text:p>304.58636</text:p>
          </table:table-cell>
          <table:table-cell office:value-type="float" office:value="3" calcext:value-type="float">
            <text:p>3</text:p>
          </table:table-cell>
          <table:table-cell office:value-type="float" office:value="-0.8232714" calcext:value-type="float">
            <text:p>-0.8232714</text:p>
          </table:table-cell>
          <table:table-cell office:value-type="float" office:value="831" calcext:value-type="float">
            <text:p>83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67648" calcext:value-type="float">
            <text:p>0.567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03336" calcext:value-type="float">
            <text:p>32.103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3042616524,41.22008061755271]}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6039782" calcext:value-type="float">
            <text:p>0.26039782</text:p>
          </table:table-cell>
          <table:table-cell office:value-type="float" office:value="0.42676312" calcext:value-type="float">
            <text:p>0.4267631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1" calcext:value-type="float">
            <text:p>161</text:p>
          </table:table-cell>
          <table:table-cell office:value-type="float" office:value="294.5454" calcext:value-type="float">
            <text:p>294.5454</text:p>
          </table:table-cell>
          <table:table-cell office:value-type="float" office:value="3" calcext:value-type="float">
            <text:p>3</text:p>
          </table:table-cell>
          <table:table-cell office:value-type="float" office:value="-0.9096323" calcext:value-type="float">
            <text:p>-0.9096323</text:p>
          </table:table-cell>
          <table:table-cell office:value-type="float" office:value="855" calcext:value-type="float">
            <text:p>85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1541427" calcext:value-type="float">
            <text:p>0.41541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52257" calcext:value-type="float">
            <text:p>33.52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57252544768,41.220081471467985]}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857143" calcext:value-type="float">
            <text:p>0.2857143</text:p>
          </table:table-cell>
          <table:table-cell office:value-type="float" office:value="0.517179" calcext:value-type="float">
            <text:p>0.51717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9" calcext:value-type="float">
            <text:p>149</text:p>
          </table:table-cell>
          <table:table-cell office:value-type="float" office:value="333.90433" calcext:value-type="float">
            <text:p>333.90433</text:p>
          </table:table-cell>
          <table:table-cell office:value-type="float" office:value="3" calcext:value-type="float">
            <text:p>3</text:p>
          </table:table-cell>
          <table:table-cell office:value-type="float" office:value="-0.43987125" calcext:value-type="float">
            <text:p>-0.43987125</text:p>
          </table:table-cell>
          <table:table-cell office:value-type="float" office:value="916" calcext:value-type="float">
            <text:p>916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89806086" calcext:value-type="float">
            <text:p>0.89806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905293" calcext:value-type="float">
            <text:p>18.905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314092242382,41.220084876005956]}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8209764" calcext:value-type="float">
            <text:p>0.28209764</text:p>
          </table:table-cell>
          <table:table-cell office:value-type="float" office:value="0.53887886" calcext:value-type="float">
            <text:p>0.5388788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52.42715" calcext:value-type="float">
            <text:p>352.42715</text:p>
          </table:table-cell>
          <table:table-cell office:value-type="float" office:value="3" calcext:value-type="float">
            <text:p>3</text:p>
          </table:table-cell>
          <table:table-cell office:value-type="float" office:value="-0.1317865" calcext:value-type="float">
            <text:p>-0.1317865</text:p>
          </table:table-cell>
          <table:table-cell office:value-type="float" office:value="917" calcext:value-type="float">
            <text:p>917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9912781" calcext:value-type="float">
            <text:p>0.9912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7465" calcext:value-type="float">
            <text:p>9.27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278302162954,41.220085724359656]}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0.009041592" calcext:value-type="float">
            <text:p>0.00904159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9" calcext:value-type="float">
            <text:p>139</text:p>
          </table:table-cell>
          <table:table-cell office:value-type="float" office:value="79.35016" calcext:value-type="float">
            <text:p>79.35016</text:p>
          </table:table-cell>
          <table:table-cell office:value-type="float" office:value="4" calcext:value-type="float">
            <text:p>4</text:p>
          </table:table-cell>
          <table:table-cell office:value-type="float" office:value="0.982775" calcext:value-type="float">
            <text:p>0.982775</text:p>
          </table:table-cell>
          <table:table-cell office:value-type="float" office:value="744" calcext:value-type="float">
            <text:p>74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18480635" calcext:value-type="float">
            <text:p>0.184806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23283" calcext:value-type="float">
            <text:p>14.723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65799078698,41.22033703719527]}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018083183" calcext:value-type="float">
            <text:p>0.018083183</text:p>
          </table:table-cell>
          <table:table-cell office:value-type="float" office:value="0.01084991" calcext:value-type="float">
            <text:p>0.0108499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6.123234E-017" calcext:value-type="float">
            <text:p>6.123234E-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480423" calcext:value-type="float">
            <text:p>14.480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30008884521,41.220337908915845]}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07052441" calcext:value-type="float">
            <text:p>0.07052441</text:p>
          </table:table-cell>
          <table:table-cell office:value-type="float" office:value="0.09222423" calcext:value-type="float">
            <text:p>0.0922242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6" calcext:value-type="float">
            <text:p>106</text:p>
          </table:table-cell>
          <table:table-cell office:value-type="float" office:value="334.42386" calcext:value-type="float">
            <text:p>334.42386</text:p>
          </table:table-cell>
          <table:table-cell office:value-type="float" office:value="3" calcext:value-type="float">
            <text:p>3</text:p>
          </table:table-cell>
          <table:table-cell office:value-type="float" office:value="-0.43171012" calcext:value-type="float">
            <text:p>-0.43171012</text:p>
          </table:table-cell>
          <table:table-cell office:value-type="float" office:value="708" calcext:value-type="float">
            <text:p>70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020124" calcext:value-type="float">
            <text:p>0.9020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163727" calcext:value-type="float">
            <text:p>24.163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1057890123,41.22034225083383]}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11754069" calcext:value-type="float">
            <text:p>0.11754069</text:p>
          </table:table-cell>
          <table:table-cell office:value-type="float" office:value="0.1681736" calcext:value-type="float">
            <text:p>0.168173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5" calcext:value-type="float">
            <text:p>105</text:p>
          </table:table-cell>
          <table:table-cell office:value-type="float" office:value="325.48544" calcext:value-type="float">
            <text:p>325.48544</text:p>
          </table:table-cell>
          <table:table-cell office:value-type="float" office:value="3" calcext:value-type="float">
            <text:p>3</text:p>
          </table:table-cell>
          <table:table-cell office:value-type="float" office:value="-0.5666154" calcext:value-type="float">
            <text:p>-0.5666154</text:p>
          </table:table-cell>
          <table:table-cell office:value-type="float" office:value="722" calcext:value-type="float">
            <text:p>72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2398236" calcext:value-type="float">
            <text:p>0.82398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7135" calcext:value-type="float">
            <text:p>29.67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9477481424,41.22034397981475]}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14466546" calcext:value-type="float">
            <text:p>0.14466546</text:p>
          </table:table-cell>
          <table:table-cell office:value-type="float" office:value="0.2079566" calcext:value-type="float">
            <text:p>0.207956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6" calcext:value-type="float">
            <text:p>126</text:p>
          </table:table-cell>
          <table:table-cell office:value-type="float" office:value="323.90564" calcext:value-type="float">
            <text:p>323.90564</text:p>
          </table:table-cell>
          <table:table-cell office:value-type="float" office:value="3" calcext:value-type="float">
            <text:p>3</text:p>
          </table:table-cell>
          <table:table-cell office:value-type="float" office:value="-0.58911693" calcext:value-type="float">
            <text:p>-0.58911693</text:p>
          </table:table-cell>
          <table:table-cell office:value-type="float" office:value="730" calcext:value-type="float">
            <text:p>73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0804783" calcext:value-type="float">
            <text:p>0.80804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41469" calcext:value-type="float">
            <text:p>31.841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3687274737,41.22034484263671]}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6998191" calcext:value-type="float">
            <text:p>0.16998191</text:p>
          </table:table-cell>
          <table:table-cell office:value-type="float" office:value="0.25135624" calcext:value-type="float">
            <text:p>0.2513562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6" calcext:value-type="float">
            <text:p>126</text:p>
          </table:table-cell>
          <table:table-cell office:value-type="float" office:value="322.20563" calcext:value-type="float">
            <text:p>322.20563</text:p>
          </table:table-cell>
          <table:table-cell office:value-type="float" office:value="3" calcext:value-type="float">
            <text:p>3</text:p>
          </table:table-cell>
          <table:table-cell office:value-type="float" office:value="-0.6128292" calcext:value-type="float">
            <text:p>-0.6128292</text:p>
          </table:table-cell>
          <table:table-cell office:value-type="float" office:value="750" calcext:value-type="float">
            <text:p>75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02154" calcext:value-type="float">
            <text:p>0.7902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407642" calcext:value-type="float">
            <text:p>36.407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7897066495,41.22034570434635]}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9529837" calcext:value-type="float">
            <text:p>0.19529837</text:p>
          </table:table-cell>
          <table:table-cell office:value-type="float" office:value="0.2965642" calcext:value-type="float">
            <text:p>0.296564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2" calcext:value-type="float">
            <text:p>102</text:p>
          </table:table-cell>
          <table:table-cell office:value-type="float" office:value="321.71347" calcext:value-type="float">
            <text:p>321.71347</text:p>
          </table:table-cell>
          <table:table-cell office:value-type="float" office:value="3" calcext:value-type="float">
            <text:p>3</text:p>
          </table:table-cell>
          <table:table-cell office:value-type="float" office:value="-0.61959434" calcext:value-type="float">
            <text:p>-0.61959434</text:p>
          </table:table-cell>
          <table:table-cell office:value-type="float" office:value="760" calcext:value-type="float">
            <text:p>76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849222" calcext:value-type="float">
            <text:p>0.7849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42278" calcext:value-type="float">
            <text:p>33.42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2106856701,41.220346564943675]}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2061484" calcext:value-type="float">
            <text:p>0.22061484</text:p>
          </table:table-cell>
          <table:table-cell office:value-type="float" office:value="0.33273056" calcext:value-type="float">
            <text:p>0.332730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2" calcext:value-type="float">
            <text:p>102</text:p>
          </table:table-cell>
          <table:table-cell office:value-type="float" office:value="319.00067" calcext:value-type="float">
            <text:p>319.00067</text:p>
          </table:table-cell>
          <table:table-cell office:value-type="float" office:value="3" calcext:value-type="float">
            <text:p>3</text:p>
          </table:table-cell>
          <table:table-cell office:value-type="float" office:value="-0.6560502" calcext:value-type="float">
            <text:p>-0.6560502</text:p>
          </table:table-cell>
          <table:table-cell office:value-type="float" office:value="769" calcext:value-type="float">
            <text:p>76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5471723" calcext:value-type="float">
            <text:p>0.75471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147032" calcext:value-type="float">
            <text:p>29.147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6316645355,41.22034742442867]}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6.2033" calcext:value-type="float">
            <text:p>586.20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.238698" calcext:value-type="float">
            <text:p>0.238698</text:p>
          </table:table-cell>
          <table:table-cell office:value-type="float" office:value="0.3652803" calcext:value-type="float">
            <text:p>0.365280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2" calcext:value-type="float">
            <text:p>102</text:p>
          </table:table-cell>
          <table:table-cell office:value-type="float" office:value="315.4391" calcext:value-type="float">
            <text:p>315.4391</text:p>
          </table:table-cell>
          <table:table-cell office:value-type="float" office:value="3" calcext:value-type="float">
            <text:p>3</text:p>
          </table:table-cell>
          <table:table-cell office:value-type="float" office:value="-0.70166725" calcext:value-type="float">
            <text:p>-0.70166725</text:p>
          </table:table-cell>
          <table:table-cell office:value-type="float" office:value="777" calcext:value-type="float">
            <text:p>77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1250474" calcext:value-type="float">
            <text:p>0.71250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26085" calcext:value-type="float">
            <text:p>31.526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0526432461,41.220348282801325]}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5316456" calcext:value-type="float">
            <text:p>0.25316456</text:p>
          </table:table-cell>
          <table:table-cell office:value-type="float" office:value="0.39240506" calcext:value-type="float">
            <text:p>0.392405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9" calcext:value-type="float">
            <text:p>129</text:p>
          </table:table-cell>
          <table:table-cell office:value-type="float" office:value="316.4803" calcext:value-type="float">
            <text:p>316.4803</text:p>
          </table:table-cell>
          <table:table-cell office:value-type="float" office:value="3" calcext:value-type="float">
            <text:p>3</text:p>
          </table:table-cell>
          <table:table-cell office:value-type="float" office:value="-0.68860406" calcext:value-type="float">
            <text:p>-0.68860406</text:p>
          </table:table-cell>
          <table:table-cell office:value-type="float" office:value="799" calcext:value-type="float">
            <text:p>79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2513753" calcext:value-type="float">
            <text:p>0.72513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00803" calcext:value-type="float">
            <text:p>32.00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4736218017,41.220349140061664]}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7124774" calcext:value-type="float">
            <text:p>0.27124774</text:p>
          </table:table-cell>
          <table:table-cell office:value-type="float" office:value="0.41229656" calcext:value-type="float">
            <text:p>0.412296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9" calcext:value-type="float">
            <text:p>129</text:p>
          </table:table-cell>
          <table:table-cell office:value-type="float" office:value="306.94983" calcext:value-type="float">
            <text:p>306.94983</text:p>
          </table:table-cell>
          <table:table-cell office:value-type="float" office:value="3" calcext:value-type="float">
            <text:p>3</text:p>
          </table:table-cell>
          <table:table-cell office:value-type="float" office:value="-0.7991623" calcext:value-type="float">
            <text:p>-0.7991623</text:p>
          </table:table-cell>
          <table:table-cell office:value-type="float" office:value="809" calcext:value-type="float">
            <text:p>80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011153" calcext:value-type="float">
            <text:p>0.6011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489061" calcext:value-type="float">
            <text:p>29.489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8946002033,41.22034999620966]}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604.61" calcext:value-type="float">
            <text:p>604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8390595" calcext:value-type="float">
            <text:p>0.28390595</text:p>
          </table:table-cell>
          <table:table-cell office:value-type="float" office:value="0.4249548" calcext:value-type="float">
            <text:p>0.424954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1" calcext:value-type="float">
            <text:p>161</text:p>
          </table:table-cell>
          <table:table-cell office:value-type="float" office:value="300.77283" calcext:value-type="float">
            <text:p>300.77283</text:p>
          </table:table-cell>
          <table:table-cell office:value-type="float" office:value="3" calcext:value-type="float">
            <text:p>3</text:p>
          </table:table-cell>
          <table:table-cell office:value-type="float" office:value="-0.85920256" calcext:value-type="float">
            <text:p>-0.85920256</text:p>
          </table:table-cell>
          <table:table-cell office:value-type="float" office:value="820" calcext:value-type="float">
            <text:p>820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51163554" calcext:value-type="float">
            <text:p>0.51163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1201" calcext:value-type="float">
            <text:p>31.01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31557845,41.22035085124535]}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.023508137" calcext:value-type="float">
            <text:p>0.023508137</text:p>
          </table:table-cell>
          <table:table-cell office:value-type="float" office:value="0.01084991" calcext:value-type="float">
            <text:p>0.0108499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41.551033" calcext:value-type="float">
            <text:p>41.551033</text:p>
          </table:table-cell>
          <table:table-cell office:value-type="float" office:value="4" calcext:value-type="float">
            <text:p>4</text:p>
          </table:table-cell>
          <table:table-cell office:value-type="float" office:value="0.66328686" calcext:value-type="float">
            <text:p>0.66328686</text:p>
          </table:table-cell>
          <table:table-cell office:value-type="float" office:value="737" calcext:value-type="float">
            <text:p>73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83652" calcext:value-type="float">
            <text:p>0.7483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97631" calcext:value-type="float">
            <text:p>17.97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30124263812,41.220608142473395]}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03074141" calcext:value-type="float">
            <text:p>0.03074141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5" calcext:value-type="float">
            <text:p>105</text:p>
          </table:table-cell>
          <table:table-cell office:value-type="float" office:value="59.417023" calcext:value-type="float">
            <text:p>59.417023</text:p>
          </table:table-cell>
          <table:table-cell office:value-type="float" office:value="3" calcext:value-type="float">
            <text:p>3</text:p>
          </table:table-cell>
          <table:table-cell office:value-type="float" office:value="0.8608932" calcext:value-type="float">
            <text:p>0.8608932</text:p>
          </table:table-cell>
          <table:table-cell office:value-type="float" office:value="732" calcext:value-type="float">
            <text:p>73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0878567" calcext:value-type="float">
            <text:p>0.50878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289093" calcext:value-type="float">
            <text:p>19.289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4333920745,41.22060901308986]}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0.045207955" calcext:value-type="float">
            <text:p>0.045207955</text:p>
          </table:table-cell>
          <table:table-cell office:value-type="float" office:value="0.027124774" calcext:value-type="float">
            <text:p>0.02712477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5" calcext:value-type="float">
            <text:p>105</text:p>
          </table:table-cell>
          <table:table-cell office:value-type="float" office:value="75.92461" calcext:value-type="float">
            <text:p>75.92461</text:p>
          </table:table-cell>
          <table:table-cell office:value-type="float" office:value="3" calcext:value-type="float">
            <text:p>3</text:p>
          </table:table-cell>
          <table:table-cell office:value-type="float" office:value="0.96997654" calcext:value-type="float">
            <text:p>0.96997654</text:p>
          </table:table-cell>
          <table:table-cell office:value-type="float" office:value="723" calcext:value-type="float">
            <text:p>723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0.24319851" calcext:value-type="float">
            <text:p>0.243198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70372" calcext:value-type="float">
            <text:p>21.770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8543576116,41.22060988259401]}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7233273" calcext:value-type="float">
            <text:p>0.0723327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3" calcext:value-type="float">
            <text:p>123</text:p>
          </table:table-cell>
          <table:table-cell office:value-type="float" office:value="44.273186" calcext:value-type="float">
            <text:p>44.273186</text:p>
          </table:table-cell>
          <table:table-cell office:value-type="float" office:value="3" calcext:value-type="float">
            <text:p>3</text:p>
          </table:table-cell>
          <table:table-cell office:value-type="float" office:value="0.69808024" calcext:value-type="float">
            <text:p>0.69808024</text:p>
          </table:table-cell>
          <table:table-cell office:value-type="float" office:value="697" calcext:value-type="float">
            <text:p>69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160195" calcext:value-type="float">
            <text:p>0.7160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32826" calcext:value-type="float">
            <text:p>18.732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86962882151,41.220611618265295]}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0.09222423" calcext:value-type="float">
            <text:p>0.09222423</text:p>
          </table:table-cell>
          <table:table-cell office:value-type="float" office:value="0.101265825" calcext:value-type="float">
            <text:p>0.1012658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3" calcext:value-type="float">
            <text:p>123</text:p>
          </table:table-cell>
          <table:table-cell office:value-type="float" office:value="2.8189495" calcext:value-type="float">
            <text:p>2.8189495</text:p>
          </table:table-cell>
          <table:table-cell office:value-type="float" office:value="3" calcext:value-type="float">
            <text:p>3</text:p>
          </table:table-cell>
          <table:table-cell office:value-type="float" office:value="0.049180105" calcext:value-type="float">
            <text:p>0.049180105</text:p>
          </table:table-cell>
          <table:table-cell office:value-type="float" office:value="694" calcext:value-type="float">
            <text:p>69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987899" calcext:value-type="float">
            <text:p>0.9987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634155" calcext:value-type="float">
            <text:p>23.63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1172532822,41.220612484432415]}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0.11573237" calcext:value-type="float">
            <text:p>0.11573237</text:p>
          </table:table-cell>
          <table:table-cell office:value-type="float" office:value="0.13562387" calcext:value-type="float">
            <text:p>0.1356238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8" calcext:value-type="float">
            <text:p>128</text:p>
          </table:table-cell>
          <table:table-cell office:value-type="float" office:value="332.42227" calcext:value-type="float">
            <text:p>332.42227</text:p>
          </table:table-cell>
          <table:table-cell office:value-type="float" office:value="3" calcext:value-type="float">
            <text:p>3</text:p>
          </table:table-cell>
          <table:table-cell office:value-type="float" office:value="-0.46295145" calcext:value-type="float">
            <text:p>-0.46295145</text:p>
          </table:table-cell>
          <table:table-cell office:value-type="float" office:value="700" calcext:value-type="float">
            <text:p>700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88638365" calcext:value-type="float">
            <text:p>0.88638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083202" calcext:value-type="float">
            <text:p>27.083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5382181934,41.22061334948721]}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4285715" calcext:value-type="float">
            <text:p>0.14285715</text:p>
          </table:table-cell>
          <table:table-cell office:value-type="float" office:value="0.17359856" calcext:value-type="float">
            <text:p>0.173598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8" calcext:value-type="float">
            <text:p>128</text:p>
          </table:table-cell>
          <table:table-cell office:value-type="float" office:value="323.7399" calcext:value-type="float">
            <text:p>323.7399</text:p>
          </table:table-cell>
          <table:table-cell office:value-type="float" office:value="3" calcext:value-type="float">
            <text:p>3</text:p>
          </table:table-cell>
          <table:table-cell office:value-type="float" office:value="-0.5914519" calcext:value-type="float">
            <text:p>-0.5914519</text:p>
          </table:table-cell>
          <table:table-cell office:value-type="float" office:value="707" calcext:value-type="float">
            <text:p>707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8063403" calcext:value-type="float">
            <text:p>0.80634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207647" calcext:value-type="float">
            <text:p>30.207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9591829486,41.220614213429684]}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6998191" calcext:value-type="float">
            <text:p>0.16998191</text:p>
          </table:table-cell>
          <table:table-cell office:value-type="float" office:value="0.21518987" calcext:value-type="float">
            <text:p>0.2151898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23.00684" calcext:value-type="float">
            <text:p>323.00684</text:p>
          </table:table-cell>
          <table:table-cell office:value-type="float" office:value="3" calcext:value-type="float">
            <text:p>3</text:p>
          </table:table-cell>
          <table:table-cell office:value-type="float" office:value="-0.60171986" calcext:value-type="float">
            <text:p>-0.60171986</text:p>
          </table:table-cell>
          <table:table-cell office:value-type="float" office:value="716" calcext:value-type="float">
            <text:p>71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870725" calcext:value-type="float">
            <text:p>0.79870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00604" calcext:value-type="float">
            <text:p>31.300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3801475482,41.220615076259804]}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19710669" calcext:value-type="float">
            <text:p>0.19710669</text:p>
          </table:table-cell>
          <table:table-cell office:value-type="float" office:value="0.25497288" calcext:value-type="float">
            <text:p>0.254972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20.27615" calcext:value-type="float">
            <text:p>320.27615</text:p>
          </table:table-cell>
          <table:table-cell office:value-type="float" office:value="4" calcext:value-type="float">
            <text:p>4</text:p>
          </table:table-cell>
          <table:table-cell office:value-type="float" office:value="-0.63908815" calcext:value-type="float">
            <text:p>-0.63908815</text:p>
          </table:table-cell>
          <table:table-cell office:value-type="float" office:value="733" calcext:value-type="float">
            <text:p>73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6913345" calcext:value-type="float">
            <text:p>0.76913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960125" calcext:value-type="float">
            <text:p>33.960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8011119924,41.22061593797759]}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54.000004" calcext:value-type="float">
            <text:p>54.000004</text:p>
          </table:table-cell>
          <table:table-cell office:value-type="float" office:value="42" calcext:value-type="float">
            <text:p>42</text:p>
          </table:table-cell>
          <table:table-cell office:value-type="float" office:value="0.22242315" calcext:value-type="float">
            <text:p>0.22242315</text:p>
          </table:table-cell>
          <table:table-cell office:value-type="float" office:value="0.2965642" calcext:value-type="float">
            <text:p>0.296564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6" calcext:value-type="float">
            <text:p>156</text:p>
          </table:table-cell>
          <table:table-cell office:value-type="float" office:value="313.48294" calcext:value-type="float">
            <text:p>313.48294</text:p>
          </table:table-cell>
          <table:table-cell office:value-type="float" office:value="4" calcext:value-type="float">
            <text:p>4</text:p>
          </table:table-cell>
          <table:table-cell office:value-type="float" office:value="-0.7255792" calcext:value-type="float">
            <text:p>-0.7255792</text:p>
          </table:table-cell>
          <table:table-cell office:value-type="float" office:value="744" calcext:value-type="float">
            <text:p>74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8813866" calcext:value-type="float">
            <text:p>0.68813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301647" calcext:value-type="float">
            <text:p>34.301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2220762814,41.220616798583045]}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54.000004" calcext:value-type="float">
            <text:p>54.000004</text:p>
          </table:table-cell>
          <table:table-cell office:value-type="float" office:value="42" calcext:value-type="float">
            <text:p>42</text:p>
          </table:table-cell>
          <table:table-cell office:value-type="float" office:value="0.2477396" calcext:value-type="float">
            <text:p>0.2477396</text:p>
          </table:table-cell>
          <table:table-cell office:value-type="float" office:value="0.33996382" calcext:value-type="float">
            <text:p>0.3399638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6" calcext:value-type="float">
            <text:p>156</text:p>
          </table:table-cell>
          <table:table-cell office:value-type="float" office:value="310.86" calcext:value-type="float">
            <text:p>310.86</text:p>
          </table:table-cell>
          <table:table-cell office:value-type="float" office:value="4" calcext:value-type="float">
            <text:p>4</text:p>
          </table:table-cell>
          <table:table-cell office:value-type="float" office:value="-0.7563106" calcext:value-type="float">
            <text:p>-0.7563106</text:p>
          </table:table-cell>
          <table:table-cell office:value-type="float" office:value="756" calcext:value-type="float">
            <text:p>75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542127" calcext:value-type="float">
            <text:p>0.6542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44619" calcext:value-type="float">
            <text:p>29.644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6430404148,41.22061765807616]}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.2658228" calcext:value-type="float">
            <text:p>0.2658228</text:p>
          </table:table-cell>
          <table:table-cell office:value-type="float" office:value="0.3761302" calcext:value-type="float">
            <text:p>0.376130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6" calcext:value-type="float">
            <text:p>156</text:p>
          </table:table-cell>
          <table:table-cell office:value-type="float" office:value="308.371" calcext:value-type="float">
            <text:p>308.371</text:p>
          </table:table-cell>
          <table:table-cell office:value-type="float" office:value="3" calcext:value-type="float">
            <text:p>3</text:p>
          </table:table-cell>
          <table:table-cell office:value-type="float" office:value="-0.7840076" calcext:value-type="float">
            <text:p>-0.7840076</text:p>
          </table:table-cell>
          <table:table-cell office:value-type="float" office:value="764" calcext:value-type="float">
            <text:p>764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62075126" calcext:value-type="float">
            <text:p>0.62075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44481" calcext:value-type="float">
            <text:p>27.544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0640043934,41.22061851645694]}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28390595" calcext:value-type="float">
            <text:p>0.28390595</text:p>
          </table:table-cell>
          <table:table-cell office:value-type="float" office:value="0.40867993" calcext:value-type="float">
            <text:p>0.408679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85" calcext:value-type="float">
            <text:p>185</text:p>
          </table:table-cell>
          <table:table-cell office:value-type="float" office:value="303.18744" calcext:value-type="float">
            <text:p>303.18744</text:p>
          </table:table-cell>
          <table:table-cell office:value-type="float" office:value="4" calcext:value-type="float">
            <text:p>4</text:p>
          </table:table-cell>
          <table:table-cell office:value-type="float" office:value="-0.83688444" calcext:value-type="float">
            <text:p>-0.83688444</text:p>
          </table:table-cell>
          <table:table-cell office:value-type="float" office:value="783" calcext:value-type="float">
            <text:p>783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5473796" calcext:value-type="float">
            <text:p>0.5473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602793" calcext:value-type="float">
            <text:p>30.602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4849682176,41.220619373725384]}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0.30198914" calcext:value-type="float">
            <text:p>0.30198914</text:p>
          </table:table-cell>
          <table:table-cell office:value-type="float" office:value="0.43037975" calcext:value-type="float">
            <text:p>0.4303797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85" calcext:value-type="float">
            <text:p>185</text:p>
          </table:table-cell>
          <table:table-cell office:value-type="float" office:value="292.5382" calcext:value-type="float">
            <text:p>292.5382</text:p>
          </table:table-cell>
          <table:table-cell office:value-type="float" office:value="4" calcext:value-type="float">
            <text:p>4</text:p>
          </table:table-cell>
          <table:table-cell office:value-type="float" office:value="-0.92362416" calcext:value-type="float">
            <text:p>-0.92362416</text:p>
          </table:table-cell>
          <table:table-cell office:value-type="float" office:value="798" calcext:value-type="float">
            <text:p>79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38329944" calcext:value-type="float">
            <text:p>0.38329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047806" calcext:value-type="float">
            <text:p>34.047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905931887,41.22062022988149]}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33.999996" calcext:value-type="float">
            <text:p>33.999996</text:p>
          </table:table-cell>
          <table:table-cell office:value-type="float" office:value="42" calcext:value-type="float">
            <text:p>42</text:p>
          </table:table-cell>
          <table:table-cell office:value-type="float" office:value="0.032549728" calcext:value-type="float">
            <text:p>0.032549728</text:p>
          </table:table-cell>
          <table:table-cell office:value-type="float" office:value="0.016274864" calcext:value-type="float">
            <text:p>0.0162748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1" calcext:value-type="float">
            <text:p>111</text:p>
          </table:table-cell>
          <table:table-cell office:value-type="float" office:value="11.38902" calcext:value-type="float">
            <text:p>11.38902</text:p>
          </table:table-cell>
          <table:table-cell office:value-type="float" office:value="3" calcext:value-type="float">
            <text:p>3</text:p>
          </table:table-cell>
          <table:table-cell office:value-type="float" office:value="0.19746947" calcext:value-type="float">
            <text:p>0.19746947</text:p>
          </table:table-cell>
          <table:table-cell office:value-type="float" office:value="723" calcext:value-type="float">
            <text:p>72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80309" calcext:value-type="float">
            <text:p>0.980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8714" calcext:value-type="float">
            <text:p>28.58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30239644671,41.2208783760182]}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0.04339964" calcext:value-type="float">
            <text:p>0.04339964</text:p>
          </table:table-cell>
          <table:table-cell office:value-type="float" office:value="0.028933093" calcext:value-type="float">
            <text:p>0.0289330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5" calcext:value-type="float">
            <text:p>105</text:p>
          </table:table-cell>
          <table:table-cell office:value-type="float" office:value="15.901615" calcext:value-type="float">
            <text:p>15.901615</text:p>
          </table:table-cell>
          <table:table-cell office:value-type="float" office:value="3" calcext:value-type="float">
            <text:p>3</text:p>
          </table:table-cell>
          <table:table-cell office:value-type="float" office:value="0.27398634" calcext:value-type="float">
            <text:p>0.27398634</text:p>
          </table:table-cell>
          <table:table-cell office:value-type="float" office:value="721" calcext:value-type="float">
            <text:p>72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617336" calcext:value-type="float">
            <text:p>0.9617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234138" calcext:value-type="float">
            <text:p>25.234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4449154289,41.22087924664291]}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0.057866186" calcext:value-type="float">
            <text:p>0.057866186</text:p>
          </table:table-cell>
          <table:table-cell office:value-type="float" office:value="0.047016274" calcext:value-type="float">
            <text:p>0.04701627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05" calcext:value-type="float">
            <text:p>105</text:p>
          </table:table-cell>
          <table:table-cell office:value-type="float" office:value="39.09242" calcext:value-type="float">
            <text:p>39.09242</text:p>
          </table:table-cell>
          <table:table-cell office:value-type="float" office:value="3" calcext:value-type="float">
            <text:p>3</text:p>
          </table:table-cell>
          <table:table-cell office:value-type="float" office:value="0.63057315" calcext:value-type="float">
            <text:p>0.63057315</text:p>
          </table:table-cell>
          <table:table-cell office:value-type="float" office:value="717" calcext:value-type="float">
            <text:p>71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7612984" calcext:value-type="float">
            <text:p>0.776129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77477" calcext:value-type="float">
            <text:p>20.577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8658662335,41.22088011615527]}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2.9999971" calcext:value-type="float">
            <text:p>2.9999971</text:p>
          </table:table-cell>
          <table:table-cell office:value-type="float" office:value="52" calcext:value-type="float">
            <text:p>52</text:p>
          </table:table-cell>
          <table:table-cell office:value-type="float" office:value="0.11030742" calcext:value-type="float">
            <text:p>0.11030742</text:p>
          </table:table-cell>
          <table:table-cell office:value-type="float" office:value="0.119349" calcext:value-type="float">
            <text:p>0.11934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3" calcext:value-type="float">
            <text:p>123</text:p>
          </table:table-cell>
          <table:table-cell office:value-type="float" office:value="23.90096" calcext:value-type="float">
            <text:p>23.90096</text:p>
          </table:table-cell>
          <table:table-cell office:value-type="float" office:value="3" calcext:value-type="float">
            <text:p>3</text:p>
          </table:table-cell>
          <table:table-cell office:value-type="float" office:value="0.4051569" calcext:value-type="float">
            <text:p>0.4051569</text:p>
          </table:table-cell>
          <table:table-cell office:value-type="float" office:value="681" calcext:value-type="float">
            <text:p>68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1424716" calcext:value-type="float">
            <text:p>0.91424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022915" calcext:value-type="float">
            <text:p>23.022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51287177083,41.220882718018274]}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.13743219" calcext:value-type="float">
            <text:p>0.13743219</text:p>
          </table:table-cell>
          <table:table-cell office:value-type="float" office:value="0.15189873" calcext:value-type="float">
            <text:p>0.1518987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8" calcext:value-type="float">
            <text:p>128</text:p>
          </table:table-cell>
          <table:table-cell office:value-type="float" office:value="328.46652" calcext:value-type="float">
            <text:p>328.46652</text:p>
          </table:table-cell>
          <table:table-cell office:value-type="float" office:value="3" calcext:value-type="float">
            <text:p>3</text:p>
          </table:table-cell>
          <table:table-cell office:value-type="float" office:value="-0.5229967" calcext:value-type="float">
            <text:p>-0.5229967</text:p>
          </table:table-cell>
          <table:table-cell office:value-type="float" office:value="687" calcext:value-type="float">
            <text:p>687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8523347" calcext:value-type="float">
            <text:p>0.8523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280115" calcext:value-type="float">
            <text:p>26.280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5496678875,41.220883583081246]}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.1681736" calcext:value-type="float">
            <text:p>0.1681736</text:p>
          </table:table-cell>
          <table:table-cell office:value-type="float" office:value="0.18444847" calcext:value-type="float">
            <text:p>0.1844484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8" calcext:value-type="float">
            <text:p>128</text:p>
          </table:table-cell>
          <table:table-cell office:value-type="float" office:value="326.38647" calcext:value-type="float">
            <text:p>326.38647</text:p>
          </table:table-cell>
          <table:table-cell office:value-type="float" office:value="4" calcext:value-type="float">
            <text:p>4</text:p>
          </table:table-cell>
          <table:table-cell office:value-type="float" office:value="-0.5535881" calcext:value-type="float">
            <text:p>-0.5535881</text:p>
          </table:table-cell>
          <table:table-cell office:value-type="float" office:value="693" calcext:value-type="float">
            <text:p>69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327906" calcext:value-type="float">
            <text:p>0.83279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811466" calcext:value-type="float">
            <text:p>26.811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9706179109,41.22088444703187]}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.198915" calcext:value-type="float">
            <text:p>0.198915</text:p>
          </table:table-cell>
          <table:table-cell office:value-type="float" office:value="0.2278481" calcext:value-type="float">
            <text:p>0.227848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22.51157" calcext:value-type="float">
            <text:p>322.51157</text:p>
          </table:table-cell>
          <table:table-cell office:value-type="float" office:value="3" calcext:value-type="float">
            <text:p>3</text:p>
          </table:table-cell>
          <table:table-cell office:value-type="float" office:value="-0.60860115" calcext:value-type="float">
            <text:p>-0.60860115</text:p>
          </table:table-cell>
          <table:table-cell office:value-type="float" office:value="700" calcext:value-type="float">
            <text:p>70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34763" calcext:value-type="float">
            <text:p>0.7934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94273" calcext:value-type="float">
            <text:p>27.94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3915677785,41.22088530987015]}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22965641" calcext:value-type="float">
            <text:p>0.22965641</text:p>
          </table:table-cell>
          <table:table-cell office:value-type="float" office:value="0.2676311" calcext:value-type="float">
            <text:p>0.267631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05.73395" calcext:value-type="float">
            <text:p>305.73395</text:p>
          </table:table-cell>
          <table:table-cell office:value-type="float" office:value="4" calcext:value-type="float">
            <text:p>4</text:p>
          </table:table-cell>
          <table:table-cell office:value-type="float" office:value="-0.8117375" calcext:value-type="float">
            <text:p>-0.8117375</text:p>
          </table:table-cell>
          <table:table-cell office:value-type="float" office:value="718" calcext:value-type="float">
            <text:p>71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8402246" calcext:value-type="float">
            <text:p>0.58402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74414" calcext:value-type="float">
            <text:p>31.374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8125174905,41.220886171596085]}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25316456" calcext:value-type="float">
            <text:p>0.25316456</text:p>
          </table:table-cell>
          <table:table-cell office:value-type="float" office:value="0.31103075" calcext:value-type="float">
            <text:p>0.3110307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6" calcext:value-type="float">
            <text:p>156</text:p>
          </table:table-cell>
          <table:table-cell office:value-type="float" office:value="298.2477" calcext:value-type="float">
            <text:p>298.2477</text:p>
          </table:table-cell>
          <table:table-cell office:value-type="float" office:value="4" calcext:value-type="float">
            <text:p>4</text:p>
          </table:table-cell>
          <table:table-cell office:value-type="float" office:value="-0.88090956" calcext:value-type="float">
            <text:p>-0.88090956</text:p>
          </table:table-cell>
          <table:table-cell office:value-type="float" office:value="731" calcext:value-type="float">
            <text:p>731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47328463" calcext:value-type="float">
            <text:p>0.47328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374496" calcext:value-type="float">
            <text:p>34.374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2334670473,41.220887032209674]}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278481" calcext:value-type="float">
            <text:p>0.278481</text:p>
          </table:table-cell>
          <table:table-cell office:value-type="float" office:value="0.35262206" calcext:value-type="float">
            <text:p>0.352622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6" calcext:value-type="float">
            <text:p>156</text:p>
          </table:table-cell>
          <table:table-cell office:value-type="float" office:value="294.83835" calcext:value-type="float">
            <text:p>294.83835</text:p>
          </table:table-cell>
          <table:table-cell office:value-type="float" office:value="4" calcext:value-type="float">
            <text:p>4</text:p>
          </table:table-cell>
          <table:table-cell office:value-type="float" office:value="-0.9074966" calcext:value-type="float">
            <text:p>-0.9074966</text:p>
          </table:table-cell>
          <table:table-cell office:value-type="float" office:value="746" calcext:value-type="float">
            <text:p>746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42005944" calcext:value-type="float">
            <text:p>0.42005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657557" calcext:value-type="float">
            <text:p>31.657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654416449,41.22088789171091]}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39.999996" calcext:value-type="float">
            <text:p>39.999996</text:p>
          </table:table-cell>
          <table:table-cell office:value-type="float" office:value="42" calcext:value-type="float">
            <text:p>42</text:p>
          </table:table-cell>
          <table:table-cell office:value-type="float" office:value="0.2983725" calcext:value-type="float">
            <text:p>0.2983725</text:p>
          </table:table-cell>
          <table:table-cell office:value-type="float" office:value="0.38878843" calcext:value-type="float">
            <text:p>0.3887884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6" calcext:value-type="float">
            <text:p>156</text:p>
          </table:table-cell>
          <table:table-cell office:value-type="float" office:value="284.66147" calcext:value-type="float">
            <text:p>284.66147</text:p>
          </table:table-cell>
          <table:table-cell office:value-type="float" office:value="3" calcext:value-type="float">
            <text:p>3</text:p>
          </table:table-cell>
          <table:table-cell office:value-type="float" office:value="-0.9674382" calcext:value-type="float">
            <text:p>-0.9674382</text:p>
          </table:table-cell>
          <table:table-cell office:value-type="float" office:value="757" calcext:value-type="float">
            <text:p>75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2531072" calcext:value-type="float">
            <text:p>0.253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09653" calcext:value-type="float">
            <text:p>27.09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0753656955,41.2208887500998]}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0.31464738" calcext:value-type="float">
            <text:p>0.31464738</text:p>
          </table:table-cell>
          <table:table-cell office:value-type="float" office:value="0.41952983" calcext:value-type="float">
            <text:p>0.4195298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85" calcext:value-type="float">
            <text:p>185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79" calcext:value-type="float">
            <text:p>779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-1.8369701E-016" calcext:value-type="float">
            <text:p>-1.8369701E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31683" calcext:value-type="float">
            <text:p>27.31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4963147876,41.22088960737635]}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0.3254973" calcext:value-type="float">
            <text:p>0.3254973</text:p>
          </table:table-cell>
          <table:table-cell office:value-type="float" office:value="0.43942133" calcext:value-type="float">
            <text:p>0.4394213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85" calcext:value-type="float">
            <text:p>185</text:p>
          </table:table-cell>
          <table:table-cell office:value-type="float" office:value="266.81097" calcext:value-type="float">
            <text:p>266.81097</text:p>
          </table:table-cell>
          <table:table-cell office:value-type="float" office:value="4" calcext:value-type="float">
            <text:p>4</text:p>
          </table:table-cell>
          <table:table-cell office:value-type="float" office:value="-0.9984514" calcext:value-type="float">
            <text:p>-0.9984514</text:p>
          </table:table-cell>
          <table:table-cell office:value-type="float" office:value="793" calcext:value-type="float">
            <text:p>793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-0.055630412" calcext:value-type="float">
            <text:p>-0.0556304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19836" calcext:value-type="float">
            <text:p>30.19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9172637253,41.22089046354054]}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27.999996" calcext:value-type="float">
            <text:p>27.999996</text:p>
          </table:table-cell>
          <table:table-cell office:value-type="float" office:value="42" calcext:value-type="float">
            <text:p>42</text:p>
          </table:table-cell>
          <table:table-cell office:value-type="float" office:value="0.33273056" calcext:value-type="float">
            <text:p>0.33273056</text:p>
          </table:table-cell>
          <table:table-cell office:value-type="float" office:value="0.45388788" calcext:value-type="float">
            <text:p>0.453887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1" calcext:value-type="float">
            <text:p>161</text:p>
          </table:table-cell>
          <table:table-cell office:value-type="float" office:value="274.6075" calcext:value-type="float">
            <text:p>274.6075</text:p>
          </table:table-cell>
          <table:table-cell office:value-type="float" office:value="3" calcext:value-type="float">
            <text:p>3</text:p>
          </table:table-cell>
          <table:table-cell office:value-type="float" office:value="-0.99676836" calcext:value-type="float">
            <text:p>-0.99676836</text:p>
          </table:table-cell>
          <table:table-cell office:value-type="float" office:value="806" calcext:value-type="float">
            <text:p>806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080329776" calcext:value-type="float">
            <text:p>0.0803297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155031" calcext:value-type="float">
            <text:p>31.155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3382125084,41.22089131859239]}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.15551537" calcext:value-type="float">
            <text:p>0.15551537</text:p>
          </table:table-cell>
          <table:table-cell office:value-type="float" office:value="0.1790235" calcext:value-type="float">
            <text:p>0.179023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8" calcext:value-type="float">
            <text:p>128</text:p>
          </table:table-cell>
          <table:table-cell office:value-type="float" office:value="320.90747" calcext:value-type="float">
            <text:p>320.90747</text:p>
          </table:table-cell>
          <table:table-cell office:value-type="float" office:value="4" calcext:value-type="float">
            <text:p>4</text:p>
          </table:table-cell>
          <table:table-cell office:value-type="float" office:value="-0.63057476" calcext:value-type="float">
            <text:p>-0.63057476</text:p>
          </table:table-cell>
          <table:table-cell office:value-type="float" office:value="674" calcext:value-type="float">
            <text:p>674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77612853" calcext:value-type="float">
            <text:p>0.776128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77509" calcext:value-type="float">
            <text:p>20.577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5611177375,41.221153816662515]}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1880651" calcext:value-type="float">
            <text:p>0.1880651</text:p>
          </table:table-cell>
          <table:table-cell office:value-type="float" office:value="0.20976491" calcext:value-type="float">
            <text:p>0.2097649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8" calcext:value-type="float">
            <text:p>128</text:p>
          </table:table-cell>
          <table:table-cell office:value-type="float" office:value="306.94946" calcext:value-type="float">
            <text:p>306.94946</text:p>
          </table:table-cell>
          <table:table-cell office:value-type="float" office:value="4" calcext:value-type="float">
            <text:p>4</text:p>
          </table:table-cell>
          <table:table-cell office:value-type="float" office:value="-0.79916596" calcext:value-type="float">
            <text:p>-0.79916596</text:p>
          </table:table-cell>
          <table:table-cell office:value-type="float" office:value="681" calcext:value-type="float">
            <text:p>681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6011104" calcext:value-type="float">
            <text:p>0.6011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310074" calcext:value-type="float">
            <text:p>23.310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9820530284,41.221154680621304]}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22061484" calcext:value-type="float">
            <text:p>0.22061484</text:p>
          </table:table-cell>
          <table:table-cell office:value-type="float" office:value="0.24412297" calcext:value-type="float">
            <text:p>0.2441229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03.57147" calcext:value-type="float">
            <text:p>303.57147</text:p>
          </table:table-cell>
          <table:table-cell office:value-type="float" office:value="4" calcext:value-type="float">
            <text:p>4</text:p>
          </table:table-cell>
          <table:table-cell office:value-type="float" office:value="-0.8331965" calcext:value-type="float">
            <text:p>-0.8331965</text:p>
          </table:table-cell>
          <table:table-cell office:value-type="float" office:value="690" calcext:value-type="float">
            <text:p>69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5297697" calcext:value-type="float">
            <text:p>0.55297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706657" calcext:value-type="float">
            <text:p>23.706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4029881642,41.221155543467745]}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5.000001" calcext:value-type="float">
            <text:p>5.000001</text:p>
          </table:table-cell>
          <table:table-cell office:value-type="float" office:value="42" calcext:value-type="float">
            <text:p>42</text:p>
          </table:table-cell>
          <table:table-cell office:value-type="float" office:value="0.25135624" calcext:value-type="float">
            <text:p>0.25135624</text:p>
          </table:table-cell>
          <table:table-cell office:value-type="float" office:value="0.28390595" calcext:value-type="float">
            <text:p>0.2839059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281.44803" calcext:value-type="float">
            <text:p>281.44803</text:p>
          </table:table-cell>
          <table:table-cell office:value-type="float" office:value="3" calcext:value-type="float">
            <text:p>3</text:p>
          </table:table-cell>
          <table:table-cell office:value-type="float" office:value="-0.98010516" calcext:value-type="float">
            <text:p>-0.98010516</text:p>
          </table:table-cell>
          <table:table-cell office:value-type="float" office:value="711" calcext:value-type="float">
            <text:p>71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19847903" calcext:value-type="float">
            <text:p>0.19847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72264" calcext:value-type="float">
            <text:p>29.72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823923144,41.22115640520182]}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0.28209764" calcext:value-type="float">
            <text:p>0.28209764</text:p>
          </table:table-cell>
          <table:table-cell office:value-type="float" office:value="0.32368898" calcext:value-type="float">
            <text:p>0.3236889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6" calcext:value-type="float">
            <text:p>156</text:p>
          </table:table-cell>
          <table:table-cell office:value-type="float" office:value="280.29047" calcext:value-type="float">
            <text:p>280.29047</text:p>
          </table:table-cell>
          <table:table-cell office:value-type="float" office:value="4" calcext:value-type="float">
            <text:p>4</text:p>
          </table:table-cell>
          <table:table-cell office:value-type="float" office:value="-0.9839148" calcext:value-type="float">
            <text:p>-0.9839148</text:p>
          </table:table-cell>
          <table:table-cell office:value-type="float" office:value="724" calcext:value-type="float">
            <text:p>72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17863838" calcext:value-type="float">
            <text:p>0.17863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87886" calcext:value-type="float">
            <text:p>32.387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2448579685,41.22115726582355]}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0.31283906" calcext:value-type="float">
            <text:p>0.31283906</text:p>
          </table:table-cell>
          <table:table-cell office:value-type="float" office:value="0.36889693" calcext:value-type="float">
            <text:p>0.368896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6" calcext:value-type="float">
            <text:p>156</text:p>
          </table:table-cell>
          <table:table-cell office:value-type="float" office:value="281.94473" calcext:value-type="float">
            <text:p>281.94473</text:p>
          </table:table-cell>
          <table:table-cell office:value-type="float" office:value="4" calcext:value-type="float">
            <text:p>4</text:p>
          </table:table-cell>
          <table:table-cell office:value-type="float" office:value="-0.9783477" calcext:value-type="float">
            <text:p>-0.9783477</text:p>
          </table:table-cell>
          <table:table-cell office:value-type="float" office:value="740" calcext:value-type="float">
            <text:p>74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20696792" calcext:value-type="float">
            <text:p>0.20696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14268" calcext:value-type="float">
            <text:p>35.14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665792638,41.22115812533291]}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.33092225" calcext:value-type="float">
            <text:p>0.33092225</text:p>
          </table:table-cell>
          <table:table-cell office:value-type="float" office:value="0.4050633" calcext:value-type="float">
            <text:p>0.405063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56" calcext:value-type="float">
            <text:p>156</text:p>
          </table:table-cell>
          <table:table-cell office:value-type="float" office:value="274.44928" calcext:value-type="float">
            <text:p>274.44928</text:p>
          </table:table-cell>
          <table:table-cell office:value-type="float" office:value="4" calcext:value-type="float">
            <text:p>4</text:p>
          </table:table-cell>
          <table:table-cell office:value-type="float" office:value="-0.9969864" calcext:value-type="float">
            <text:p>-0.9969864</text:p>
          </table:table-cell>
          <table:table-cell office:value-type="float" office:value="756" calcext:value-type="float">
            <text:p>75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07757642" calcext:value-type="float">
            <text:p>0.077576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046818" calcext:value-type="float">
            <text:p>32.046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0867271526,41.22115898372992]}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.34358048" calcext:value-type="float">
            <text:p>0.34358048</text:p>
          </table:table-cell>
          <table:table-cell office:value-type="float" office:value="0.42676312" calcext:value-type="float">
            <text:p>0.4267631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85" calcext:value-type="float">
            <text:p>185</text:p>
          </table:table-cell>
          <table:table-cell office:value-type="float" office:value="264.45654" calcext:value-type="float">
            <text:p>264.45654</text:p>
          </table:table-cell>
          <table:table-cell office:value-type="float" office:value="4" calcext:value-type="float">
            <text:p>4</text:p>
          </table:table-cell>
          <table:table-cell office:value-type="float" office:value="-0.99532324" calcext:value-type="float">
            <text:p>-0.99532324</text:p>
          </table:table-cell>
          <table:table-cell office:value-type="float" office:value="783" calcext:value-type="float">
            <text:p>783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-0.09660057" calcext:value-type="float">
            <text:p>-0.09660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83383" calcext:value-type="float">
            <text:p>33.83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5076615123,41.22115984101456]}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.34719712" calcext:value-type="float">
            <text:p>0.34719712</text:p>
          </table:table-cell>
          <table:table-cell office:value-type="float" office:value="0.44122967" calcext:value-type="float">
            <text:p>0.4412296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85" calcext:value-type="float">
            <text:p>185</text:p>
          </table:table-cell>
          <table:table-cell office:value-type="float" office:value="266.6886" calcext:value-type="float">
            <text:p>266.6886</text:p>
          </table:table-cell>
          <table:table-cell office:value-type="float" office:value="4" calcext:value-type="float">
            <text:p>4</text:p>
          </table:table-cell>
          <table:table-cell office:value-type="float" office:value="-0.99833035" calcext:value-type="float">
            <text:p>-0.99833035</text:p>
          </table:table-cell>
          <table:table-cell office:value-type="float" office:value="800" calcext:value-type="float">
            <text:p>80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-0.05776279" calcext:value-type="float">
            <text:p>-0.05776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27025" calcext:value-type="float">
            <text:p>29.27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9285957175,41.22116069718685]}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7.999998" calcext:value-type="float">
            <text:p>7.999998</text:p>
          </table:table-cell>
          <table:table-cell office:value-type="float" office:value="21" calcext:value-type="float">
            <text:p>21</text:p>
          </table:table-cell>
          <table:table-cell office:value-type="float" office:value="0.34719712" calcext:value-type="float">
            <text:p>0.34719712</text:p>
          </table:table-cell>
          <table:table-cell office:value-type="float" office:value="0.45207956" calcext:value-type="float">
            <text:p>0.452079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1" calcext:value-type="float">
            <text:p>161</text:p>
          </table:table-cell>
          <table:table-cell office:value-type="float" office:value="275.72702" calcext:value-type="float">
            <text:p>275.72702</text:p>
          </table:table-cell>
          <table:table-cell office:value-type="float" office:value="3" calcext:value-type="float">
            <text:p>3</text:p>
          </table:table-cell>
          <table:table-cell office:value-type="float" office:value="-0.9950086" calcext:value-type="float">
            <text:p>-0.9950086</text:p>
          </table:table-cell>
          <table:table-cell office:value-type="float" office:value="809" calcext:value-type="float">
            <text:p>80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09978904" calcext:value-type="float">
            <text:p>0.09978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97513" calcext:value-type="float">
            <text:p>17.97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3495297688,41.22116155224679]}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0.358047" calcext:value-type="float">
            <text:p>0.358047</text:p>
          </table:table-cell>
          <table:table-cell office:value-type="float" office:value="0.46654612" calcext:value-type="float">
            <text:p>0.4665461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1" calcext:value-type="float">
            <text:p>161</text:p>
          </table:table-cell>
          <table:table-cell office:value-type="float" office:value="322.2053" calcext:value-type="float">
            <text:p>322.2053</text:p>
          </table:table-cell>
          <table:table-cell office:value-type="float" office:value="3" calcext:value-type="float">
            <text:p>3</text:p>
          </table:table-cell>
          <table:table-cell office:value-type="float" office:value="-0.6128341" calcext:value-type="float">
            <text:p>-0.6128341</text:p>
          </table:table-cell>
          <table:table-cell office:value-type="float" office:value="824" calcext:value-type="float">
            <text:p>82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9021156" calcext:value-type="float">
            <text:p>0.79021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180979" calcext:value-type="float">
            <text:p>26.180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57704636659,41.22116240619436]}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0.36708862" calcext:value-type="float">
            <text:p>0.36708862</text:p>
          </table:table-cell>
          <table:table-cell office:value-type="float" office:value="0.48643762" calcext:value-type="float">
            <text:p>0.4864376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34.48718" calcext:value-type="float">
            <text:p>334.48718</text:p>
          </table:table-cell>
          <table:table-cell office:value-type="float" office:value="3" calcext:value-type="float">
            <text:p>3</text:p>
          </table:table-cell>
          <table:table-cell office:value-type="float" office:value="-0.4307131" calcext:value-type="float">
            <text:p>-0.4307131</text:p>
          </table:table-cell>
          <table:table-cell office:value-type="float" office:value="829" calcext:value-type="float">
            <text:p>82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0248895" calcext:value-type="float">
            <text:p>0.90248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74155" calcext:value-type="float">
            <text:p>34.97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2191397409,41.221163259029574]}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0.17359856" calcext:value-type="float">
            <text:p>0.17359856</text:p>
          </table:table-cell>
          <table:table-cell office:value-type="float" office:value="0.20253165" calcext:value-type="float">
            <text:p>0.2025316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6" calcext:value-type="float">
            <text:p>166</text:p>
          </table:table-cell>
          <table:table-cell office:value-type="float" office:value="299.4285" calcext:value-type="float">
            <text:p>299.4285</text:p>
          </table:table-cell>
          <table:table-cell office:value-type="float" office:value="4" calcext:value-type="float">
            <text:p>4</text:p>
          </table:table-cell>
          <table:table-cell office:value-type="float" office:value="-0.8709695" calcext:value-type="float">
            <text:p>-0.8709695</text:p>
          </table:table-cell>
          <table:table-cell office:value-type="float" office:value="669" calcext:value-type="float">
            <text:p>66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9133715" calcext:value-type="float">
            <text:p>0.49133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15999" calcext:value-type="float">
            <text:p>16.515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5725677438,41.22142405023105]}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20614828" calcext:value-type="float">
            <text:p>0.20614828</text:p>
          </table:table-cell>
          <table:table-cell office:value-type="float" office:value="0.23688969" calcext:value-type="float">
            <text:p>0.2368896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6" calcext:value-type="float">
            <text:p>166</text:p>
          </table:table-cell>
          <table:table-cell office:value-type="float" office:value="290.6105" calcext:value-type="float">
            <text:p>290.6105</text:p>
          </table:table-cell>
          <table:table-cell office:value-type="float" office:value="4" calcext:value-type="float">
            <text:p>4</text:p>
          </table:table-cell>
          <table:table-cell office:value-type="float" office:value="-0.93599504" calcext:value-type="float">
            <text:p>-0.93599504</text:p>
          </table:table-cell>
          <table:table-cell office:value-type="float" office:value="677" calcext:value-type="float">
            <text:p>67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3520132" calcext:value-type="float">
            <text:p>0.3520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98069" calcext:value-type="float">
            <text:p>20.198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79934883023,41.22142491419801]}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238698" calcext:value-type="float">
            <text:p>0.238698</text:p>
          </table:table-cell>
          <table:table-cell office:value-type="float" office:value="0.2676311" calcext:value-type="float">
            <text:p>0.267631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9" calcext:value-type="float">
            <text:p>169</text:p>
          </table:table-cell>
          <table:table-cell office:value-type="float" office:value="280.15335" calcext:value-type="float">
            <text:p>280.15335</text:p>
          </table:table-cell>
          <table:table-cell office:value-type="float" office:value="3" calcext:value-type="float">
            <text:p>3</text:p>
          </table:table-cell>
          <table:table-cell office:value-type="float" office:value="-0.9843395" calcext:value-type="float">
            <text:p>-0.9843395</text:p>
          </table:table-cell>
          <table:table-cell office:value-type="float" office:value="685" calcext:value-type="float">
            <text:p>68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17628324" calcext:value-type="float">
            <text:p>0.17628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661793" calcext:value-type="float">
            <text:p>24.661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4144087052,41.2214257770526]}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.27305606" calcext:value-type="float">
            <text:p>0.27305606</text:p>
          </table:table-cell>
          <table:table-cell office:value-type="float" office:value="0.30379745" calcext:value-type="float">
            <text:p>0.3037974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9" calcext:value-type="float">
            <text:p>169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98" calcext:value-type="float">
            <text:p>69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-1.8369701E-016" calcext:value-type="float">
            <text:p>-1.8369701E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229536" calcext:value-type="float">
            <text:p>29.22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8353289526,41.22142663879483]}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0.3056058" calcext:value-type="float">
            <text:p>0.3056058</text:p>
          </table:table-cell>
          <table:table-cell office:value-type="float" office:value="0.34177214" calcext:value-type="float">
            <text:p>0.3417721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24" calcext:value-type="float">
            <text:p>72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-1.8369701E-016" calcext:value-type="float">
            <text:p>-1.8369701E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229536" calcext:value-type="float">
            <text:p>29.229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2562490447,41.22142749942468]}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.33273056" calcext:value-type="float">
            <text:p>0.33273056</text:p>
          </table:table-cell>
          <table:table-cell office:value-type="float" office:value="0.3761302" calcext:value-type="float">
            <text:p>0.376130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74.3015" calcext:value-type="float">
            <text:p>274.3015</text:p>
          </table:table-cell>
          <table:table-cell office:value-type="float" office:value="4" calcext:value-type="float">
            <text:p>4</text:p>
          </table:table-cell>
          <table:table-cell office:value-type="float" office:value="-0.99718314" calcext:value-type="float">
            <text:p>-0.99718314</text:p>
          </table:table-cell>
          <table:table-cell office:value-type="float" office:value="737" calcext:value-type="float">
            <text:p>73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075005025" calcext:value-type="float">
            <text:p>0.075005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921745" calcext:value-type="float">
            <text:p>32.921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677168982,41.22142835894216]}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54.000004" calcext:value-type="float">
            <text:p>54.000004</text:p>
          </table:table-cell>
          <table:table-cell office:value-type="float" office:value="42" calcext:value-type="float">
            <text:p>42</text:p>
          </table:table-cell>
          <table:table-cell office:value-type="float" office:value="0.35262206" calcext:value-type="float">
            <text:p>0.35262206</text:p>
          </table:table-cell>
          <table:table-cell office:value-type="float" office:value="0.40687162" calcext:value-type="float">
            <text:p>0.4068716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76.91718" calcext:value-type="float">
            <text:p>276.91718</text:p>
          </table:table-cell>
          <table:table-cell office:value-type="float" office:value="4" calcext:value-type="float">
            <text:p>4</text:p>
          </table:table-cell>
          <table:table-cell office:value-type="float" office:value="-0.99272126" calcext:value-type="float">
            <text:p>-0.99272126</text:p>
          </table:table-cell>
          <table:table-cell office:value-type="float" office:value="754" calcext:value-type="float">
            <text:p>75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12043454" calcext:value-type="float">
            <text:p>0.12043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903343" calcext:value-type="float">
            <text:p>33.903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0980887641,41.2214292173473]}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36166364" calcext:value-type="float">
            <text:p>0.36166364</text:p>
          </table:table-cell>
          <table:table-cell office:value-type="float" office:value="0.4249548" calcext:value-type="float">
            <text:p>0.424954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0" calcext:value-type="float">
            <text:p>160</text:p>
          </table:table-cell>
          <table:table-cell office:value-type="float" office:value="287.0371" calcext:value-type="float">
            <text:p>287.0371</text:p>
          </table:table-cell>
          <table:table-cell office:value-type="float" office:value="4" calcext:value-type="float">
            <text:p>4</text:p>
          </table:table-cell>
          <table:table-cell office:value-type="float" office:value="-0.9561151" calcext:value-type="float">
            <text:p>-0.9561151</text:p>
          </table:table-cell>
          <table:table-cell office:value-type="float" office:value="783" calcext:value-type="float">
            <text:p>78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29299116" calcext:value-type="float">
            <text:p>0.29299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289156" calcext:value-type="float">
            <text:p>31.289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5190083916,41.22143007464005]}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36347198" calcext:value-type="float">
            <text:p>0.36347198</text:p>
          </table:table-cell>
          <table:table-cell office:value-type="float" office:value="0.43942133" calcext:value-type="float">
            <text:p>0.4394213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0" calcext:value-type="float">
            <text:p>160</text:p>
          </table:table-cell>
          <table:table-cell office:value-type="float" office:value="301.3372" calcext:value-type="float">
            <text:p>301.3372</text:p>
          </table:table-cell>
          <table:table-cell office:value-type="float" office:value="4" calcext:value-type="float">
            <text:p>4</text:p>
          </table:table-cell>
          <table:table-cell office:value-type="float" office:value="-0.8541215" calcext:value-type="float">
            <text:p>-0.8541215</text:p>
          </table:table-cell>
          <table:table-cell office:value-type="float" office:value="795" calcext:value-type="float">
            <text:p>795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5200735" calcext:value-type="float">
            <text:p>0.5200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885143" calcext:value-type="float">
            <text:p>27.885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9399278646,41.221430930820446]}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0.3652803" calcext:value-type="float">
            <text:p>0.3652803</text:p>
          </table:table-cell>
          <table:table-cell office:value-type="float" office:value="0.44846293" calcext:value-type="float">
            <text:p>0.448462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8" calcext:value-type="float">
            <text:p>118</text:p>
          </table:table-cell>
          <table:table-cell office:value-type="float" office:value="312.0695" calcext:value-type="float">
            <text:p>312.0695</text:p>
          </table:table-cell>
          <table:table-cell office:value-type="float" office:value="3" calcext:value-type="float">
            <text:p>3</text:p>
          </table:table-cell>
          <table:table-cell office:value-type="float" office:value="-0.74233264" calcext:value-type="float">
            <text:p>-0.74233264</text:p>
          </table:table-cell>
          <table:table-cell office:value-type="float" office:value="804" calcext:value-type="float">
            <text:p>80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700315" calcext:value-type="float">
            <text:p>0.6700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03012" calcext:value-type="float">
            <text:p>23.503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3608471832,41.22143178588844]}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6889693" calcext:value-type="float">
            <text:p>0.36889693</text:p>
          </table:table-cell>
          <table:table-cell office:value-type="float" office:value="0.4647378" calcext:value-type="float">
            <text:p>0.46473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8" calcext:value-type="float">
            <text:p>11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02388" calcext:value-type="float">
            <text:p>19.602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57817663478,41.22143263984408]}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7974682" calcext:value-type="float">
            <text:p>0.37974682</text:p>
          </table:table-cell>
          <table:table-cell office:value-type="float" office:value="0.48643762" calcext:value-type="float">
            <text:p>0.486437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8.25558" calcext:value-type="float">
            <text:p>338.25558</text:p>
          </table:table-cell>
          <table:table-cell office:value-type="float" office:value="3" calcext:value-type="float">
            <text:p>3</text:p>
          </table:table-cell>
          <table:table-cell office:value-type="float" office:value="-0.3704669" calcext:value-type="float">
            <text:p>-0.3704669</text:p>
          </table:table-cell>
          <table:table-cell office:value-type="float" office:value="810" calcext:value-type="float">
            <text:p>81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92884564" calcext:value-type="float">
            <text:p>0.92884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02148" calcext:value-type="float">
            <text:p>27.602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22026853584,41.22143349268736]}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.06148282" calcext:value-type="float">
            <text:p>0.06148282</text:p>
          </table:table-cell>
          <table:table-cell office:value-type="float" office:value="0.06690778" calcext:value-type="float">
            <text:p>0.066907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81" calcext:value-type="float">
            <text:p>181</text:p>
          </table:table-cell>
          <table:table-cell office:value-type="float" office:value="119.8161" calcext:value-type="float">
            <text:p>119.8161</text:p>
          </table:table-cell>
          <table:table-cell office:value-type="float" office:value="4" calcext:value-type="float">
            <text:p>4</text:p>
          </table:table-cell>
          <table:table-cell office:value-type="float" office:value="0.8676258" calcext:value-type="float">
            <text:p>0.8676258</text:p>
          </table:table-cell>
          <table:table-cell office:value-type="float" office:value="703" calcext:value-type="float">
            <text:p>703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-0.49721783" calcext:value-type="float">
            <text:p>-0.49721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515331" calcext:value-type="float">
            <text:p>27.515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30585796677,41.221689076576105]}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8.999997" calcext:value-type="float">
            <text:p>8.999997</text:p>
          </table:table-cell>
          <table:table-cell office:value-type="float" office:value="42" calcext:value-type="float">
            <text:p>42</text:p>
          </table:table-cell>
          <table:table-cell office:value-type="float" office:value="0.07775769" calcext:value-type="float">
            <text:p>0.07775769</text:p>
          </table:table-cell>
          <table:table-cell office:value-type="float" office:value="0.088607594" calcext:value-type="float">
            <text:p>0.08860759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2" calcext:value-type="float">
            <text:p>162</text:p>
          </table:table-cell>
          <table:table-cell office:value-type="float" office:value="105.98909" calcext:value-type="float">
            <text:p>105.98909</text:p>
          </table:table-cell>
          <table:table-cell office:value-type="float" office:value="4" calcext:value-type="float">
            <text:p>4</text:p>
          </table:table-cell>
          <table:table-cell office:value-type="float" office:value="0.96131414" calcext:value-type="float">
            <text:p>0.96131414</text:p>
          </table:table-cell>
          <table:table-cell office:value-type="float" office:value="692" calcext:value-type="float">
            <text:p>692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-0.2754543" calcext:value-type="float">
            <text:p>-0.27545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180105" calcext:value-type="float">
            <text:p>25.180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4794864321,41.22168994722551]}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8.999997" calcext:value-type="float">
            <text:p>8.999997</text:p>
          </table:table-cell>
          <table:table-cell office:value-type="float" office:value="42" calcext:value-type="float">
            <text:p>42</text:p>
          </table:table-cell>
          <table:table-cell office:value-type="float" office:value="0.09584087" calcext:value-type="float">
            <text:p>0.09584087</text:p>
          </table:table-cell>
          <table:table-cell office:value-type="float" office:value="0.10669078" calcext:value-type="float">
            <text:p>0.106690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2" calcext:value-type="float">
            <text:p>162</text:p>
          </table:table-cell>
          <table:table-cell office:value-type="float" office:value="104.075165" calcext:value-type="float">
            <text:p>104.075165</text:p>
          </table:table-cell>
          <table:table-cell office:value-type="float" office:value="4" calcext:value-type="float">
            <text:p>4</text:p>
          </table:table-cell>
          <table:table-cell office:value-type="float" office:value="0.9699775" calcext:value-type="float">
            <text:p>0.9699775</text:p>
          </table:table-cell>
          <table:table-cell office:value-type="float" office:value="682" calcext:value-type="float">
            <text:p>682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-0.24319462" calcext:value-type="float">
            <text:p>-0.24319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70689" calcext:value-type="float">
            <text:p>21.770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9003930397,41.221690816762525]}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60.000004" calcext:value-type="float">
            <text:p>60.000004</text:p>
          </table:table-cell>
          <table:table-cell office:value-type="float" office:value="42" calcext:value-type="float">
            <text:p>42</text:p>
          </table:table-cell>
          <table:table-cell office:value-type="float" office:value="0.18987341" calcext:value-type="float">
            <text:p>0.18987341</text:p>
          </table:table-cell>
          <table:table-cell office:value-type="float" office:value="0.2278481" calcext:value-type="float">
            <text:p>0.227848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6" calcext:value-type="float">
            <text:p>166</text:p>
          </table:table-cell>
          <table:table-cell office:value-type="float" office:value="302.81042" calcext:value-type="float">
            <text:p>302.81042</text:p>
          </table:table-cell>
          <table:table-cell office:value-type="float" office:value="3" calcext:value-type="float">
            <text:p>3</text:p>
          </table:table-cell>
          <table:table-cell office:value-type="float" office:value="-0.84046805" calcext:value-type="float">
            <text:p>-0.84046805</text:p>
          </table:table-cell>
          <table:table-cell office:value-type="float" office:value="665" calcext:value-type="float">
            <text:p>66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418611" calcext:value-type="float">
            <text:p>0.54186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22385" calcext:value-type="float">
            <text:p>19.722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5840179053,41.22169428378682]}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0.22061484" calcext:value-type="float">
            <text:p>0.22061484</text:p>
          </table:table-cell>
          <table:table-cell office:value-type="float" office:value="0.2658228" calcext:value-type="float">
            <text:p>0.26582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6" calcext:value-type="float">
            <text:p>166</text:p>
          </table:table-cell>
          <table:table-cell office:value-type="float" office:value="290.6104" calcext:value-type="float">
            <text:p>290.6104</text:p>
          </table:table-cell>
          <table:table-cell office:value-type="float" office:value="4" calcext:value-type="float">
            <text:p>4</text:p>
          </table:table-cell>
          <table:table-cell office:value-type="float" office:value="-0.9359955" calcext:value-type="float">
            <text:p>-0.9359955</text:p>
          </table:table-cell>
          <table:table-cell office:value-type="float" office:value="673" calcext:value-type="float">
            <text:p>67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3520119" calcext:value-type="float">
            <text:p>0.3520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696012" calcext:value-type="float">
            <text:p>24.696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80049237312,41.22169514776194]}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0.2567812" calcext:value-type="float">
            <text:p>0.2567812</text:p>
          </table:table-cell>
          <table:table-cell office:value-type="float" office:value="0.2965642" calcext:value-type="float">
            <text:p>0.296564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9" calcext:value-type="float">
            <text:p>169</text:p>
          </table:table-cell>
          <table:table-cell office:value-type="float" office:value="273.4435" calcext:value-type="float">
            <text:p>273.4435</text:p>
          </table:table-cell>
          <table:table-cell office:value-type="float" office:value="4" calcext:value-type="float">
            <text:p>4</text:p>
          </table:table-cell>
          <table:table-cell office:value-type="float" office:value="-0.9981945" calcext:value-type="float">
            <text:p>-0.9981945</text:p>
          </table:table-cell>
          <table:table-cell office:value-type="float" office:value="685" calcext:value-type="float">
            <text:p>68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060064618" calcext:value-type="float">
            <text:p>0.0600646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325193" calcext:value-type="float">
            <text:p>28.325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4258294018,41.22169601062469]}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9113925" calcext:value-type="float">
            <text:p>0.29113925</text:p>
          </table:table-cell>
          <table:table-cell office:value-type="float" office:value="0.3254973" calcext:value-type="float">
            <text:p>0.325497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9" calcext:value-type="float">
            <text:p>169</text:p>
          </table:table-cell>
          <table:table-cell office:value-type="float" office:value="266.92468" calcext:value-type="float">
            <text:p>266.92468</text:p>
          </table:table-cell>
          <table:table-cell office:value-type="float" office:value="3" calcext:value-type="float">
            <text:p>3</text:p>
          </table:table-cell>
          <table:table-cell office:value-type="float" office:value="-0.9985599" calcext:value-type="float">
            <text:p>-0.9985599</text:p>
          </table:table-cell>
          <table:table-cell office:value-type="float" office:value="698" calcext:value-type="float">
            <text:p>69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-0.053648755" calcext:value-type="float">
            <text:p>-0.053648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109821" calcext:value-type="float">
            <text:p>31.109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8467349167,41.22169687237508]}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2007232" calcext:value-type="float">
            <text:p>0.32007232</text:p>
          </table:table-cell>
          <table:table-cell office:value-type="float" office:value="0.35081375" calcext:value-type="float">
            <text:p>0.3508137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73.58664" calcext:value-type="float">
            <text:p>273.58664</text:p>
          </table:table-cell>
          <table:table-cell office:value-type="float" office:value="3" calcext:value-type="float">
            <text:p>3</text:p>
          </table:table-cell>
          <table:table-cell office:value-type="float" office:value="-0.99804133" calcext:value-type="float">
            <text:p>-0.99804133</text:p>
          </table:table-cell>
          <table:table-cell office:value-type="float" office:value="724" calcext:value-type="float">
            <text:p>72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06255771" calcext:value-type="float">
            <text:p>0.06255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362955" calcext:value-type="float">
            <text:p>27.362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2676402763,41.221697733013066]}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4177214" calcext:value-type="float">
            <text:p>0.34177214</text:p>
          </table:table-cell>
          <table:table-cell office:value-type="float" office:value="0.38155514" calcext:value-type="float">
            <text:p>0.3815551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79.48914" calcext:value-type="float">
            <text:p>279.48914</text:p>
          </table:table-cell>
          <table:table-cell office:value-type="float" office:value="3" calcext:value-type="float">
            <text:p>3</text:p>
          </table:table-cell>
          <table:table-cell office:value-type="float" office:value="-0.98631686" calcext:value-type="float">
            <text:p>-0.98631686</text:p>
          </table:table-cell>
          <table:table-cell office:value-type="float" office:value="737" calcext:value-type="float">
            <text:p>73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16486083" calcext:value-type="float">
            <text:p>0.164860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04171" calcext:value-type="float">
            <text:p>30.504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6885454807,41.22169859253867]}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6166364" calcext:value-type="float">
            <text:p>0.36166364</text:p>
          </table:table-cell>
          <table:table-cell office:value-type="float" office:value="0.4050633" calcext:value-type="float">
            <text:p>0.405063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83.03085" calcext:value-type="float">
            <text:p>283.03085</text:p>
          </table:table-cell>
          <table:table-cell office:value-type="float" office:value="4" calcext:value-type="float">
            <text:p>4</text:p>
          </table:table-cell>
          <table:table-cell office:value-type="float" office:value="-0.97424877" calcext:value-type="float">
            <text:p>-0.97424877</text:p>
          </table:table-cell>
          <table:table-cell office:value-type="float" office:value="751" calcext:value-type="float">
            <text:p>75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22547586" calcext:value-type="float">
            <text:p>0.22547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70924" calcext:value-type="float">
            <text:p>29.870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1094505305,41.22169945095191]}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0.37070525" calcext:value-type="float">
            <text:p>0.37070525</text:p>
          </table:table-cell>
          <table:table-cell office:value-type="float" office:value="0.42133814" calcext:value-type="float">
            <text:p>0.4213381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0" calcext:value-type="float">
            <text:p>160</text:p>
          </table:table-cell>
          <table:table-cell office:value-type="float" office:value="305.54797" calcext:value-type="float">
            <text:p>305.54797</text:p>
          </table:table-cell>
          <table:table-cell office:value-type="float" office:value="3" calcext:value-type="float">
            <text:p>3</text:p>
          </table:table-cell>
          <table:table-cell office:value-type="float" office:value="-0.81362885" calcext:value-type="float">
            <text:p>-0.81362885</text:p>
          </table:table-cell>
          <table:table-cell office:value-type="float" office:value="772" calcext:value-type="float">
            <text:p>772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5813846" calcext:value-type="float">
            <text:p>0.5813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88001" calcext:value-type="float">
            <text:p>27.88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5303554252,41.221700308252764]}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0.37251356" calcext:value-type="float">
            <text:p>0.37251356</text:p>
          </table:table-cell>
          <table:table-cell office:value-type="float" office:value="0.437613" calcext:value-type="float">
            <text:p>0.43761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0" calcext:value-type="float">
            <text:p>160</text:p>
          </table:table-cell>
          <table:table-cell office:value-type="float" office:value="309.73813" calcext:value-type="float">
            <text:p>309.73813</text:p>
          </table:table-cell>
          <table:table-cell office:value-type="float" office:value="3" calcext:value-type="float">
            <text:p>3</text:p>
          </table:table-cell>
          <table:table-cell office:value-type="float" office:value="-0.7689742" calcext:value-type="float">
            <text:p>-0.7689742</text:p>
          </table:table-cell>
          <table:table-cell office:value-type="float" office:value="783" calcext:value-type="float">
            <text:p>78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3927984" calcext:value-type="float">
            <text:p>0.63927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00224" calcext:value-type="float">
            <text:p>28.00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9512601654,41.22170116444124]}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0.3761302" calcext:value-type="float">
            <text:p>0.3761302</text:p>
          </table:table-cell>
          <table:table-cell office:value-type="float" office:value="0.44665462" calcext:value-type="float">
            <text:p>0.4466546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8" calcext:value-type="float">
            <text:p>118</text:p>
          </table:table-cell>
          <table:table-cell office:value-type="float" office:value="315.96396" calcext:value-type="float">
            <text:p>315.96396</text:p>
          </table:table-cell>
          <table:table-cell office:value-type="float" office:value="3" calcext:value-type="float">
            <text:p>3</text:p>
          </table:table-cell>
          <table:table-cell office:value-type="float" office:value="-0.6951106" calcext:value-type="float">
            <text:p>-0.6951106</text:p>
          </table:table-cell>
          <table:table-cell office:value-type="float" office:value="791" calcext:value-type="float">
            <text:p>79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189028" calcext:value-type="float">
            <text:p>0.7189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352951" calcext:value-type="float">
            <text:p>26.352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3721647514,41.221702019517345]}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3851718" calcext:value-type="float">
            <text:p>0.3851718</text:p>
          </table:table-cell>
          <table:table-cell office:value-type="float" office:value="0.4629295" calcext:value-type="float">
            <text:p>0.462929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8" calcext:value-type="float">
            <text:p>11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231472" calcext:value-type="float">
            <text:p>21.231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57930691837,41.221702873481064]}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0.088607594" calcext:value-type="float">
            <text:p>0.088607594</text:p>
          </table:table-cell>
          <table:table-cell office:value-type="float" office:value="0.10669078" calcext:value-type="float">
            <text:p>0.1066907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2" calcext:value-type="float">
            <text:p>162</text:p>
          </table:table-cell>
          <table:table-cell office:value-type="float" office:value="119.4283" calcext:value-type="float">
            <text:p>119.4283</text:p>
          </table:table-cell>
          <table:table-cell office:value-type="float" office:value="4" calcext:value-type="float">
            <text:p>4</text:p>
          </table:table-cell>
          <table:table-cell office:value-type="float" office:value="0.87097126" calcext:value-type="float">
            <text:p>0.87097126</text:p>
          </table:table-cell>
          <table:table-cell office:value-type="float" office:value="700" calcext:value-type="float">
            <text:p>700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-0.491334" calcext:value-type="float">
            <text:p>-0.491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669565" calcext:value-type="float">
            <text:p>30.669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4910104138,41.221960180727535]}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0.10669078" calcext:value-type="float">
            <text:p>0.10669078</text:p>
          </table:table-cell>
          <table:table-cell office:value-type="float" office:value="0.13019891" calcext:value-type="float">
            <text:p>0.1301989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2" calcext:value-type="float">
            <text:p>162</text:p>
          </table:table-cell>
          <table:table-cell office:value-type="float" office:value="120.483154" calcext:value-type="float">
            <text:p>120.483154</text:p>
          </table:table-cell>
          <table:table-cell office:value-type="float" office:value="4" calcext:value-type="float">
            <text:p>4</text:p>
          </table:table-cell>
          <table:table-cell office:value-type="float" office:value="0.8617784" calcext:value-type="float">
            <text:p>0.8617784</text:p>
          </table:table-cell>
          <table:table-cell office:value-type="float" office:value="689" calcext:value-type="float">
            <text:p>689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-0.50728494" calcext:value-type="float">
            <text:p>-0.507284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87267" calcext:value-type="float">
            <text:p>29.87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9119022886,41.22196105027279]}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.1283906" calcext:value-type="float">
            <text:p>0.1283906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2" calcext:value-type="float">
            <text:p>162</text:p>
          </table:table-cell>
          <table:table-cell office:value-type="float" office:value="99.28646" calcext:value-type="float">
            <text:p>99.28646</text:p>
          </table:table-cell>
          <table:table-cell office:value-type="float" office:value="4" calcext:value-type="float">
            <text:p>4</text:p>
          </table:table-cell>
          <table:table-cell office:value-type="float" office:value="0.9868939" calcext:value-type="float">
            <text:p>0.9868939</text:p>
          </table:table-cell>
          <table:table-cell office:value-type="float" office:value="667" calcext:value-type="float">
            <text:p>667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-0.16137058" calcext:value-type="float">
            <text:p>-0.16137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63703" calcext:value-type="float">
            <text:p>26.63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23327940067,41.221961918705624]}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30.000002" calcext:value-type="float">
            <text:p>30.000002</text:p>
          </table:table-cell>
          <table:table-cell office:value-type="float" office:value="52" calcext:value-type="float">
            <text:p>52</text:p>
          </table:table-cell>
          <table:table-cell office:value-type="float" office:value="0.20433997" calcext:value-type="float">
            <text:p>0.20433997</text:p>
          </table:table-cell>
          <table:table-cell office:value-type="float" office:value="0.25316456" calcext:value-type="float">
            <text:p>0.2531645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6" calcext:value-type="float">
            <text:p>166</text:p>
          </table:table-cell>
          <table:table-cell office:value-type="float" office:value="303.76624" calcext:value-type="float">
            <text:p>303.76624</text:p>
          </table:table-cell>
          <table:table-cell office:value-type="float" office:value="3" calcext:value-type="float">
            <text:p>3</text:p>
          </table:table-cell>
          <table:table-cell office:value-type="float" office:value="-0.831312" calcext:value-type="float">
            <text:p>-0.831312</text:p>
          </table:table-cell>
          <table:table-cell office:value-type="float" office:value="657" calcext:value-type="float">
            <text:p>65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5580604" calcext:value-type="float">
            <text:p>0.555806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98541" calcext:value-type="float">
            <text:p>24.98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595468223,41.221964517329845]}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3688969" calcext:value-type="float">
            <text:p>0.23688969</text:p>
          </table:table-cell>
          <table:table-cell office:value-type="float" office:value="0.28390595" calcext:value-type="float">
            <text:p>0.2839059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6" calcext:value-type="float">
            <text:p>166</text:p>
          </table:table-cell>
          <table:table-cell office:value-type="float" office:value="293.45795" calcext:value-type="float">
            <text:p>293.45795</text:p>
          </table:table-cell>
          <table:table-cell office:value-type="float" office:value="4" calcext:value-type="float">
            <text:p>4</text:p>
          </table:table-cell>
          <table:table-cell office:value-type="float" office:value="-0.9173525" calcext:value-type="float">
            <text:p>-0.9173525</text:p>
          </table:table-cell>
          <table:table-cell office:value-type="float" office:value="667" calcext:value-type="float">
            <text:p>66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39807588" calcext:value-type="float">
            <text:p>0.39807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8217" calcext:value-type="float">
            <text:p>31.38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80163593164,41.22196538131315]}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6943943" calcext:value-type="float">
            <text:p>0.26943943</text:p>
          </table:table-cell>
          <table:table-cell office:value-type="float" office:value="0.3164557" calcext:value-type="float">
            <text:p>0.316455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9" calcext:value-type="float">
            <text:p>169</text:p>
          </table:table-cell>
          <table:table-cell office:value-type="float" office:value="285.29706" calcext:value-type="float">
            <text:p>285.29706</text:p>
          </table:table-cell>
          <table:table-cell office:value-type="float" office:value="4" calcext:value-type="float">
            <text:p>4</text:p>
          </table:table-cell>
          <table:table-cell office:value-type="float" office:value="-0.964571" calcext:value-type="float">
            <text:p>-0.964571</text:p>
          </table:table-cell>
          <table:table-cell office:value-type="float" office:value="683" calcext:value-type="float">
            <text:p>68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26382336" calcext:value-type="float">
            <text:p>0.26382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36423" calcext:value-type="float">
            <text:p>36.36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437250254,41.22196624418406]}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983725" calcext:value-type="float">
            <text:p>0.2983725</text:p>
          </table:table-cell>
          <table:table-cell office:value-type="float" office:value="0.33996382" calcext:value-type="float">
            <text:p>0.3399638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9" calcext:value-type="float">
            <text:p>169</text:p>
          </table:table-cell>
          <table:table-cell office:value-type="float" office:value="285.5667" calcext:value-type="float">
            <text:p>285.5667</text:p>
          </table:table-cell>
          <table:table-cell office:value-type="float" office:value="3" calcext:value-type="float">
            <text:p>3</text:p>
          </table:table-cell>
          <table:table-cell office:value-type="float" office:value="-0.96331865" calcext:value-type="float">
            <text:p>-0.96331865</text:p>
          </table:table-cell>
          <table:table-cell office:value-type="float" office:value="700" calcext:value-type="float">
            <text:p>70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26836008" calcext:value-type="float">
            <text:p>0.26836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98833" calcext:value-type="float">
            <text:p>31.098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858141036,41.22196710594257]}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254973" calcext:value-type="float">
            <text:p>0.3254973</text:p>
          </table:table-cell>
          <table:table-cell office:value-type="float" office:value="0.3652803" calcext:value-type="float">
            <text:p>0.365280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99.816" calcext:value-type="float">
            <text:p>299.816</text:p>
          </table:table-cell>
          <table:table-cell office:value-type="float" office:value="4" calcext:value-type="float">
            <text:p>4</text:p>
          </table:table-cell>
          <table:table-cell office:value-type="float" office:value="-0.86762667" calcext:value-type="float">
            <text:p>-0.86762667</text:p>
          </table:table-cell>
          <table:table-cell office:value-type="float" office:value="722" calcext:value-type="float">
            <text:p>722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9721622" calcext:value-type="float">
            <text:p>0.497216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15406" calcext:value-type="float">
            <text:p>27.515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2790316629,41.22196796658869]}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4719712" calcext:value-type="float">
            <text:p>0.34719712</text:p>
          </table:table-cell>
          <table:table-cell office:value-type="float" office:value="0.39059675" calcext:value-type="float">
            <text:p>0.3905967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93.69" calcext:value-type="float">
            <text:p>293.69</text:p>
          </table:table-cell>
          <table:table-cell office:value-type="float" office:value="3" calcext:value-type="float">
            <text:p>3</text:p>
          </table:table-cell>
          <table:table-cell office:value-type="float" office:value="-0.9157326" calcext:value-type="float">
            <text:p>-0.9157326</text:p>
          </table:table-cell>
          <table:table-cell office:value-type="float" office:value="731" calcext:value-type="float">
            <text:p>73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017882" calcext:value-type="float">
            <text:p>0.4017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425188" calcext:value-type="float">
            <text:p>29.425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6999221346,41.22196882612242]}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6889693" calcext:value-type="float">
            <text:p>0.36889693</text:p>
          </table:table-cell>
          <table:table-cell office:value-type="float" office:value="0.41048825" calcext:value-type="float">
            <text:p>0.410488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4" calcext:value-type="float">
            <text:p>164</text:p>
          </table:table-cell>
          <table:table-cell office:value-type="float" office:value="295.17828" calcext:value-type="float">
            <text:p>295.17828</text:p>
          </table:table-cell>
          <table:table-cell office:value-type="float" office:value="3" calcext:value-type="float">
            <text:p>3</text:p>
          </table:table-cell>
          <table:table-cell office:value-type="float" office:value="-0.9049883" calcext:value-type="float">
            <text:p>-0.9049883</text:p>
          </table:table-cell>
          <table:table-cell office:value-type="float" office:value="746" calcext:value-type="float">
            <text:p>74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2543647" calcext:value-type="float">
            <text:p>0.425436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715431" calcext:value-type="float">
            <text:p>29.715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1208124513,41.22196968454379]}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0.3779385" calcext:value-type="float">
            <text:p>0.3779385</text:p>
          </table:table-cell>
          <table:table-cell office:value-type="float" office:value="0.42133814" calcext:value-type="float">
            <text:p>0.4213381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0" calcext:value-type="float">
            <text:p>160</text:p>
          </table:table-cell>
          <table:table-cell office:value-type="float" office:value="298.9963" calcext:value-type="float">
            <text:p>298.9963</text:p>
          </table:table-cell>
          <table:table-cell office:value-type="float" office:value="3" calcext:value-type="float">
            <text:p>3</text:p>
          </table:table-cell>
          <table:table-cell office:value-type="float" office:value="-0.87465084" calcext:value-type="float">
            <text:p>-0.87465084</text:p>
          </table:table-cell>
          <table:table-cell office:value-type="float" office:value="764" calcext:value-type="float">
            <text:p>764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48475343" calcext:value-type="float">
            <text:p>0.48475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056726" calcext:value-type="float">
            <text:p>25.056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5417026133,41.22197054185275]}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0.38155514" calcext:value-type="float">
            <text:p>0.38155514</text:p>
          </table:table-cell>
          <table:table-cell office:value-type="float" office:value="0.43218806" calcext:value-type="float">
            <text:p>0.432188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0" calcext:value-type="float">
            <text:p>160</text:p>
          </table:table-cell>
          <table:table-cell office:value-type="float" office:value="300.32828" calcext:value-type="float">
            <text:p>300.32828</text:p>
          </table:table-cell>
          <table:table-cell office:value-type="float" office:value="3" calcext:value-type="float">
            <text:p>3</text:p>
          </table:table-cell>
          <table:table-cell office:value-type="float" office:value="-0.86314636" calcext:value-type="float">
            <text:p>-0.86314636</text:p>
          </table:table-cell>
          <table:table-cell office:value-type="float" office:value="774" calcext:value-type="float">
            <text:p>774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50495386" calcext:value-type="float">
            <text:p>0.50495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171062" calcext:value-type="float">
            <text:p>24.171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29625926209,41.221971398049305]}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33.999996" calcext:value-type="float">
            <text:p>33.999996</text:p>
          </table:table-cell>
          <table:table-cell office:value-type="float" office:value="42" calcext:value-type="float">
            <text:p>42</text:p>
          </table:table-cell>
          <table:table-cell office:value-type="float" office:value="0.3851718" calcext:value-type="float">
            <text:p>0.3851718</text:p>
          </table:table-cell>
          <table:table-cell office:value-type="float" office:value="0.44665462" calcext:value-type="float">
            <text:p>0.44665462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8" calcext:value-type="float">
            <text:p>118</text:p>
          </table:table-cell>
          <table:table-cell office:value-type="float" office:value="312.79163" calcext:value-type="float">
            <text:p>312.79163</text:p>
          </table:table-cell>
          <table:table-cell office:value-type="float" office:value="3" calcext:value-type="float">
            <text:p>3</text:p>
          </table:table-cell>
          <table:table-cell office:value-type="float" office:value="-0.7338292" calcext:value-type="float">
            <text:p>-0.7338292</text:p>
          </table:table-cell>
          <table:table-cell office:value-type="float" office:value="782" calcext:value-type="float">
            <text:p>782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679334" calcext:value-type="float">
            <text:p>0.679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869955" calcext:value-type="float">
            <text:p>20.869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49383482474,41.221972253133494]}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0.09764919" calcext:value-type="float">
            <text:p>0.09764919</text:p>
          </table:table-cell>
          <table:table-cell office:value-type="float" office:value="0.12658228" calcext:value-type="float">
            <text:p>0.1265822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4" calcext:value-type="float">
            <text:p>114</text:p>
          </table:table-cell>
          <table:table-cell office:value-type="float" office:value="118.67976" calcext:value-type="float">
            <text:p>118.67976</text:p>
          </table:table-cell>
          <table:table-cell office:value-type="float" office:value="4" calcext:value-type="float">
            <text:p>4</text:p>
          </table:table-cell>
          <table:table-cell office:value-type="float" office:value="0.87731576" calcext:value-type="float">
            <text:p>0.87731576</text:p>
          </table:table-cell>
          <table:table-cell office:value-type="float" office:value="710" calcext:value-type="float">
            <text:p>710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-0.47991365" calcext:value-type="float">
            <text:p>-0.47991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355268" calcext:value-type="float">
            <text:p>28.355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5025345521,41.22223041421682]}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0.11754069" calcext:value-type="float">
            <text:p>0.11754069</text:p>
          </table:table-cell>
          <table:table-cell office:value-type="float" office:value="0.15189873" calcext:value-type="float">
            <text:p>0.1518987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4" calcext:value-type="float">
            <text:p>114</text:p>
          </table:table-cell>
          <table:table-cell office:value-type="float" office:value="108.311966" calcext:value-type="float">
            <text:p>108.311966</text:p>
          </table:table-cell>
          <table:table-cell office:value-type="float" office:value="4" calcext:value-type="float">
            <text:p>4</text:p>
          </table:table-cell>
          <table:table-cell office:value-type="float" office:value="0.9493599" calcext:value-type="float">
            <text:p>0.9493599</text:p>
          </table:table-cell>
          <table:table-cell office:value-type="float" office:value="700" calcext:value-type="float">
            <text:p>700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-0.31419078" calcext:value-type="float">
            <text:p>-0.31419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5421" calcext:value-type="float">
            <text:p>29.5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5923411694,41.22223128377028]}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0" calcext:value-type="float">
            <text:p>0</text:p>
          </table:table-cell>
          <table:table-cell office:value-type="float" office:value="4.000002" calcext:value-type="float">
            <text:p>4.000002</text:p>
          </table:table-cell>
          <table:table-cell office:value-type="float" office:value="52" calcext:value-type="float">
            <text:p>52</text:p>
          </table:table-cell>
          <table:table-cell office:value-type="float" office:value="0.21518987" calcext:value-type="float">
            <text:p>0.21518987</text:p>
          </table:table-cell>
          <table:table-cell office:value-type="float" office:value="0.27305606" calcext:value-type="float">
            <text:p>0.273056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09.1745" calcext:value-type="float">
            <text:p>309.1745</text:p>
          </table:table-cell>
          <table:table-cell office:value-type="float" office:value="3" calcext:value-type="float">
            <text:p>3</text:p>
          </table:table-cell>
          <table:table-cell office:value-type="float" office:value="-0.7752257" calcext:value-type="float">
            <text:p>-0.7752257</text:p>
          </table:table-cell>
          <table:table-cell office:value-type="float" office:value="649" calcext:value-type="float">
            <text:p>64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3168436" calcext:value-type="float">
            <text:p>0.63168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25116" calcext:value-type="float">
            <text:p>18.425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816069186966,41.22223475086011]}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4593128" calcext:value-type="float">
            <text:p>0.24593128</text:p>
          </table:table-cell>
          <table:table-cell office:value-type="float" office:value="0.3056058" calcext:value-type="float">
            <text:p>0.305605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299.4282" calcext:value-type="float">
            <text:p>299.4282</text:p>
          </table:table-cell>
          <table:table-cell office:value-type="float" office:value="3" calcext:value-type="float">
            <text:p>3</text:p>
          </table:table-cell>
          <table:table-cell office:value-type="float" office:value="-0.87097216" calcext:value-type="float">
            <text:p>-0.87097216</text:p>
          </table:table-cell>
          <table:table-cell office:value-type="float" office:value="658" calcext:value-type="float">
            <text:p>65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913324" calcext:value-type="float">
            <text:p>0.4913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669645" calcext:value-type="float">
            <text:p>30.669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8027795057,41.222235614851584]}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7486438" calcext:value-type="float">
            <text:p>0.27486438</text:p>
          </table:table-cell>
          <table:table-cell office:value-type="float" office:value="0.33092225" calcext:value-type="float">
            <text:p>0.330922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5" calcext:value-type="float">
            <text:p>125</text:p>
          </table:table-cell>
          <table:table-cell office:value-type="float" office:value="303.09918" calcext:value-type="float">
            <text:p>303.09918</text:p>
          </table:table-cell>
          <table:table-cell office:value-type="float" office:value="4" calcext:value-type="float">
            <text:p>4</text:p>
          </table:table-cell>
          <table:table-cell office:value-type="float" office:value="-0.83772653" calcext:value-type="float">
            <text:p>-0.83772653</text:p>
          </table:table-cell>
          <table:table-cell office:value-type="float" office:value="673" calcext:value-type="float">
            <text:p>67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4609" calcext:value-type="float">
            <text:p>0.54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62213" calcext:value-type="float">
            <text:p>37.62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4486712615,41.22223647773065]}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0198914" calcext:value-type="float">
            <text:p>0.30198914</text:p>
          </table:table-cell>
          <table:table-cell office:value-type="float" office:value="0.35443038" calcext:value-type="float">
            <text:p>0.3544303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5" calcext:value-type="float">
            <text:p>125</text:p>
          </table:table-cell>
          <table:table-cell office:value-type="float" office:value="310.95395" calcext:value-type="float">
            <text:p>310.95395</text:p>
          </table:table-cell>
          <table:table-cell office:value-type="float" office:value="3" calcext:value-type="float">
            <text:p>3</text:p>
          </table:table-cell>
          <table:table-cell office:value-type="float" office:value="-0.7552368" calcext:value-type="float">
            <text:p>-0.7552368</text:p>
          </table:table-cell>
          <table:table-cell office:value-type="float" office:value="688" calcext:value-type="float">
            <text:p>68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554521" calcext:value-type="float">
            <text:p>0.6554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535236" calcext:value-type="float">
            <text:p>36.535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8695473106,41.222237339497305]}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254973" calcext:value-type="float">
            <text:p>0.3254973</text:p>
          </table:table-cell>
          <table:table-cell office:value-type="float" office:value="0.37070525" calcext:value-type="float">
            <text:p>0.3707052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6" calcext:value-type="float">
            <text:p>136</text:p>
          </table:table-cell>
          <table:table-cell office:value-type="float" office:value="310.2372" calcext:value-type="float">
            <text:p>310.2372</text:p>
          </table:table-cell>
          <table:table-cell office:value-type="float" office:value="3" calcext:value-type="float">
            <text:p>3</text:p>
          </table:table-cell>
          <table:table-cell office:value-type="float" office:value="-0.7633767" calcext:value-type="float">
            <text:p>-0.7633767</text:p>
          </table:table-cell>
          <table:table-cell office:value-type="float" office:value="708" calcext:value-type="float">
            <text:p>70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4595354" calcext:value-type="float">
            <text:p>0.64595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083355" calcext:value-type="float">
            <text:p>34.083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2904232044,41.222238200151565]}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7070525" calcext:value-type="float">
            <text:p>0.37070525</text:p>
          </table:table-cell>
          <table:table-cell office:value-type="float" office:value="0.40867993" calcext:value-type="float">
            <text:p>0.408679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6" calcext:value-type="float">
            <text:p>136</text:p>
          </table:table-cell>
          <table:table-cell office:value-type="float" office:value="305.83203" calcext:value-type="float">
            <text:p>305.83203</text:p>
          </table:table-cell>
          <table:table-cell office:value-type="float" office:value="3" calcext:value-type="float">
            <text:p>3</text:p>
          </table:table-cell>
          <table:table-cell office:value-type="float" office:value="-0.81073666" calcext:value-type="float">
            <text:p>-0.81073666</text:p>
          </table:table-cell>
          <table:table-cell office:value-type="float" office:value="736" calcext:value-type="float">
            <text:p>73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854111" calcext:value-type="float">
            <text:p>0.5854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570137" calcext:value-type="float">
            <text:p>33.570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0132174527,41.222239918122895]}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94.6" calcext:value-type="float">
            <text:p>594.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.38155514" calcext:value-type="float">
            <text:p>0.38155514</text:p>
          </table:table-cell>
          <table:table-cell office:value-type="float" office:value="0.4231465" calcext:value-type="float">
            <text:p>0.423146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1" calcext:value-type="float">
            <text:p>141</text:p>
          </table:table-cell>
          <table:table-cell office:value-type="float" office:value="296.631" calcext:value-type="float">
            <text:p>296.631</text:p>
          </table:table-cell>
          <table:table-cell office:value-type="float" office:value="3" calcext:value-type="float">
            <text:p>3</text:p>
          </table:table-cell>
          <table:table-cell office:value-type="float" office:value="-0.89391184" calcext:value-type="float">
            <text:p>-0.89391184</text:p>
          </table:table-cell>
          <table:table-cell office:value-type="float" office:value="758" calcext:value-type="float">
            <text:p>758</text:p>
          </table:table-cell>
          <table:table-cell office:value-type="float" office:value="551" calcext:value-type="float">
            <text:p>551</text:p>
          </table:table-cell>
          <table:table-cell office:value-type="float" office:value="7028" calcext:value-type="float">
            <text:p>7028</text:p>
          </table:table-cell>
          <table:table-cell table:number-columns-repeated="2"/>
          <table:table-cell office:value-type="float" office:value="0.44824278" calcext:value-type="float">
            <text:p>0.44824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820879" calcext:value-type="float">
            <text:p>26.820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565530499561,41.22224077543997]}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6.3067" calcext:value-type="float">
            <text:p>536.3067</text:p>
          </table:table-cell>
          <table:table-cell office:value-type="float" office:value="0" calcext:value-type="float">
            <text:p>0</text:p>
          </table:table-cell>
          <table:table-cell office:value-type="float" office:value="41.000004" calcext:value-type="float">
            <text:p>41.000004</text:p>
          </table:table-cell>
          <table:table-cell office:value-type="float" office:value="42" calcext:value-type="float">
            <text:p>42</text:p>
          </table:table-cell>
          <table:table-cell office:value-type="float" office:value="0.10669078" calcext:value-type="float">
            <text:p>0.10669078</text:p>
          </table:table-cell>
          <table:table-cell office:value-type="float" office:value="0.14466546" calcext:value-type="float">
            <text:p>0.1446654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4" calcext:value-type="float">
            <text:p>114</text:p>
          </table:table-cell>
          <table:table-cell office:value-type="float" office:value="96.35827" calcext:value-type="float">
            <text:p>96.35827</text:p>
          </table:table-cell>
          <table:table-cell office:value-type="float" office:value="4" calcext:value-type="float">
            <text:p>4</text:p>
          </table:table-cell>
          <table:table-cell office:value-type="float" office:value="0.99384886" calcext:value-type="float">
            <text:p>0.99384886</text:p>
          </table:table-cell>
          <table:table-cell office:value-type="float" office:value="716" calcext:value-type="float">
            <text:p>716</text:p>
          </table:table-cell>
          <table:table-cell office:value-type="float" office:value="551" calcext:value-type="float">
            <text:p>551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float" office:value="-0.11074512" calcext:value-type="float">
            <text:p>-0.11074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314215" calcext:value-type="float">
            <text:p>30.314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995140588479,41.222500647693344]}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4954791" calcext:value-type="float">
            <text:p>0.24954791</text:p>
          </table:table-cell>
          <table:table-cell office:value-type="float" office:value="0.318264" calcext:value-type="float">
            <text:p>0.3182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17.70828" calcext:value-type="float">
            <text:p>317.70828</text:p>
          </table:table-cell>
          <table:table-cell office:value-type="float" office:value="3" calcext:value-type="float">
            <text:p>3</text:p>
          </table:table-cell>
          <table:table-cell office:value-type="float" office:value="-0.67290545" calcext:value-type="float">
            <text:p>-0.67290545</text:p>
          </table:table-cell>
          <table:table-cell office:value-type="float" office:value="649" calcext:value-type="float">
            <text:p>64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972845" calcext:value-type="float">
            <text:p>0.73972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76784" calcext:value-type="float">
            <text:p>22.576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80392309533,41.22250584837726]}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7305606" calcext:value-type="float">
            <text:p>0.27305606</text:p>
          </table:table-cell>
          <table:table-cell office:value-type="float" office:value="0.34177214" calcext:value-type="float">
            <text:p>0.3417721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5" calcext:value-type="float">
            <text:p>125</text:p>
          </table:table-cell>
          <table:table-cell office:value-type="float" office:value="315.08224" calcext:value-type="float">
            <text:p>315.08224</text:p>
          </table:table-cell>
          <table:table-cell office:value-type="float" office:value="4" calcext:value-type="float">
            <text:p>4</text:p>
          </table:table-cell>
          <table:table-cell office:value-type="float" office:value="-0.7060911" calcext:value-type="float">
            <text:p>-0.7060911</text:p>
          </table:table-cell>
          <table:table-cell office:value-type="float" office:value="657" calcext:value-type="float">
            <text:p>65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08121" calcext:value-type="float">
            <text:p>0.708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622692" calcext:value-type="float">
            <text:p>32.622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4600924248,41.22250671126449]}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965642" calcext:value-type="float">
            <text:p>0.2965642</text:p>
          </table:table-cell>
          <table:table-cell office:value-type="float" office:value="0.3652803" calcext:value-type="float">
            <text:p>0.365280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5" calcext:value-type="float">
            <text:p>125</text:p>
          </table:table-cell>
          <table:table-cell office:value-type="float" office:value="314.52597" calcext:value-type="float">
            <text:p>314.52597</text:p>
          </table:table-cell>
          <table:table-cell office:value-type="float" office:value="3" calcext:value-type="float">
            <text:p>3</text:p>
          </table:table-cell>
          <table:table-cell office:value-type="float" office:value="-0.7129326" calcext:value-type="float">
            <text:p>-0.7129326</text:p>
          </table:table-cell>
          <table:table-cell office:value-type="float" office:value="670" calcext:value-type="float">
            <text:p>67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0123255" calcext:value-type="float">
            <text:p>0.70123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1277" calcext:value-type="float">
            <text:p>38.1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8809537408,41.2225075730393]}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2007232" calcext:value-type="float">
            <text:p>0.32007232</text:p>
          </table:table-cell>
          <table:table-cell office:value-type="float" office:value="0.3833635" calcext:value-type="float">
            <text:p>0.3833635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6" calcext:value-type="float">
            <text:p>136</text:p>
          </table:table-cell>
          <table:table-cell office:value-type="float" office:value="311.44342" calcext:value-type="float">
            <text:p>311.44342</text:p>
          </table:table-cell>
          <table:table-cell office:value-type="float" office:value="3" calcext:value-type="float">
            <text:p>3</text:p>
          </table:table-cell>
          <table:table-cell office:value-type="float" office:value="-0.7496098" calcext:value-type="float">
            <text:p>-0.7496098</text:p>
          </table:table-cell>
          <table:table-cell office:value-type="float" office:value="695" calcext:value-type="float">
            <text:p>69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6187996" calcext:value-type="float">
            <text:p>0.66187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438618" calcext:value-type="float">
            <text:p>33.438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3018149012,41.2225084337017]}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4358048" calcext:value-type="float">
            <text:p>0.34358048</text:p>
          </table:table-cell>
          <table:table-cell office:value-type="float" office:value="0.3960217" calcext:value-type="float">
            <text:p>0.396021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6" calcext:value-type="float">
            <text:p>136</text:p>
          </table:table-cell>
          <table:table-cell office:value-type="float" office:value="305.91577" calcext:value-type="float">
            <text:p>305.91577</text:p>
          </table:table-cell>
          <table:table-cell office:value-type="float" office:value="3" calcext:value-type="float">
            <text:p>3</text:p>
          </table:table-cell>
          <table:table-cell office:value-type="float" office:value="-0.8098803" calcext:value-type="float">
            <text:p>-0.8098803</text:p>
          </table:table-cell>
          <table:table-cell office:value-type="float" office:value="706" calcext:value-type="float">
            <text:p>706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865951" calcext:value-type="float">
            <text:p>0.5865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659443" calcext:value-type="float">
            <text:p>35.659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37226759067,41.22250929325169]}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9967" calcext:value-type="float">
            <text:p>538.9967</text:p>
          </table:table-cell>
          <table:table-cell office:value-type="float" office:value="0" calcext:value-type="float">
            <text:p>0</text:p>
          </table:table-cell>
          <table:table-cell office:value-type="float" office:value="35.000004" calcext:value-type="float">
            <text:p>35.000004</text:p>
          </table:table-cell>
          <table:table-cell office:value-type="float" office:value="42" calcext:value-type="float">
            <text:p>42</text:p>
          </table:table-cell>
          <table:table-cell office:value-type="float" office:value="0.088607594" calcext:value-type="float">
            <text:p>0.088607594</text:p>
          </table:table-cell>
          <table:table-cell office:value-type="float" office:value="0.13562387" calcext:value-type="float">
            <text:p>0.13562387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6" calcext:value-type="float">
            <text:p>136</text:p>
          </table:table-cell>
          <table:table-cell office:value-type="float" office:value="75.925064" calcext:value-type="float">
            <text:p>75.925064</text:p>
          </table:table-cell>
          <table:table-cell office:value-type="float" office:value="4" calcext:value-type="float">
            <text:p>4</text:p>
          </table:table-cell>
          <table:table-cell office:value-type="float" office:value="0.9699785" calcext:value-type="float">
            <text:p>0.9699785</text:p>
          </table:table-cell>
          <table:table-cell office:value-type="float" office:value="728" calcext:value-type="float">
            <text:p>728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24319074" calcext:value-type="float">
            <text:p>0.243190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9831" calcext:value-type="float">
            <text:p>24.9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31047354678,41.22277001047482]}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78" calcext:value-type="float">
            <text:p>538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4593128" calcext:value-type="float">
            <text:p>0.24593128</text:p>
          </table:table-cell>
          <table:table-cell office:value-type="float" office:value="0.32188064" calcext:value-type="float">
            <text:p>0.32188064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1" calcext:value-type="float">
            <text:p>131</text:p>
          </table:table-cell>
          <table:table-cell office:value-type="float" office:value="323.82446" calcext:value-type="float">
            <text:p>323.82446</text:p>
          </table:table-cell>
          <table:table-cell office:value-type="float" office:value="4" calcext:value-type="float">
            <text:p>4</text:p>
          </table:table-cell>
          <table:table-cell office:value-type="float" office:value="-0.5902612" calcext:value-type="float">
            <text:p>-0.5902612</text:p>
          </table:table-cell>
          <table:table-cell office:value-type="float" office:value="639" calcext:value-type="float">
            <text:p>639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8072123" calcext:value-type="float">
            <text:p>0.8072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854654" calcext:value-type="float">
            <text:p>21.854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80506670055,41.2227760818902]}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78" calcext:value-type="float">
            <text:p>538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676311" calcext:value-type="float">
            <text:p>0.2676311</text:p>
          </table:table-cell>
          <table:table-cell office:value-type="float" office:value="0.3453888" calcext:value-type="float">
            <text:p>0.3453888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5" calcext:value-type="float">
            <text:p>125</text:p>
          </table:table-cell>
          <table:table-cell office:value-type="float" office:value="317.80804" calcext:value-type="float">
            <text:p>317.80804</text:p>
          </table:table-cell>
          <table:table-cell office:value-type="float" office:value="4" calcext:value-type="float">
            <text:p>4</text:p>
          </table:table-cell>
          <table:table-cell office:value-type="float" office:value="-0.6716165" calcext:value-type="float">
            <text:p>-0.6716165</text:p>
          </table:table-cell>
          <table:table-cell office:value-type="float" office:value="645" calcext:value-type="float">
            <text:p>64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4089897" calcext:value-type="float">
            <text:p>0.74089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67239" calcext:value-type="float">
            <text:p>25.6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4715137435,41.222776944785586]}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78" calcext:value-type="float">
            <text:p>538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9113925" calcext:value-type="float">
            <text:p>0.29113925</text:p>
          </table:table-cell>
          <table:table-cell office:value-type="float" office:value="0.36889693" calcext:value-type="float">
            <text:p>0.368896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25" calcext:value-type="float">
            <text:p>125</text:p>
          </table:table-cell>
          <table:table-cell office:value-type="float" office:value="314.04044" calcext:value-type="float">
            <text:p>314.04044</text:p>
          </table:table-cell>
          <table:table-cell office:value-type="float" office:value="3" calcext:value-type="float">
            <text:p>3</text:p>
          </table:table-cell>
          <table:table-cell office:value-type="float" office:value="-0.7188493" calcext:value-type="float">
            <text:p>-0.7188493</text:p>
          </table:table-cell>
          <table:table-cell office:value-type="float" office:value="654" calcext:value-type="float">
            <text:p>654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9516593" calcext:value-type="float">
            <text:p>0.69516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58695" calcext:value-type="float">
            <text:p>32.158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8923603261,41.222777806568544]}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80.2167" calcext:value-type="float">
            <text:p>580.21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1283906" calcext:value-type="float">
            <text:p>0.31283906</text:p>
          </table:table-cell>
          <table:table-cell office:value-type="float" office:value="0.38878843" calcext:value-type="float">
            <text:p>0.3887884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36" calcext:value-type="float">
            <text:p>136</text:p>
          </table:table-cell>
          <table:table-cell office:value-type="float" office:value="304.19077" calcext:value-type="float">
            <text:p>304.19077</text:p>
          </table:table-cell>
          <table:table-cell office:value-type="float" office:value="3" calcext:value-type="float">
            <text:p>3</text:p>
          </table:table-cell>
          <table:table-cell office:value-type="float" office:value="-0.827171" calcext:value-type="float">
            <text:p>-0.827171</text:p>
          </table:table-cell>
          <table:table-cell office:value-type="float" office:value="681" calcext:value-type="float">
            <text:p>681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5619502" calcext:value-type="float">
            <text:p>0.5619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8894" calcext:value-type="float">
            <text:p>38.8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3132067532,41.222778667239076]}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9967" calcext:value-type="float">
            <text:p>538.9967</text:p>
          </table:table-cell>
          <table:table-cell office:value-type="float" office:value="0" calcext:value-type="float">
            <text:p>0</text:p>
          </table:table-cell>
          <table:table-cell office:value-type="float" office:value="2.9999971" calcext:value-type="float">
            <text:p>2.9999971</text:p>
          </table:table-cell>
          <table:table-cell office:value-type="float" office:value="42" calcext:value-type="float">
            <text:p>42</text:p>
          </table:table-cell>
          <table:table-cell office:value-type="float" office:value="0.088607594" calcext:value-type="float">
            <text:p>0.088607594</text:p>
          </table:table-cell>
          <table:table-cell office:value-type="float" office:value="0.15009041" calcext:value-type="float">
            <text:p>0.15009041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15" calcext:value-type="float">
            <text:p>115</text:p>
          </table:table-cell>
          <table:table-cell office:value-type="float" office:value="62.37988" calcext:value-type="float">
            <text:p>62.37988</text:p>
          </table:table-cell>
          <table:table-cell office:value-type="float" office:value="4" calcext:value-type="float">
            <text:p>4</text:p>
          </table:table-cell>
          <table:table-cell office:value-type="float" office:value="0.8860408" calcext:value-type="float">
            <text:p>0.8860408</text:p>
          </table:table-cell>
          <table:table-cell office:value-type="float" office:value="720" calcext:value-type="float">
            <text:p>720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46360725" calcext:value-type="float">
            <text:p>0.46360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190865" calcext:value-type="float">
            <text:p>29.190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8031162748108,41.2230402439176]}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78" calcext:value-type="float">
            <text:p>538.7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24231465" calcext:value-type="float">
            <text:p>0.24231465</text:p>
          </table:table-cell>
          <table:table-cell office:value-type="float" office:value="0.32188064" calcext:value-type="float">
            <text:p>0.3218806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31.99554" calcext:value-type="float">
            <text:p>331.99554</text:p>
          </table:table-cell>
          <table:table-cell office:value-type="float" office:value="4" calcext:value-type="float">
            <text:p>4</text:p>
          </table:table-cell>
          <table:table-cell office:value-type="float" office:value="-0.46954006" calcext:value-type="float">
            <text:p>-0.46954006</text:p>
          </table:table-cell>
          <table:table-cell office:value-type="float" office:value="629" calcext:value-type="float">
            <text:p>629</text:p>
          </table:table-cell>
          <table:table-cell office:value-type="float" office:value="551" calcext:value-type="float">
            <text:p>551</text:p>
          </table:table-cell>
          <table:table-cell office:value-type="float" office:value="7027" calcext:value-type="float">
            <text:p>7027</text:p>
          </table:table-cell>
          <table:table-cell table:number-columns-repeated="2"/>
          <table:table-cell office:value-type="float" office:value="0.88291115" calcext:value-type="float">
            <text:p>0.88291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37524" calcext:value-type="float">
            <text:p>20.137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80621032133,41.223046315390405]}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78" calcext:value-type="float">
            <text:p>538.7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0.26220614" calcext:value-type="float">
            <text:p>0.26220614</text:p>
          </table:table-cell>
          <table:table-cell office:value-type="float" office:value="0.34719712" calcext:value-type="float">
            <text:p>0.3471971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17.05673" calcext:value-type="float">
            <text:p>317.05673</text:p>
          </table:table-cell>
          <table:table-cell office:value-type="float" office:value="4" calcext:value-type="float">
            <text:p>4</text:p>
          </table:table-cell>
          <table:table-cell office:value-type="float" office:value="-0.6812739" calcext:value-type="float">
            <text:p>-0.6812739</text:p>
          </table:table-cell>
          <table:table-cell office:value-type="float" office:value="635" calcext:value-type="float">
            <text:p>635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7320286" calcext:value-type="float">
            <text:p>0.732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58442" calcext:value-type="float">
            <text:p>23.858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4829352176,41.22304717829394]}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78" calcext:value-type="float">
            <text:p>538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28209764" calcext:value-type="float">
            <text:p>0.28209764</text:p>
          </table:table-cell>
          <table:table-cell office:value-type="float" office:value="0.36889693" calcext:value-type="float">
            <text:p>0.36889693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49" calcext:value-type="float">
            <text:p>149</text:p>
          </table:table-cell>
          <table:table-cell office:value-type="float" office:value="309.88626" calcext:value-type="float">
            <text:p>309.88626</text:p>
          </table:table-cell>
          <table:table-cell office:value-type="float" office:value="3" calcext:value-type="float">
            <text:p>3</text:p>
          </table:table-cell>
          <table:table-cell office:value-type="float" office:value="-0.7673191" calcext:value-type="float">
            <text:p>-0.7673191</text:p>
          </table:table-cell>
          <table:table-cell office:value-type="float" office:value="643" calcext:value-type="float">
            <text:p>643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4126545" calcext:value-type="float">
            <text:p>0.64126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78782" calcext:value-type="float">
            <text:p>26.78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09037670665,41.22304804008504]}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78" calcext:value-type="float">
            <text:p>538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3056058" calcext:value-type="float">
            <text:p>0.3056058</text:p>
          </table:table-cell>
          <table:table-cell office:value-type="float" office:value="0.39240506" calcext:value-type="float">
            <text:p>0.39240506</text:p>
          </table:table-cell>
          <table:table-cell office:value-type="float" office:value="5.05544348E+017" calcext:value-type="float">
            <text:p>5.05544348E+017</text:p>
          </table:table-cell>
          <table:table-cell office:value-type="float" office:value="162" calcext:value-type="float">
            <text:p>162</text:p>
          </table:table-cell>
          <table:table-cell office:value-type="float" office:value="293.4153" calcext:value-type="float">
            <text:p>293.4153</text:p>
          </table:table-cell>
          <table:table-cell office:value-type="float" office:value="3" calcext:value-type="float">
            <text:p>3</text:p>
          </table:table-cell>
          <table:table-cell office:value-type="float" office:value="-0.9176485" calcext:value-type="float">
            <text:p>-0.9176485</text:p>
          </table:table-cell>
          <table:table-cell office:value-type="float" office:value="667" calcext:value-type="float">
            <text:p>667</text:p>
          </table:table-cell>
          <table:table-cell office:value-type="float" office:value="551" calcext:value-type="float">
            <text:p>551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3973931" calcext:value-type="float">
            <text:p>0.3973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738552" calcext:value-type="float">
            <text:p>37.738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6732459876,41.223048900763715]}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.44875" calcext:value-type="float">
            <text:p>12.44875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538.78" calcext:value-type="float">
            <text:p>538.7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.26401445" calcext:value-type="float">
            <text:p>0.26401445</text:p>
          </table:table-cell>
          <table:table-cell office:value-type="float" office:value="0.35081375" calcext:value-type="float">
            <text:p>0.3508137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13.61298" calcext:value-type="float">
            <text:p>313.61298</text:p>
          </table:table-cell>
          <table:table-cell office:value-type="float" office:value="3" calcext:value-type="float">
            <text:p>3</text:p>
          </table:table-cell>
          <table:table-cell office:value-type="float" office:value="-0.72401565" calcext:value-type="float">
            <text:p>-0.72401565</text:p>
          </table:table-cell>
          <table:table-cell office:value-type="float" office:value="625" calcext:value-type="float">
            <text:p>625</text:p>
          </table:table-cell>
          <table:table-cell office:value-type="float" office:value="552" calcext:value-type="float">
            <text:p>552</text:p>
          </table:table-cell>
          <table:table-cell office:value-type="float" office:value="7043" calcext:value-type="float">
            <text:p>7043</text:p>
          </table:table-cell>
          <table:table-cell table:number-columns-repeated="2"/>
          <table:table-cell office:value-type="float" office:value="0.6897835" calcext:value-type="float">
            <text:p>0.6897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3162" calcext:value-type="float">
            <text:p>24.03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geodesic":false,"type":"Point","coordinates":[-123.27744943568477,41.22331741178953]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2:59:05.975089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22:47:26.069465472</dc:date>
    <meta:editing-duration>PT9H48M10S</meta:editing-duration>
    <meta:editing-cycles>2</meta:editing-cycles>
    <meta:generator>LibreOffice/6.0.7.3$Linux_X86_64 LibreOffice_project/00m0$Build-3</meta:generator>
    <meta:document-statistic meta:table-count="1" meta:cell-count="7086" meta:object-count="0"/>
  </office:meta>
</office:document-meta>
</file>